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writing-mode="lr-tb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style:writing-mode="lr-tb"/>
      <style:text-properties fo:color="#6a9955" loext:opacity="100%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808080" loext:opacity="100%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9cdcfe" loext:opacity="100%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style:writing-mode="lr-tb"/>
    </style:style>
    <style:style style:name="P11" style:family="paragraph" style:parent-style-name="Standard">
      <style:paragraph-properties style:writing-mode="lr-tb"/>
    </style:style>
    <style:style style:name="P1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T1" style:family="text">
      <style:text-properties officeooo:rsid="00038526"/>
    </style:style>
    <style:style style:name="T2" style:family="text">
      <style:text-properties fo:color="#c586c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4fc1ff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6a9955" loext:opacity="100%"/>
    </style:style>
    <style:style style:name="T10" style:family="text">
      <style:text-properties fo:color="#4ec9b0" loext:opacity="100%"/>
    </style:style>
    <style:style style:name="T11" style:family="text">
      <style:text-properties fo:color="#808080" loext:opacity="100%"/>
    </style:style>
    <style:style style:name="T12" style:family="text">
      <style:text-properties officeooo:rsid="000527a9"/>
    </style:style>
    <style:style style:name="T13" style:family="text">
      <style:text-properties officeooo:rsid="0026e1ac"/>
    </style:style>
    <style:style style:name="T14" style:family="text">
      <style:text-properties officeooo:rsid="00288d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<text:span text:style-name="T1">Response Layout</text:span></text:p>
      <text:p text:style-name="Standard"/>
      <text:p text:style-name="P1"><text:span text:style-name="T2">import</text:span> <text:span text:style-name="T3">React</text:span>, { <text:span text:style-name="T3">useContext</text:span>, <text:span text:style-name="T3">useRef</text:span>, <text:span text:style-name="T3">useState</text:span> } <text:span text:style-name="T2">from</text:span> <text:span text:style-name="T4">"react"</text:span>;</text:p>
      <text:p text:style-name="P1"><text:span text:style-name="T2">import</text:span> <text:span text:style-name="T3">Image</text:span> <text:span text:style-name="T2">from</text:span> <text:span text:style-name="T4">"next/image"</text:span>;</text:p>
      <text:p text:style-name="P1"><text:span text:style-name="T2">import</text:span> { <text:span text:style-name="T3">LangDirContext</text:span>, <text:span text:style-name="T3">MobileContext</text:span>, <text:span text:style-name="T3">ThemeContext</text:span> } <text:span text:style-name="T2">from</text:span> <text:span text:style-name="T4">"src/common-frontend-service/contexts/global"</text:span>;</text:p>
      <text:p text:style-name="P1"><text:span text:style-name="T2">import</text:span> { <text:span text:style-name="T3">EXPORT_ICON</text:span>, <text:span text:style-name="T3">EXPORT_UPLOAD_ICON</text:span> } <text:span text:style-name="T2">from</text:span> <text:span text:style-name="T4">"src/lib/img-constants"</text:span>;</text:p>
      <text:p text:style-name="P1"><text:span text:style-name="T2">import</text:span> {</text:p>
      <text:p text:style-name="P1"><text:span text:style-name="T3">DOWN_ARROW_ICON</text:span>,</text:p>
      <text:p text:style-name="P1"><text:span text:style-name="T3">DOWN_ARROW_ICON_DARK</text:span>,</text:p>
      <text:p text:style-name="P1"><text:span text:style-name="T3">SEARCH_ICON</text:span>,</text:p>
      <text:p text:style-name="P1"><text:span text:style-name="T3">SETTING_HEADER</text:span>,</text:p>
      <text:p text:style-name="P1">} <text:span text:style-name="T2">from</text:span> <text:span text:style-name="T4">"src/common-frontend-service/lib/img-constants"</text:span>;</text:p>
      <text:p text:style-name="P1"><text:span text:style-name="T2">import</text:span> { <text:span text:style-name="T3">css</text:span> } <text:span text:style-name="T2">from</text:span> <text:span text:style-name="T4">"@emotion/react"</text:span>;</text:p>
      <text:p text:style-name="P1"><text:span text:style-name="T2">import</text:span> <text:span text:style-name="T3">Dropdown</text:span> <text:span text:style-name="T2">from</text:span> <text:span text:style-name="T4">"src/common-frontend-service/elements/dropdown/Dropdown"</text:span>;</text:p>
      <text:p text:style-name="P1"><text:span text:style-name="T2">import</text:span> <text:span text:style-name="T3">DropdownMenu</text:span> <text:span text:style-name="T2">from</text:span> <text:span text:style-name="T4">"src/common-frontend-service/elements/dropdown-menu/DropdownMenu"</text:span>;</text:p>
      <text:p text:style-name="P1"><text:span text:style-name="T2">import</text:span> <text:span text:style-name="T3">Pagination</text:span> <text:span text:style-name="T2">from</text:span> <text:span text:style-name="T4">"src/common-frontend-service/elements/pagination/Pagination"</text:span>;</text:p>
      <text:p text:style-name="P1"><text:span text:style-name="T2">import</text:span> { <text:span text:style-name="T3">useTranslation</text:span> } <text:span text:style-name="T2">from</text:span> <text:span text:style-name="T4">"next-i18next"</text:span>;</text:p>
      <text:p text:style-name="P1"><text:span text:style-name="T2">import</text:span> { <text:span text:style-name="T3">limitOptions</text:span> } <text:span text:style-name="T2">from</text:span> <text:span text:style-name="T4">"src/common-frontend-service/lib/constants"</text:span>;</text:p>
      <text:p text:style-name="P1"><text:span text:style-name="T2">import</text:span> { <text:span text:style-name="T3">tableData</text:span>, <text:span text:style-name="T3">metadata</text:span>, <text:span text:style-name="T3">embeddedData</text:span>, <text:span text:style-name="T3">individualResponseQuestionData</text:span>, <text:span text:style-name="T3">exportOptions</text:span> } <text:span text:style-name="T2">from</text:span> <text:span text:style-name="T4">"src/lib/constants"</text:span>;</text:p>
      <text:p text:style-name="P1"><text:span text:style-name="T2">import</text:span> <text:span text:style-name="T3">useMountTransition</text:span> <text:span text:style-name="T2">from</text:span> <text:span text:style-name="T4">"src/common-frontend-service/hooks/useMountTransition"</text:span>;</text:p>
      <text:p text:style-name="P1"><text:span text:style-name="T2">import</text:span> { <text:span text:style-name="T3">handleEmbeddedData</text:span>, <text:span text:style-name="T3">handleMetaData</text:span>, <text:span text:style-name="T3">handleQuestionData</text:span> } <text:span text:style-name="T2">from</text:span> <text:span text:style-name="T4">"src/blocs/individual-response"</text:span>;</text:p>
      <text:p text:style-name="P1"><text:span text:style-name="T2">import</text:span> <text:span text:style-name="T3">styles</text:span> <text:span text:style-name="T2">from</text:span> <text:span text:style-name="T4">"./ResponseLayout.module.scss"</text:span>;</text:p>
      <text:p text:style-name="P1"><text:span text:style-name="T2">import</text:span> <text:span text:style-name="T3">SettingsModal</text:span> <text:span text:style-name="T2">from</text:span> <text:span text:style-name="T4">"./SettingsModal"</text:span>;</text:p>
      <text:p text:style-name="P1"><text:span text:style-name="T2">import</text:span> <text:span text:style-name="T3">FiltersPanel</text:span> <text:span text:style-name="T2">from</text:span> <text:span text:style-name="T4">"./Filters/FiltersPanel"</text:span>;</text:p>
      <text:p text:style-name="P1"><text:span text:style-name="T2">import</text:span> <text:span text:style-name="T3">ActionMenu</text:span> <text:span text:style-name="T2">from</text:span> <text:span text:style-name="T4">"./ActionMenu"</text:span>;</text:p>
      <text:p text:style-name="P1"><text:span text:style-name="T2">import</text:span> { <text:span text:style-name="T3">IMenuListItems</text:span> } <text:span text:style-name="T2">from</text:span> <text:span text:style-name="T4">"src/common-frontend-service/lib/interfaces"</text:span>;</text:p>
      <text:p text:style-name="P1"><text:span text:style-name="T2">import</text:span> { <text:span text:style-name="T3">IMenuItems</text:span> } <text:span text:style-name="T2">from</text:span> <text:span text:style-name="T4">"src/common-frontend-service/lib/interfaces"</text:span>;</text:p>
      <text:p text:style-name="P1"><text:span text:style-name="T2">import</text:span> <text:span text:style-name="T3">Router</text:span>, { <text:span text:style-name="T3">useRouter</text:span> } <text:span text:style-name="T2">from</text:span> <text:span text:style-name="T4">"next/router"</text:span>;</text:p>
      <text:p text:style-name="P1"><text:span text:style-name="T2">import</text:span> <text:span text:style-name="T3">Modal</text:span> <text:span text:style-name="T2">from</text:span> <text:span text:style-name="T4">"src/common-frontend-service/elements/modal/Modal"</text:span>;</text:p>
      <text:p text:style-name="P1"><text:span text:style-name="T2">import</text:span> <text:span text:style-name="T3">Button</text:span> <text:span text:style-name="T2">from</text:span> <text:span text:style-name="T4">"src/common-frontend-service/elements/button/Button"</text:span>;</text:p>
      <text:p text:style-name="P1"><text:span text:style-name="T2">import</text:span> { <text:span text:style-name="T3">notify</text:span> } <text:span text:style-name="T2">from</text:span> <text:span text:style-name="T4">"src/common-frontend-service/elements/toaster/Toaster"</text:span>;</text:p>
      <text:p text:style-name="P9"/>
      <text:p text:style-name="P1"><text:span text:style-name="T5">function</text:span> <text:span text:style-name="T6">ResponseLayout</text:span>() {</text:p>
      <text:p text:style-name="P1"><text:span text:style-name="T5">const</text:span> { <text:span text:style-name="T7">theme</text:span>, <text:span text:style-name="T7">darkThemeApplied</text:span> } = <text:span text:style-name="T6">useContext</text:span>(<text:span text:style-name="T7">ThemeContext</text:span>);</text:p>
      <text:p text:style-name="P1"><text:span text:style-name="T5">const</text:span> [<text:span text:style-name="T7">responseData</text:span>, <text:span text:style-name="T6">setResponseData</text:span>] = <text:span text:style-name="T6">useState</text:span>(<text:span text:style-name="T7">metadata</text:span>);</text:p>
      <text:p text:style-name="P1"><text:span text:style-name="T5">const</text:span> [<text:span text:style-name="T7">responseEmbeddedData</text:span>, <text:span text:style-name="T6">setResponseEmbeddedData</text:span>] = <text:span text:style-name="T6">useState</text:span>(<text:span text:style-name="T7">embeddedData</text:span>);</text:p>
      <text:p text:style-name="P1"><text:span text:style-name="T5">const</text:span> [<text:span text:style-name="T7">responseQuestionData</text:span>, <text:span text:style-name="T6">setResponseQuestionData</text:span>] = <text:span text:style-name="T6">useState</text:span>(<text:span text:style-name="T7">individualResponseQuestionData</text:span>);</text:p>
      <text:p text:style-name="P1"><text:span text:style-name="T5">const</text:span> [<text:span text:style-name="T7">responseTableData</text:span>, <text:span text:style-name="T6">setResponseTableData</text:span>] = <text:span text:style-name="T6">useState</text:span>(<text:span text:style-name="T7">tableData</text:span>);</text:p>
      <text:p text:style-name="P1"><text:span text:style-name="T5">const</text:span> [<text:span text:style-name="T7">exportDropdown</text:span>, <text:span text:style-name="T6">setExportDropdown</text:span>] = <text:span text:style-name="T6">useState</text:span>(<text:span text:style-name="T5">false</text:span>);</text:p>
      <text:p text:style-name="P1"><text:span text:style-name="T5">const</text:span> [<text:span text:style-name="T7">exportModal</text:span>, <text:span text:style-name="T6">setExportModal</text:span>] = <text:span text:style-name="T6">useState</text:span>(<text:span text:style-name="T5">false</text:span>);</text:p>
      <text:p text:style-name="P9"/>
      <text:p text:style-name="P1"><text:span text:style-name="T5">const</text:span> [<text:span text:style-name="T7">fileName</text:span>, <text:span text:style-name="T6">setFileName</text:span>] = <text:span text:style-name="T6">useState</text:span>(<text:span text:style-name="T4">""</text:span>)</text:p>
      <text:p text:style-name="P1"><text:span text:style-name="T5">const</text:span> [<text:span text:style-name="T7">isButtonDisabled</text:span>, <text:span text:style-name="T6">setIsButtonDisabled</text:span>] = <text:span text:style-name="T6">useState</text:span>(<text:span text:style-name="T5">true</text:span>)</text:p>
      <text:p text:style-name="P1"><text:span text:style-name="T5">const</text:span> [<text:span text:style-name="T7">isButtonGreen</text:span>, <text:span text:style-name="T6">setIsButtonGreen</text:span>] = <text:span text:style-name="T6">useState</text:span>(<text:span text:style-name="T5">false</text:span>);</text:p>
      <text:p text:style-name="P9"/>
      <text:p text:style-name="P1"><text:span text:style-name="T5">const</text:span> <text:span text:style-name="T7">btnRef</text:span> = <text:span text:style-name="T6">useRef</text:span>(<text:span text:style-name="T5">null</text:span>);</text:p>
      <text:p text:style-name="P1"><text:soft-page-break/><text:span text:style-name="T5">const</text:span> <text:span text:style-name="T6">handleFileChange</text:span> = (<text:span text:style-name="T3">e</text:span>) <text:span text:style-name="T5">=&gt;</text:span> {</text:p>
      <text:p text:style-name="P1"><text:span text:style-name="T5">const</text:span> <text:span text:style-name="T7">file</text:span> = <text:span text:style-name="T3">e</text:span>.<text:span text:style-name="T3">target</text:span>.<text:span text:style-name="T3">files</text:span>[<text:span text:style-name="T8">0</text:span>];</text:p>
      <text:p text:style-name="P1"><text:span text:style-name="T5">const</text:span> <text:span text:style-name="T7">allowedTypes</text:span> = [<text:span text:style-name="T4">"application/vnd.ms-excel"</text:span>, <text:span text:style-name="T4">"application/vnd.openxmlformats-officedocument.spreadsheetml.sheet"</text:span>];</text:p>
      <text:p text:style-name="P1"><text:span text:style-name="T2">if</text:span> (<text:span text:style-name="T7">file</text:span> &amp;&amp; <text:span text:style-name="T7">allowedTypes</text:span>.<text:span text:style-name="T6">includes</text:span>(<text:span text:style-name="T7">file</text:span>.<text:span text:style-name="T3">type</text:span>)) {</text:p>
      <text:p text:style-name="P1"><text:span text:style-name="T6">setFileName</text:span>(<text:span text:style-name="T7">file</text:span>.<text:span text:style-name="T3">name</text:span>)</text:p>
      <text:p text:style-name="P1"><text:span text:style-name="T6">setIsButtonDisabled</text:span>(<text:span text:style-name="T5">false</text:span>);</text:p>
      <text:p text:style-name="P1">} <text:span text:style-name="T2">else</text:span> {</text:p>
      <text:p text:style-name="P1"><text:span text:style-name="T6">notify</text:span>({ <text:span text:style-name="T3">title:</text:span> <text:span text:style-name="T6">t</text:span>(<text:span text:style-name="T4">"please-browse-a-correct-file"</text:span>) }, <text:span text:style-name="T4">"Error"</text:span>, <text:span text:style-name="T7">theme</text:span>);</text:p>
      <text:p text:style-name="P1">}</text:p>
      <text:p text:style-name="P1">}</text:p>
      <text:p text:style-name="P9"/>
      <text:p text:style-name="P1"><text:span text:style-name="T5">const</text:span> <text:span text:style-name="T6">handleUpload</text:span> = () <text:span text:style-name="T5">=&gt;</text:span> {</text:p>
      <text:p text:style-name="P1"><text:span text:style-name="T3">console</text:span>.<text:span text:style-name="T6">log</text:span>(<text:span text:style-name="T4">'reaching '</text:span>)</text:p>
      <text:p text:style-name="P1"><text:span text:style-name="T6">setIsButtonGreen</text:span>(<text:span text:style-name="T5">true</text:span>)</text:p>
      <text:p text:style-name="P1"><text:span text:style-name="T6">setExportModal</text:span>(<text:span text:style-name="T5">false</text:span>);</text:p>
      <text:p text:style-name="P1">}</text:p>
      <text:p text:style-name="P1"><text:span text:style-name="T5">const</text:span> { <text:span text:style-name="T6">t</text:span> } = <text:span text:style-name="T6">useTranslation</text:span>(<text:span text:style-name="T4">"response"</text:span>);</text:p>
      <text:p text:style-name="P1"><text:span text:style-name="T5">const</text:span> [<text:span text:style-name="T7">limit</text:span>] = <text:span text:style-name="T6">useState</text:span>(<text:span text:style-name="T8">1</text:span>); <text:span text:style-name="T9">// setLimit will be used later, so not written for now due to lint errors</text:span></text:p>
      <text:p text:style-name="P1"><text:span text:style-name="T5">const</text:span> [<text:span text:style-name="T7">currentPage</text:span>, <text:span text:style-name="T6">setCurrentPage</text:span>] = <text:span text:style-name="T6">useState</text:span>(<text:span text:style-name="T8">1</text:span>);</text:p>
      <text:p text:style-name="P1"><text:span text:style-name="T5">const</text:span> [, <text:span text:style-name="T6">setSkip</text:span>] = <text:span text:style-name="T6">useState</text:span>(<text:span text:style-name="T8">0</text:span>); <text:span text:style-name="T9">// skip will be used later, so, not written for now due to lint errors</text:span></text:p>
      <text:p text:style-name="P1"><text:span text:style-name="T5">const</text:span> [<text:span text:style-name="T7">limitDropdown</text:span>, <text:span text:style-name="T6">setLimitDropdown</text:span>] = <text:span text:style-name="T6">useState</text:span>(<text:span text:style-name="T5">false</text:span>);</text:p>
      <text:p text:style-name="P1"><text:span text:style-name="T5">const</text:span> { <text:span text:style-name="T7">dirRTL</text:span> } = <text:span text:style-name="T6">useContext</text:span>(<text:span text:style-name="T7">LangDirContext</text:span>);</text:p>
      <text:p text:style-name="P1"><text:span text:style-name="T5">const</text:span> [<text:span text:style-name="T7">settingsModal</text:span>, <text:span text:style-name="T6">setSettingsModal</text:span>] = <text:span text:style-name="T6">useState</text:span>(<text:span text:style-name="T5">false</text:span>);</text:p>
      <text:p text:style-name="P1"><text:span text:style-name="T5">const</text:span> <text:span text:style-name="T7">settingsModalTransition</text:span> = <text:span text:style-name="T6">useMountTransition</text:span>(<text:span text:style-name="T7">settingsModal</text:span>, <text:span text:style-name="T8">500</text:span>).<text:span text:style-name="T3">hasTransitionedIn</text:span>;</text:p>
      <text:p text:style-name="P1"><text:span text:style-name="T5">const</text:span> <text:span text:style-name="T7">exportModalTransition</text:span> = <text:span text:style-name="T6">useMountTransition</text:span>(<text:span text:style-name="T7">exportModal</text:span>, <text:span text:style-name="T8">500</text:span>).<text:span text:style-name="T3">hasTransitionedIn</text:span>;</text:p>
      <text:p text:style-name="P1"><text:span text:style-name="T5">const</text:span> { <text:span text:style-name="T7">isMob</text:span> } = <text:span text:style-name="T6">useContext</text:span>(<text:span text:style-name="T7">MobileContext</text:span>);</text:p>
      <text:p text:style-name="P1"><text:span text:style-name="T5">const</text:span> <text:span text:style-name="T7">router</text:span> = <text:span text:style-name="T6">useRouter</text:span>();</text:p>
      <text:p text:style-name="P9"/>
      <text:p text:style-name="P1"><text:span text:style-name="T5">const</text:span> [<text:span text:style-name="T7">checked</text:span>, <text:span text:style-name="T6">setChecked</text:span>] = <text:span text:style-name="T6">useState</text:span>&lt;<text:span text:style-name="T10">Array</text:span>&lt;<text:span text:style-name="T10">boolean</text:span>&gt;&gt;([]);</text:p>
      <text:p text:style-name="P1"><text:span text:style-name="T5">const</text:span> [<text:span text:style-name="T7">surveyUUIDArray</text:span>, <text:span text:style-name="T6">setSurveyUUIdArray</text:span>] = <text:span text:style-name="T6">useState</text:span>&lt;<text:span text:style-name="T10">Array</text:span>&lt;<text:span text:style-name="T10">string</text:span>&gt;&gt;([]);</text:p>
      <text:p text:style-name="P1"><text:span text:style-name="T5">const</text:span> <text:span text:style-name="T7">numCheckedRows</text:span> = <text:span text:style-name="T7">checked</text:span>.<text:span text:style-name="T6">filter</text:span>((<text:span text:style-name="T3">isChecked</text:span>) <text:span text:style-name="T5">=&gt;</text:span> <text:span text:style-name="T3">isChecked</text:span>).<text:span text:style-name="T3">length</text:span>;</text:p>
      <text:p text:style-name="P3">// // commented for now, will be used later</text:p>
      <text:p text:style-name="P3">// const [filterData, setFilterData] = useState([]);</text:p>
      <text:p text:style-name="P3">// const [showFilterDataName, setShowFilterDataName] = useState({});</text:p>
      <text:p text:style-name="P9"/>
      <text:p text:style-name="P3">// useEffect(() =&gt; {</text:p>
      <text:p text:style-name="P3">// const getFilters = async () =&gt; {</text:p>
      <text:p text:style-name="P3">// const data = await getAllFilters("e07bdabb-766d-45e0-ba20-62316fed6cda");</text:p>
      <text:p text:style-name="P3">// setFilterData(data)</text:p>
      <text:p text:style-name="P3">// console.log("data12345678", data);</text:p>
      <text:p text:style-name="P3">// // setFilterData(data);</text:p>
      <text:p text:style-name="P3">// // const filterData = {</text:p>
      <text:p text:style-name="P3">// // responseStatus: "",</text:p>
      <text:p text:style-name="P3">// // collector: "",</text:p>
      <text:p text:style-name="P3">// // qualityCheck: "",</text:p>
      <text:p text:style-name="P3">// // };</text:p>
      <text:p text:style-name="P3">// const filterNameData = []</text:p>
      <text:p text:style-name="P3">// for (let i = 0; i &lt; data.length; i += 1) {</text:p>
      <text:p text:style-name="P3"><text:soft-page-break/>// console.log('s')</text:p>
      <text:p text:style-name="P3">// if (data[i].name) {</text:p>
      <text:p text:style-name="P3">// filterNameData.push({</text:p>
      <text:p text:style-name="P3">// name: data[i].name,</text:p>
      <text:p text:style-name="P3">// id: i</text:p>
      <text:p text:style-name="P3">// })</text:p>
      <text:p text:style-name="P3">// }</text:p>
      <text:p text:style-name="P3">// // for (let j = 0; j &lt; data[i].filter.length; j += 1) {</text:p>
      <text:p text:style-name="P3">// // if (data[i].filter[j].fieldType === "resStatus") {</text:p>
      <text:p text:style-name="P9"/>
      <text:p text:style-name="P3">// // filterData.name.responseStatus = data[i].filter[j].value;</text:p>
      <text:p text:style-name="P3">// // }</text:p>
      <text:p text:style-name="P3">// // if (data[i].filter[j].fieldType === "collector") {</text:p>
      <text:p text:style-name="P9"/>
      <text:p text:style-name="P3">// // filterData.collector = data[i].filter[j].value;</text:p>
      <text:p text:style-name="P3">// // }</text:p>
      <text:p text:style-name="P3">// // if (data[i].filter[j].fieldType === "qualityFlags") {</text:p>
      <text:p text:style-name="P3">// // filterData.qualityCheck = data[i].filter[j].value;</text:p>
      <text:p text:style-name="P3">// // }</text:p>
      <text:p text:style-name="P3">// // // if (data[i].filter[j].fieldType === "ques") {</text:p>
      <text:p text:style-name="P3">// // // filterData.quesData.push(</text:p>
      <text:p text:style-name="P3">// // // qData: {</text:p>
      <text:p text:style-name="P3">// // // key: data[i].filter[j].fieldId,</text:p>
      <text:p text:style-name="P3">// // // value: data[i].filter[j].value,</text:p>
      <text:p text:style-name="P3">// // // op: data[i].filter[j].op,</text:p>
      <text:p text:style-name="P3">// // // operator: data[i].filter[j].operator,</text:p>
      <text:p text:style-name="P3">// // // },</text:p>
      <text:p text:style-name="P3">// // // );</text:p>
      <text:p text:style-name="P3">// // // }</text:p>
      <text:p text:style-name="P3">// // }</text:p>
      <text:p text:style-name="P3">// }</text:p>
      <text:p text:style-name="P3">// setShowFilterDataName(filterNameData);</text:p>
      <text:p text:style-name="P3">// };</text:p>
      <text:p text:style-name="P3">// getFilters();</text:p>
      <text:p text:style-name="P3">// }, []);</text:p>
      <text:p text:style-name="P1"><text:span text:style-name="T5">const</text:span> <text:span text:style-name="T7">limitDropdownStyles</text:span> = {</text:p>
      <text:p text:style-name="P1"><text:span text:style-name="T3">position:</text:span> <text:span text:style-name="T4">"absolute"</text:span>,</text:p>
      <text:p text:style-name="P1"><text:span text:style-name="T3">width:</text:span> <text:span text:style-name="T4">"63px"</text:span>,</text:p>
      <text:p text:style-name="P1"><text:span text:style-name="T3">padding:</text:span> <text:span text:style-name="T4">"0px"</text:span>,</text:p>
      <text:p text:style-name="P1"><text:span text:style-name="T3">height:</text:span> <text:span text:style-name="T4">"30px"</text:span>,</text:p>
      <text:p text:style-name="P1"><text:span text:style-name="T3">bottom:</text:span> <text:span text:style-name="T4">"145px"</text:span>,</text:p>
      <text:p text:style-name="P1"><text:span text:style-name="T3">boxShadow:</text:span> <text:span text:style-name="T4">`0px 0px 10px </text:span><text:span text:style-name="T5">${</text:span><text:span text:style-name="T7">theme</text:span>.<text:span text:style-name="T3">colors</text:span>.<text:span text:style-name="T3">dropdownBoxShadow</text:span><text:span text:style-name="T5">}</text:span><text:span text:style-name="T4">`</text:span>,</text:p>
      <text:p text:style-name="P1">};</text:p>
      <text:p text:style-name="P1"><text:span text:style-name="T5">const</text:span> <text:span text:style-name="T7">totalResults</text:span> = <text:span text:style-name="T7">tableData</text:span>.<text:span text:style-name="T3">length</text:span>;</text:p>
      <text:p text:style-name="P1"><text:span text:style-name="T5">const</text:span> <text:span text:style-name="T6">paginationHandler</text:span> = (<text:span text:style-name="T3">pageClicked</text:span>: <text:span text:style-name="T10">number</text:span>) <text:span text:style-name="T5">=&gt;</text:span> {</text:p>
      <text:p text:style-name="P1"><text:span text:style-name="T2">if</text:span> (<text:span text:style-name="T3">pageClicked</text:span> === <text:span text:style-name="T8">1</text:span>) {</text:p>
      <text:p text:style-name="P1"><text:span text:style-name="T6">setSkip</text:span>(<text:span text:style-name="T8">0</text:span>);</text:p>
      <text:p text:style-name="P1"><text:span text:style-name="T6">setCurrentPage</text:span>(<text:span text:style-name="T8">1</text:span>);</text:p>
      <text:p text:style-name="P1">} <text:span text:style-name="T2">else</text:span> {</text:p>
      <text:p text:style-name="P1"><text:span text:style-name="T5">const</text:span> <text:span text:style-name="T7">skipPages</text:span> = <text:span text:style-name="T3">pageClicked</text:span> - <text:span text:style-name="T8">1</text:span>;</text:p>
      <text:p text:style-name="P1"><text:span text:style-name="T6">setSkip</text:span>(<text:span text:style-name="T7">skipPages</text:span> * <text:span text:style-name="T7">limit</text:span>);</text:p>
      <text:p text:style-name="P1"><text:soft-page-break/><text:span text:style-name="T6">setCurrentPage</text:span>(<text:span text:style-name="T3">pageClicked</text:span>);</text:p>
      <text:p text:style-name="P1">}</text:p>
      <text:p text:style-name="P1">};</text:p>
      <text:p text:style-name="P9"/>
      <text:p text:style-name="P1"><text:span text:style-name="T5">const</text:span> <text:span text:style-name="T6">handleSetLimit</text:span> = () <text:span text:style-name="T5">=&gt;</text:span> {</text:p>
      <text:p text:style-name="P1"><text:span text:style-name="T6">setSkip</text:span>(<text:span text:style-name="T8">0</text:span>);</text:p>
      <text:p text:style-name="P1"><text:span text:style-name="T6">setCurrentPage</text:span>(<text:span text:style-name="T8">1</text:span>);</text:p>
      <text:p text:style-name="P1">};</text:p>
      <text:p text:style-name="P1"><text:span text:style-name="T5">const</text:span> <text:span text:style-name="T6">handleResponseMetaData</text:span> = (<text:span text:style-name="T3">data</text:span>: <text:span text:style-name="T10">boolean</text:span>[]) <text:span text:style-name="T5">=&gt;</text:span> {</text:p>
      <text:p text:style-name="P1"><text:span text:style-name="T5">const</text:span> <text:span text:style-name="T7">newData</text:span> = <text:span text:style-name="T6">handleMetaData</text:span>(<text:span text:style-name="T3">data</text:span>, <text:span text:style-name="T7">responseData</text:span>, <text:span text:style-name="T7">responseTableData</text:span>);</text:p>
      <text:p text:style-name="P1"><text:span text:style-name="T6">setResponseData</text:span>(<text:span text:style-name="T7">newData</text:span>.<text:span text:style-name="T3">newResponseData</text:span>);</text:p>
      <text:p text:style-name="P1"><text:span text:style-name="T6">setResponseTableData</text:span>(<text:span text:style-name="T7">newData</text:span>.<text:span text:style-name="T3">newResponseTableData</text:span>);</text:p>
      <text:p text:style-name="P1">};</text:p>
      <text:p text:style-name="P9"/>
      <text:p text:style-name="P1"><text:span text:style-name="T5">const</text:span> <text:span text:style-name="T6">handleResponseEmbeddedData</text:span> = (<text:span text:style-name="T3">data</text:span>: <text:span text:style-name="T10">boolean</text:span>[]) <text:span text:style-name="T5">=&gt;</text:span> {</text:p>
      <text:p text:style-name="P1"><text:span text:style-name="T5">const</text:span> <text:span text:style-name="T7">newEmbeddedData</text:span> = <text:span text:style-name="T6">handleEmbeddedData</text:span>(<text:span text:style-name="T3">data</text:span>, <text:span text:style-name="T7">responseEmbeddedData</text:span>);</text:p>
      <text:p text:style-name="P1"><text:span text:style-name="T6">setResponseEmbeddedData</text:span>(<text:span text:style-name="T7">newEmbeddedData</text:span>);</text:p>
      <text:p text:style-name="P1">};</text:p>
      <text:p text:style-name="P9"/>
      <text:p text:style-name="P1"><text:span text:style-name="T5">const</text:span> <text:span text:style-name="T6">handleResponseQuestionData</text:span> = (<text:span text:style-name="T3">data</text:span>: <text:span text:style-name="T10">boolean</text:span>[]) <text:span text:style-name="T5">=&gt;</text:span> {</text:p>
      <text:p text:style-name="P1"><text:span text:style-name="T5">const</text:span> <text:span text:style-name="T7">newResponseQuestionData</text:span> = <text:span text:style-name="T6">handleQuestionData</text:span>(<text:span text:style-name="T3">data</text:span>, <text:span text:style-name="T7">responseQuestionData</text:span>);</text:p>
      <text:p text:style-name="P1"><text:span text:style-name="T6">setResponseQuestionData</text:span>(<text:span text:style-name="T7">newResponseQuestionData</text:span>);</text:p>
      <text:p text:style-name="P1">};</text:p>
      <text:p text:style-name="P1"><text:span text:style-name="T5">const</text:span> <text:span text:style-name="T6">updateOptions</text:span> = (<text:span text:style-name="T3">oldOptions</text:span>: <text:span text:style-name="T10">any</text:span>) <text:span text:style-name="T5">=&gt;</text:span> {</text:p>
      <text:p text:style-name="P1"><text:span text:style-name="T5">const</text:span> <text:span text:style-name="T7">newOptions</text:span> = [] <text:span text:style-name="T2">as</text:span> <text:span text:style-name="T10">any</text:span>;</text:p>
      <text:p text:style-name="P1"><text:span text:style-name="T2">for</text:span> (<text:span text:style-name="T5">let</text:span> <text:span text:style-name="T3">i</text:span> = <text:span text:style-name="T8">0</text:span>; <text:span text:style-name="T3">i</text:span> &lt; <text:span text:style-name="T3">oldOptions</text:span>.<text:span text:style-name="T3">length</text:span>; <text:span text:style-name="T3">i</text:span> += <text:span text:style-name="T8">1</text:span>) {</text:p>
      <text:p text:style-name="P1"><text:span text:style-name="T5">const</text:span> <text:span text:style-name="T7">newObj</text:span> = {} <text:span text:style-name="T2">as</text:span> <text:span text:style-name="T10">IMenuItems</text:span>;</text:p>
      <text:p text:style-name="P1"><text:span text:style-name="T7">newObj</text:span>.<text:span text:style-name="T3">name</text:span> = <text:span text:style-name="T6">t</text:span>(<text:span text:style-name="T3">oldOptions</text:span>[<text:span text:style-name="T3">i</text:span>].<text:span text:style-name="T3">name</text:span>);</text:p>
      <text:p text:style-name="P1"><text:span text:style-name="T7">newObj</text:span>.<text:span text:style-name="T3">key</text:span> = <text:span text:style-name="T3">oldOptions</text:span>[<text:span text:style-name="T3">i</text:span>].<text:span text:style-name="T3">key</text:span>;</text:p>
      <text:p text:style-name="P1"><text:span text:style-name="T7">newOptions</text:span>.<text:span text:style-name="T6">push</text:span>(<text:span text:style-name="T7">newObj</text:span>);</text:p>
      <text:p text:style-name="P1">}</text:p>
      <text:p text:style-name="P1"><text:span text:style-name="T2">return</text:span> <text:span text:style-name="T7">newOptions</text:span>;</text:p>
      <text:p text:style-name="P1">};</text:p>
      <text:p text:style-name="P1"><text:span text:style-name="T5">const</text:span> <text:span text:style-name="T7">footerButton</text:span> = {</text:p>
      <text:p text:style-name="P1"><text:span text:style-name="T3">borderRadius:</text:span> <text:span text:style-name="T4">"2px"</text:span>,</text:p>
      <text:p text:style-name="P1"><text:span text:style-name="T3">textAlign:</text:span> <text:span text:style-name="T4">"center"</text:span>,</text:p>
      <text:p text:style-name="P1"><text:span text:style-name="T3">height:</text:span> <text:span text:style-name="T4">"35px"</text:span>,</text:p>
      <text:p text:style-name="P1"><text:span text:style-name="T3">fontSize:</text:span> <text:span text:style-name="T4">`</text:span><text:span text:style-name="T5">${</text:span><text:span text:style-name="T7">theme</text:span>.<text:span text:style-name="T3">fontSizes</text:span>.<text:span text:style-name="T3">h5</text:span><text:span text:style-name="T5">}</text:span><text:span text:style-name="T4">`</text:span>,</text:p>
      <text:p text:style-name="P1"><text:span text:style-name="T3">fontFamily:</text:span> <text:span text:style-name="T4">`</text:span><text:span text:style-name="T5">${</text:span><text:span text:style-name="T7">theme</text:span>.<text:span text:style-name="T3">fontFamilies</text:span>.<text:span text:style-name="T3">primary</text:span>.<text:span text:style-name="T3">medium</text:span><text:span text:style-name="T5">}</text:span><text:span text:style-name="T4">`</text:span>,</text:p>
      <text:p text:style-name="P1"><text:span text:style-name="T3">border:</text:span> <text:span text:style-name="T4">"none"</text:span>,</text:p>
      <text:p text:style-name="P1"><text:span text:style-name="T3">cursor:</text:span> <text:span text:style-name="T4">"pointer"</text:span>,</text:p>
      <text:p text:style-name="P1">};</text:p>
      <text:p text:style-name="P1"><text:span text:style-name="T5">const</text:span> <text:span text:style-name="T7">SaveButton</text:span> = {</text:p>
      <text:p text:style-name="P1">...<text:span text:style-name="T7">footerButton</text:span>,</text:p>
      <text:p text:style-name="P1"><text:span text:style-name="T3">width:</text:span> <text:span text:style-name="T7">isMob</text:span> ? <text:span text:style-name="T4">"10vw"</text:span> : <text:span text:style-name="T4">"72px"</text:span>,</text:p>
      <text:p text:style-name="P1"><text:span text:style-name="T3">background:</text:span> <text:span text:style-name="T4">`</text:span><text:span text:style-name="T5">${</text:span><text:span text:style-name="T7">theme</text:span>.<text:span text:style-name="T3">colors</text:span>.<text:span text:style-name="T3">primary</text:span>.<text:span text:style-name="T3">main</text:span><text:span text:style-name="T5">}</text:span><text:span text:style-name="T4"> 0% 0% no-repeat padding-box`</text:span>,</text:p>
      <text:p text:style-name="P1"><text:span text:style-name="T3">boxShadow:</text:span> <text:span text:style-name="T4">`0px 0px 2px #CE424238`</text:span>,</text:p>
      <text:p text:style-name="P1"><text:span text:style-name="T3">letterSpacing:</text:span> <text:span text:style-name="T4">"0.42px"</text:span>,</text:p>
      <text:p text:style-name="P1"><text:span text:style-name="T3">color:</text:span> <text:span text:style-name="T4">`</text:span><text:span text:style-name="T5">${</text:span><text:span text:style-name="T7">theme</text:span>.<text:span text:style-name="T3">colors</text:span>.<text:span text:style-name="T3">universal</text:span>.<text:span text:style-name="T3">main</text:span><text:span text:style-name="T5">}</text:span><text:span text:style-name="T4">`</text:span>,</text:p>
      <text:p text:style-name="P1">};</text:p>
      <text:p text:style-name="P1"><text:span text:style-name="T5">const</text:span> <text:span text:style-name="T7">closeButton</text:span> = {</text:p>
      <text:p text:style-name="P1"><text:soft-page-break/>...<text:span text:style-name="T7">footerButton</text:span>,</text:p>
      <text:p text:style-name="P1"><text:span text:style-name="T3">width:</text:span> <text:span text:style-name="T7">isMob</text:span> ? <text:span text:style-name="T4">"10vw"</text:span> : <text:span text:style-name="T4">"84px"</text:span>,</text:p>
      <text:p text:style-name="P1"><text:span text:style-name="T3">letterSpacing:</text:span> <text:span text:style-name="T4">"0.3px"</text:span>,</text:p>
      <text:p text:style-name="P1"><text:span text:style-name="T3">background:</text:span> <text:span text:style-name="T4">`</text:span><text:span text:style-name="T5">${</text:span><text:span text:style-name="T7">theme</text:span>.<text:span text:style-name="T3">colors</text:span>.<text:span text:style-name="T3">panelNavbg</text:span><text:span text:style-name="T5">}</text:span><text:span text:style-name="T4"> 0% 0% no-repeat padding-box`</text:span>,</text:p>
      <text:p text:style-name="P1"><text:span text:style-name="T3">margin:</text:span> <text:span text:style-name="T7">dirRTL</text:span> ? <text:span text:style-name="T4">"0 0 0 15px"</text:span> : <text:span text:style-name="T4">"0 15px 0 0"</text:span>,</text:p>
      <text:p text:style-name="P1">};</text:p>
      <text:p text:style-name="P1"><text:span text:style-name="T5">const</text:span> <text:span text:style-name="T7">exportDropdownStyles</text:span> = {</text:p>
      <text:p text:style-name="P1"><text:span text:style-name="T3">position:</text:span> <text:span text:style-name="T4">"absolute"</text:span>,</text:p>
      <text:p text:style-name="P1"><text:span text:style-name="T3">right:</text:span> <text:span text:style-name="T7">dirRTL</text:span> ? <text:span text:style-name="T4">""</text:span> : <text:span text:style-name="T4">"0"</text:span>,</text:p>
      <text:p text:style-name="P1"><text:span text:style-name="T3">left:</text:span> <text:span text:style-name="T7">dirRTL</text:span> ? <text:span text:style-name="T4">"0"</text:span> : <text:span text:style-name="T4">""</text:span>,</text:p>
      <text:p text:style-name="P1"><text:span text:style-name="T3">top:</text:span> <text:span text:style-name="T4">"31px"</text:span>,</text:p>
      <text:p text:style-name="P1"><text:span text:style-name="T3">width:</text:span> <text:span text:style-name="T4">"182px"</text:span>,</text:p>
      <text:p text:style-name="P1"><text:span text:style-name="T3">minWidth:</text:span> <text:span text:style-name="T4">"fit-content"</text:span>,</text:p>
      <text:p text:style-name="P1"><text:span text:style-name="T3">padding:</text:span> <text:span text:style-name="T4">"0"</text:span></text:p>
      <text:p text:style-name="P1">}</text:p>
      <text:p text:style-name="P9"/>
      <text:p text:style-name="P1"><text:span text:style-name="T5">const</text:span> <text:span text:style-name="T6">checkboxSvg</text:span> = (<text:span text:style-name="T3">isCheck</text:span>: <text:span text:style-name="T10">boolean</text:span>) <text:span text:style-name="T5">=&gt;</text:span> (</text:p>
      <text:p text:style-name="P1"><text:span text:style-name="T11">&lt;</text:span><text:span text:style-name="T5">svg</text:span></text:p>
      <text:p text:style-name="P1"><text:span text:style-name="T3">className</text:span>=<text:span text:style-name="T5">{</text:span><text:span text:style-name="T7">styles</text:span>[<text:span text:style-name="T4">"custom-checkbox"</text:span>]<text:span text:style-name="T5">}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border: 1px </text:span><text:span text:style-name="T5">${</text:span><text:span text:style-name="T3">isCheck</text:span> ? <text:span text:style-name="T7">theme</text:span>.<text:span text:style-name="T3">colors</text:span>.<text:span text:style-name="T3">checkedBorder</text:span> : <text:span text:style-name="T7">theme</text:span>.<text:span text:style-name="T3">colors</text:span>.<text:span text:style-name="T3">borderColor</text:span><text:span text:style-name="T5">}</text:span><text:span text:style-name="T4"> solid;</text:span></text:p>
      <text:p text:style-name="P1"><text:span text:style-name="T4">background-color: </text:span><text:span text:style-name="T5">${</text:span><text:span text:style-name="T3">isCheck</text:span> ? <text:span text:style-name="T7">theme</text:span>.<text:span text:style-name="T3">colors</text:span>.<text:span text:style-name="T3">checkedBgColor</text:span> : <text:span text:style-name="T7">theme</text:span>.<text:span text:style-name="T3">colors</text:span>.<text:span text:style-name="T3">universal</text:span>.<text:span text:style-name="T3">main</text:span><text:span text:style-name="T5">}</text:span><text:span text:style-name="T4">;</text:span></text:p>
      <text:p text:style-name="P1"><text:span text:style-name="T4">margin-left: </text:span><text:span text:style-name="T5">${</text:span><text:span text:style-name="T7">dirRTL</text:span> ? <text:span text:style-name="T4">"0px"</text:span> : <text:span text:style-name="T4">"28px"</text:span><text:span text:style-name="T5">}</text:span><text:span text:style-name="T4">;</text:span></text:p>
      <text:p text:style-name="P1"><text:span text:style-name="T4">margin-right: </text:span><text:span text:style-name="T5">${</text:span><text:span text:style-name="T7">dirRTL</text:span> ? <text:span text:style-name="T4">"28px"</text:span> : <text:span text:style-name="T4">"0px"</text:span><text:span text:style-name="T5">}</text:span><text:span text:style-name="T4">;</text:span></text:p>
      <text:p text:style-name="P1"><text:span text:style-name="T4">`</text:span><text:span text:style-name="T5">}</text:span></text:p>
      <text:p text:style-name="P1"><text:span text:style-name="T3">aria-hidden</text:span>=<text:span text:style-name="T4">"true"</text:span></text:p>
      <text:p text:style-name="P1"><text:span text:style-name="T3">width</text:span>=<text:span text:style-name="T4">"16"</text:span></text:p>
      <text:p text:style-name="P1"><text:span text:style-name="T3">height</text:span>=<text:span text:style-name="T4">"16"</text:span></text:p>
      <text:p text:style-name="P1"><text:span text:style-name="T3">viewBox</text:span>=<text:span text:style-name="T4">"-4 0 23 11"</text:span></text:p>
      <text:p text:style-name="P1"><text:span text:style-name="T3">fill</text:span>=<text:span text:style-name="T4">"none"</text:span></text:p>
      <text:p text:style-name="P5">&gt;</text:p>
      <text:p text:style-name="P1"><text:span text:style-name="T11">&lt;</text:span><text:span text:style-name="T5">path</text:span> <text:span text:style-name="T3">d</text:span>=<text:span text:style-name="T4">"M1 4.5L5 9L14 1"</text:span> <text:span text:style-name="T3">strokeWidth</text:span>=<text:span text:style-name="T4">"2"</text:span> <text:span text:style-name="T3">stroke</text:span>=<text:span text:style-name="T5">{</text:span><text:span text:style-name="T3">isCheck</text:span> ? <text:span text:style-name="T4">"#fff"</text:span> : <text:span text:style-name="T4">"#C0C5D2"</text:span><text:span text:style-name="T5">}</text:span> <text:span text:style-name="T11">/&gt;</text:span></text:p>
      <text:p text:style-name="P1"><text:span text:style-name="T11">&lt;/</text:span><text:span text:style-name="T5">svg</text:span><text:span text:style-name="T11">&gt;</text:span></text:p>
      <text:p text:style-name="P1">);</text:p>
      <text:p text:style-name="P9"/>
      <text:p text:style-name="P1"><text:span text:style-name="T5">const</text:span> <text:span text:style-name="T6">handleCheck</text:span> = (<text:span text:style-name="T3">event</text:span>: <text:span text:style-name="T10">React</text:span>.<text:span text:style-name="T10">ChangeEvent</text:span>&lt;<text:span text:style-name="T10">HTMLInputElement</text:span>&gt;, <text:span text:style-name="T3">idx</text:span>: <text:span text:style-name="T10">number</text:span>, <text:span text:style-name="T3">sId</text:span>: <text:span text:style-name="T10">any</text:span>) <text:span text:style-name="T5">=&gt;</text:span> {</text:p>
      <text:p text:style-name="P1"><text:span text:style-name="T5">const</text:span> <text:span text:style-name="T7">newArr</text:span> = [...<text:span text:style-name="T7">surveyUUIDArray</text:span>];</text:p>
      <text:p text:style-name="P1"><text:span text:style-name="T7">newArr</text:span>[<text:span text:style-name="T3">idx</text:span>] = <text:span text:style-name="T3">sId</text:span>;</text:p>
      <text:p text:style-name="P1"><text:span text:style-name="T3">console</text:span>.<text:span text:style-name="T6">log</text:span>(<text:span text:style-name="T3">sId</text:span>, <text:span text:style-name="T4">'surveyId'</text:span>)</text:p>
      <text:p text:style-name="P1"><text:span text:style-name="T3">console</text:span>.<text:span text:style-name="T6">log</text:span>(<text:span text:style-name="T7">newArr</text:span>, <text:span text:style-name="T4">'df'</text:span>)</text:p>
      <text:p text:style-name="P1"><text:span text:style-name="T3">console</text:span>.<text:span text:style-name="T6">log</text:span>(<text:span text:style-name="T3">idx</text:span>, <text:span text:style-name="T4">'scdvf'</text:span>)</text:p>
      <text:p text:style-name="P1"><text:span text:style-name="T6">setSurveyUUIdArray</text:span>(<text:span text:style-name="T7">newArr</text:span>);</text:p>
      <text:p text:style-name="P1"><text:span text:style-name="T5">const</text:span> <text:span text:style-name="T7">newChecked</text:span> = [...<text:span text:style-name="T7">checked</text:span>];</text:p>
      <text:p text:style-name="P1"><text:span text:style-name="T7">newChecked</text:span>[<text:span text:style-name="T3">idx</text:span>] = <text:span text:style-name="T3">event</text:span>.<text:span text:style-name="T3">target</text:span>.<text:span text:style-name="T3">checked</text:span>;</text:p>
      <text:p text:style-name="P1"><text:span text:style-name="T6">setChecked</text:span>(<text:span text:style-name="T7">newChecked</text:span>);</text:p>
      <text:p text:style-name="P1">};</text:p>
      <text:p text:style-name="P1"><text:span text:style-name="T3">console</text:span>.<text:span text:style-name="T6">log</text:span>(<text:span text:style-name="T4">'num'</text:span>, <text:span text:style-name="T7">numCheckedRows</text:span>)</text:p>
      <text:p text:style-name="P1"><text:span text:style-name="T3">console</text:span>.<text:span text:style-name="T6">log</text:span>(<text:span text:style-name="T4">'sdfg'</text:span>, <text:span text:style-name="T7">surveyUUIDArray</text:span>)</text:p>
      <text:p text:style-name="P9"/>
      <text:p text:style-name="P1"><text:soft-page-break/><text:span text:style-name="T2">return</text:span> (</text:p>
      <text:p text:style-name="P5">&lt;&gt;</text:p>
      <text:p text:style-name="P1"><text:span text:style-name="T11">&lt;</text:span><text:span text:style-name="T5">div</text:span> <text:span text:style-name="T3">className</text:span>=<text:span text:style-name="T5">{</text:span><text:span text:style-name="T7">styles</text:span>[<text:span text:style-name="T4">"response-layout-container"</text:span>]<text:span text:style-name="T5">}</text:span><text:span text:style-name="T11">&gt;</text:span></text:p>
      <text:p text:style-name="P1"><text:span text:style-name="T11">&lt;</text:span><text:span text:style-name="T5">div</text:span> <text:span text:style-name="T3">className</text:span>=<text:span text:style-name="T5">{</text:span><text:span text:style-name="T7">styles</text:span>[<text:span text:style-name="T4">"response-layout-header"</text:span>]<text:span text:style-name="T5">}</text:span><text:span text:style-name="T11">&gt;</text:span></text:p>
      <text:p text:style-name="P1"><text:span text:style-name="T11">&lt;</text:span><text:span text:style-name="T5">div</text:span></text:p>
      <text:p text:style-name="P1"><text:span text:style-name="T3">className</text:span>=<text:span text:style-name="T5">{</text:span><text:span text:style-name="T7">styles</text:span>[<text:span text:style-name="T4">"title-text"</text:span>]<text:span text:style-name="T5">}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color: </text:span><text:span text:style-name="T5">${</text:span><text:span text:style-name="T7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pan text:style-name="T4">font-family: </text:span><text:span text:style-name="T5">${</text:span><text:span text:style-name="T7">theme</text:span>.<text:span text:style-name="T3">fontFamilies</text:span>.<text:span text:style-name="T3">primary</text:span>.<text:span text:style-name="T3">bold</text:span><text:span text:style-name="T5">}</text:span><text:span text:style-name="T4">;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1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5">{</text:span><text:span text:style-name="T6">t</text:span>(<text:span text:style-name="T4">"individual-response"</text:span>)<text:span text:style-name="T5">}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</text:span><text:span text:style-name="T5">div</text:span> <text:span text:style-name="T3">className</text:span>=<text:span text:style-name="T5">{</text:span><text:span text:style-name="T7">styles</text:span>[<text:span text:style-name="T4">"filter-panel-styles"</text:span>]<text:span text:style-name="T5">}</text:span><text:span text:style-name="T11">&gt;</text:span></text:p>
      <text:p text:style-name="P1"><text:span text:style-name="T11">&lt;</text:span><text:span text:style-name="T10">FiltersPanel</text:span> <text:span text:style-name="T11">/&gt;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</text:span><text:span text:style-name="T5">div</text:span></text:p>
      <text:p text:style-name="P1"><text:span text:style-name="T3">className</text:span>=<text:span text:style-name="T5">{</text:span><text:span text:style-name="T7">styles</text:span>[<text:span text:style-name="T4">"title-subtext"</text:span>]<text:span text:style-name="T5">}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color: </text:span><text:span text:style-name="T5">${</text:span><text:span text:style-name="T7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pan text:style-name="T4">font-family: </text:span><text:span text:style-name="T5">${</text:span><text:span text:style-name="T7">theme</text:span>.<text:span text:style-name="T3">fontFamilies</text:span>.<text:span text:style-name="T3">primary</text:span>.<text:span text:style-name="T3">bold</text:span><text:span text:style-name="T5">}</text:span><text:span text:style-name="T4">;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3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5">{</text:span><text:span text:style-name="T6">t</text:span>(<text:span text:style-name="T4">"individual-showing"</text:span>)<text:span text:style-name="T5">}</text:span> 1 <text:span text:style-name="T5">{</text:span><text:span text:style-name="T6">t</text:span>(<text:span text:style-name="T4">"individual-to"</text:span>)<text:span text:style-name="T5">}</text:span> <text:span text:style-name="T5">{</text:span><text:span text:style-name="T7">limit</text:span><text:span text:style-name="T5">}</text:span> <text:span text:style-name="T5">{</text:span><text:span text:style-name="T6">t</text:span>(<text:span text:style-name="T4">"individual-of"</text:span>)<text:span text:style-name="T5">}</text:span> <text:span text:style-name="T5">{</text:span><text:span text:style-name="T7">tableData</text:span>.<text:span text:style-name="T3">length</text:span><text:span text:style-name="T5">}{</text:span><text:span text:style-name="T4">" "</text:span><text:span text:style-name="T5">}</text:span></text:p>
      <text:p text:style-name="P1"><text:span text:style-name="T5">{</text:span><text:span text:style-name="T6">t</text:span>(<text:span text:style-name="T4">"individual-responses"</text:span>)<text:span text:style-name="T5">}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</text:span><text:span text:style-name="T5">div</text:span></text:p>
      <text:p text:style-name="P1"><text:span text:style-name="T3">role</text:span>=<text:span text:style-name="T4">"table"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border: 1px solid </text:span><text:span text:style-name="T5">${</text:span><text:span text:style-name="T7">theme</text:span>.<text:span text:style-name="T3">colors</text:span>.<text:span text:style-name="T3">tertiary</text:span>.<text:span text:style-name="T3">main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11">&lt;</text:span><text:span text:style-name="T5">div</text:span> <text:span text:style-name="T3">className</text:span>=<text:span text:style-name="T5">{</text:span><text:span text:style-name="T7">styles</text:span>[<text:span text:style-name="T4">"table-header"</text:span>]<text:span text:style-name="T5">}</text:span> <text:span text:style-name="T3">dir</text:span>=<text:span text:style-name="T5">{</text:span><text:span text:style-name="T7">dirRTL</text:span> ? <text:span text:style-name="T4">"rtl"</text:span> : <text:span text:style-name="T4">"ltr"</text:span><text:span text:style-name="T5">}</text:span><text:span text:style-name="T11">&gt;</text:span></text:p>
      <text:p text:style-name="P1"><text:span text:style-name="T11">&lt;</text:span><text:span text:style-name="T5">div</text:span></text:p>
      <text:p text:style-name="P1"><text:span text:style-name="T3">className</text:span>=<text:span text:style-name="T5">{</text:span><text:span text:style-name="T7">styles</text:span>[<text:span text:style-name="T4">"table-header-responses"</text:span>]<text:span text:style-name="T5">}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color: </text:span><text:span text:style-name="T5">${</text:span><text:span text:style-name="T7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pan text:style-name="T4">font-family: </text:span><text:span text:style-name="T5">${</text:span><text:span text:style-name="T7">theme</text:span>.<text:span text:style-name="T3">fontFamilies</text:span>.<text:span text:style-name="T3">primary</text:span>.<text:span text:style-name="T3">bold</text:span><text:span text:style-name="T5">}</text:span><text:span text:style-name="T4">;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3</text:span><text:span text:style-name="T5">}</text:span><text:span text:style-name="T4">;</text:span></text:p>
      <text:p text:style-name="P1"><text:span text:style-name="T4">background: </text:span><text:span text:style-name="T5">${</text:span><text:span text:style-name="T7">theme</text:span>.<text:span text:style-name="T3">colors</text:span>.<text:span text:style-name="T3">tertiary</text:span>.<text:span text:style-name="T3">main</text:span><text:span text:style-name="T5">}</text:span><text:span text:style-name="T4">;</text:span></text:p>
      <text:p text:style-name="P1"><text:span text:style-name="T4">border-bottom: 3px solid </text:span><text:span text:style-name="T5">${</text:span><text:span text:style-name="T7">theme</text:span>.<text:span text:style-name="T3">colors</text:span>.<text:span text:style-name="T3">text</text:span>.<text:span text:style-name="T3">tertiary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5">{</text:span><text:span text:style-name="T6">t</text:span>(<text:span text:style-name="T4">"individual-all"</text:span>)<text:span text:style-name="T5">}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</text:span><text:span text:style-name="T5">div</text:span></text:p>
      <text:p text:style-name="P1"><text:span text:style-name="T3">className</text:span>=<text:span text:style-name="T5">{</text:span><text:span text:style-name="T7">styles</text:span>[<text:span text:style-name="T4">"table-header-settings"</text:span>]<text:span text:style-name="T5">}</text:span></text:p>
      <text:p text:style-name="P1"><text:soft-page-break/><text:span text:style-name="T3">css</text:span>=<text:span text:style-name="T5">{</text:span><text:span text:style-name="T6">css</text:span><text:span text:style-name="T4">`</text:span></text:p>
      <text:p text:style-name="P1"><text:span text:style-name="T4">color: </text:span><text:span text:style-name="T5">${</text:span><text:span text:style-name="T7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pan text:style-name="T4">font-family: </text:span><text:span text:style-name="T5">${</text:span><text:span text:style-name="T7">theme</text:span>.<text:span text:style-name="T3">fontFamilies</text:span>.<text:span text:style-name="T3">primary</text:span>.<text:span text:style-name="T3">medium</text:span><text:span text:style-name="T5">}</text:span><text:span text:style-name="T4">;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6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11">&lt;</text:span><text:span text:style-name="T5">div</text:span> <text:span text:style-name="T3">className</text:span>=<text:span text:style-name="T5">{</text:span><text:span text:style-name="T7">styles</text:span>[<text:span text:style-name="T4">"search-container center-items"</text:span>]<text:span text:style-name="T5">}</text:span><text:span text:style-name="T11">&gt;</text:span></text:p>
      <text:p text:style-name="P1"><text:span text:style-name="T11">&lt;</text:span><text:span text:style-name="T5">span</text:span></text:p>
      <text:p text:style-name="P1"><text:span text:style-name="T3">className</text:span>=<text:span text:style-name="T5">{</text:span><text:span text:style-name="T7">styles</text:span>[<text:span text:style-name="T4">"search-icon"</text:span>]<text:span text:style-name="T5">}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background: </text:span><text:span text:style-name="T5">${</text:span><text:span text:style-name="T7">theme</text:span>.<text:span text:style-name="T3">colors</text:span>.<text:span text:style-name="T3">tertiary</text:span>.<text:span text:style-name="T3">main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11">&lt;</text:span><text:span text:style-name="T10">Image</text:span> <text:span text:style-name="T3">src</text:span>=<text:span text:style-name="T5">{</text:span><text:span text:style-name="T7">SEARCH_ICON</text:span><text:span text:style-name="T5">}</text:span> <text:span text:style-name="T3">alt</text:span>=<text:span text:style-name="T4">"search"</text:span> <text:span text:style-name="T3">width</text:span>=<text:span text:style-name="T5">{</text:span><text:span text:style-name="T8">10</text:span><text:span text:style-name="T5">}</text:span> <text:span text:style-name="T3">height</text:span>=<text:span text:style-name="T5">{</text:span><text:span text:style-name="T8">10</text:span><text:span text:style-name="T5">}</text:span> <text:span text:style-name="T11">/&gt;</text:span></text:p>
      <text:p text:style-name="P1"><text:span text:style-name="T11">&lt;/</text:span><text:span text:style-name="T5">span</text:span><text:span text:style-name="T11">&gt;</text:span></text:p>
      <text:p text:style-name="P1"><text:span text:style-name="T11">&lt;</text:span><text:span text:style-name="T5">input</text:span></text:p>
      <text:p text:style-name="P1"><text:span text:style-name="T3">type</text:span>=<text:span text:style-name="T4">"text"</text:span></text:p>
      <text:p text:style-name="P1"><text:span text:style-name="T3">id</text:span>=<text:span text:style-name="T4">"search"</text:span></text:p>
      <text:p text:style-name="P1"><text:span text:style-name="T3">name</text:span>=<text:span text:style-name="T4">"search"</text:span></text:p>
      <text:p text:style-name="P1"><text:span text:style-name="T3">placeholder</text:span>=<text:span text:style-name="T5">{</text:span><text:span text:style-name="T4">`</text:span><text:span text:style-name="T5">${</text:span><text:span text:style-name="T6">t</text:span>(<text:span text:style-name="T4">"individual-search"</text:span>)<text:span text:style-name="T5">}</text:span><text:span text:style-name="T4">`</text:span><text:span text:style-name="T5">}</text:span></text:p>
      <text:p text:style-name="P1"><text:span text:style-name="T3">className</text:span>=<text:span text:style-name="T5">{</text:span><text:span text:style-name="T7">styles</text:span>[<text:span text:style-name="T4">"search-input"</text:span>]<text:span text:style-name="T5">}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background: </text:span><text:span text:style-name="T5">${</text:span><text:span text:style-name="T7">theme</text:span>.<text:span text:style-name="T3">colors</text:span>.<text:span text:style-name="T3">tertiary</text:span>.<text:span text:style-name="T3">main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/&gt;</text:p>
      <text:p text:style-name="P1"><text:span text:style-name="T11">&lt;/</text:span><text:span text:style-name="T5">div</text:span><text:span text:style-name="T11">&gt;</text:span></text:p>
      <text:p text:style-name="P1"><text:span text:style-name="T11">&lt;</text:span><text:span text:style-name="T5">div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background: </text:span><text:span text:style-name="T5">${</text:span><text:span text:style-name="T7">theme</text:span>.<text:span text:style-name="T3">colors</text:span>.<text:span text:style-name="T3">tertiary</text:span>.<text:span text:style-name="T3">main</text:span><text:span text:style-name="T5">}</text:span><text:span text:style-name="T4">;</text:span></text:p>
      <text:p text:style-name="P1"><text:span text:style-name="T4">color: </text:span><text:span text:style-name="T5">${</text:span><text:span text:style-name="T7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pan text:style-name="T4">font-family: </text:span><text:span text:style-name="T5">${</text:span><text:span text:style-name="T7">theme</text:span>.<text:span text:style-name="T3">fontFamilies</text:span>.<text:span text:style-name="T3">primary</text:span>.<text:span text:style-name="T3">bold</text:span><text:span text:style-name="T5">}</text:span><text:span text:style-name="T4">;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3</text:span><text:span text:style-name="T5">}</text:span><text:span text:style-name="T4">;</text:span></text:p>
      <text:p text:style-name="P6">position: relative;</text:p>
      <text:p text:style-name="P1"><text:span text:style-name="T4">`</text:span><text:span text:style-name="T5">}</text:span></text:p>
      <text:p text:style-name="P1"><text:span text:style-name="T3">className</text:span>=<text:span text:style-name="T5">{</text:span><text:span text:style-name="T4">`</text:span><text:span text:style-name="T5">${</text:span><text:span text:style-name="T7">styles</text:span>[<text:span text:style-name="T4">"center-items"</text:span>]<text:span text:style-name="T5">}</text:span><text:span text:style-name="T4"> </text:span><text:span text:style-name="T5">${</text:span><text:span text:style-name="T7">styles</text:span>[<text:span text:style-name="T4">"upload-button"</text:span>]<text:span text:style-name="T5">}</text:span><text:span text:style-name="T4">`</text:span><text:span text:style-name="T5">}</text:span></text:p>
      <text:p text:style-name="P1"><text:span text:style-name="T3">onClick</text:span>=<text:span text:style-name="T5">{</text:span>() <text:span text:style-name="T5">=&gt;</text:span> <text:span text:style-name="T6">setExportDropdown</text:span>(!<text:span text:style-name="T7">exportDropdown</text:span>)<text:span text:style-name="T5">}</text:span></text:p>
      <text:p text:style-name="P5">&gt;</text:p>
      <text:p text:style-name="P1"><text:span text:style-name="T11">&lt;</text:span><text:span text:style-name="T10">Image</text:span> <text:span text:style-name="T3">src</text:span>=<text:span text:style-name="T5">{</text:span><text:span text:style-name="T7">EXPORT_UPLOAD_ICON</text:span><text:span text:style-name="T5">}</text:span> <text:span text:style-name="T3">alt</text:span>=<text:span text:style-name="T4">"upload"</text:span> <text:span text:style-name="T3">width</text:span>=<text:span text:style-name="T5">{</text:span><text:span text:style-name="T8">20</text:span><text:span text:style-name="T5">}</text:span> <text:span text:style-name="T3">height</text:span>=<text:span text:style-name="T5">{</text:span><text:span text:style-name="T8">20</text:span><text:span text:style-name="T5">}</text:span> <text:span text:style-name="T11">/&gt;</text:span></text:p>
      <text:p text:style-name="P1"><text:span text:style-name="T5">{</text:span><text:span text:style-name="T7">exportDropdown</text:span> &amp;&amp; (</text:p>
      <text:p text:style-name="P1"><text:span text:style-name="T11">&lt;</text:span><text:span text:style-name="T10">Dropdown</text:span> <text:span text:style-name="T3">onClose</text:span>=<text:span text:style-name="T5">{</text:span>() <text:span text:style-name="T5">=&gt;</text:span> <text:span text:style-name="T6">setExportDropdown</text:span>(<text:span text:style-name="T5">true</text:span>)<text:span text:style-name="T5">}</text:span><text:span text:style-name="T11">&gt;</text:span></text:p>
      <text:p text:style-name="P1"><text:span text:style-name="T5">{</text:span><text:span text:style-name="T7">exportDropdown</text:span> &amp;&amp; (</text:p>
      <text:p text:style-name="P9"/>
      <text:p text:style-name="P1"><text:span text:style-name="T11">&lt;</text:span><text:span text:style-name="T10">DropdownMenu</text:span></text:p>
      <text:p text:style-name="P1"><text:span text:style-name="T3">theme</text:span>=<text:span text:style-name="T5">{</text:span><text:span text:style-name="T7">theme</text:span><text:span text:style-name="T5">}</text:span></text:p>
      <text:p text:style-name="P1"><text:span text:style-name="T3">options</text:span>=<text:span text:style-name="T5">{</text:span><text:span text:style-name="T6">updateOptions</text:span>(<text:span text:style-name="T7">exportOptions</text:span>)<text:span text:style-name="T5">}</text:span></text:p>
      <text:p text:style-name="P1"><text:span text:style-name="T3">selectedOption</text:span>=<text:span text:style-name="T4">""</text:span></text:p>
      <text:p text:style-name="P1"><text:span text:style-name="T3">setSelectedOption</text:span>=<text:span text:style-name="T5">{</text:span>(<text:span text:style-name="T3">e</text:span>) <text:span text:style-name="T5">=&gt;</text:span> {</text:p>
      <text:p text:style-name="P1"><text:span text:style-name="T2">if</text:span> (<text:span text:style-name="T3">e</text:span>.<text:span text:style-name="T3">name</text:span> === <text:span text:style-name="T6">t</text:span>(<text:span text:style-name="T4">"download-template"</text:span>)) {</text:p>
      <text:p text:style-name="P1"><text:span text:style-name="T7">router</text:span>.<text:span text:style-name="T6">push</text:span>(<text:span text:style-name="T4">'/'</text:span>)</text:p>
      <text:p text:style-name="P1">} <text:span text:style-name="T2">else</text:span> {</text:p>
      <text:p text:style-name="P1"><text:span text:style-name="T6">setExportModal</text:span>(<text:span text:style-name="T5">true</text:span>);</text:p>
      <text:p text:style-name="P1"><text:soft-page-break/>}</text:p>
      <text:p text:style-name="P1">}<text:span text:style-name="T5">}</text:span></text:p>
      <text:p text:style-name="P1"><text:span text:style-name="T3">showDropdown</text:span>=<text:span text:style-name="T5">{</text:span><text:span text:style-name="T6">setExportDropdown</text:span><text:span text:style-name="T5">}</text:span></text:p>
      <text:p text:style-name="P7">changeBackground</text:p>
      <text:p text:style-name="P1"><text:span text:style-name="T3">styles</text:span>=<text:span text:style-name="T5">{</text:span><text:span text:style-name="T7">exportDropdownStyles</text:span><text:span text:style-name="T5">}</text:span></text:p>
      <text:p text:style-name="P1"><text:span text:style-name="T3">darkThemeApplied</text:span>=<text:span text:style-name="T5">{</text:span><text:span text:style-name="T7">darkThemeApplied</text:span><text:span text:style-name="T5">}</text:span></text:p>
      <text:p text:style-name="P5">/&gt;</text:p>
      <text:p text:style-name="P1">)</text:p>
      <text:p text:style-name="P8">}</text:p>
      <text:p text:style-name="P1"><text:span text:style-name="T11">&lt;/</text:span><text:span text:style-name="T10">Dropdown</text:span><text:span text:style-name="T11">&gt;</text:span></text:p>
      <text:p text:style-name="P1">)<text:span text:style-name="T5">}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</text:span><text:span text:style-name="T5">button</text:span></text:p>
      <text:p text:style-name="P1"><text:span text:style-name="T3">type</text:span>=<text:span text:style-name="T4">"button"</text:span></text:p>
      <text:p text:style-name="P1"><text:span text:style-name="T3">className</text:span>=<text:span text:style-name="T5">{</text:span><text:span text:style-name="T4">`</text:span><text:span text:style-name="T5">${</text:span><text:span text:style-name="T7">styles</text:span>[<text:span text:style-name="T4">"center-items"</text:span>]<text:span text:style-name="T5">}</text:span><text:span text:style-name="T4"> </text:span><text:span text:style-name="T5">${</text:span><text:span text:style-name="T7">styles</text:span>[<text:span text:style-name="T4">"settings-button"</text:span>]<text:span text:style-name="T5">}</text:span><text:span text:style-name="T4">`</text:span><text:span text:style-name="T5">}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background: </text:span><text:span text:style-name="T5">${</text:span><text:span text:style-name="T7">theme</text:span>.<text:span text:style-name="T3">colors</text:span>.<text:span text:style-name="T3">tertiary</text:span>.<text:span text:style-name="T3">main</text:span><text:span text:style-name="T5">}</text:span><text:span text:style-name="T4">;</text:span></text:p>
      <text:p text:style-name="P6">border: none;</text:p>
      <text:p text:style-name="P1"><text:span text:style-name="T4">`</text:span><text:span text:style-name="T5">}</text:span></text:p>
      <text:p text:style-name="P1"><text:span text:style-name="T3">onClick</text:span>=<text:span text:style-name="T5">{</text:span>() <text:span text:style-name="T5">=&gt;</text:span> <text:span text:style-name="T6">setSettingsModal</text:span>(<text:span text:style-name="T5">true</text:span>)<text:span text:style-name="T5">}</text:span></text:p>
      <text:p text:style-name="P5">&gt;</text:p>
      <text:p text:style-name="P1"><text:span text:style-name="T11">&lt;</text:span><text:span text:style-name="T10">Image</text:span> <text:span text:style-name="T3">src</text:span>=<text:span text:style-name="T5">{</text:span><text:span text:style-name="T7">SETTING_HEADER</text:span><text:span text:style-name="T5">}</text:span> <text:span text:style-name="T3">alt</text:span>=<text:span text:style-name="T4">"upload"</text:span> <text:span text:style-name="T3">width</text:span>=<text:span text:style-name="T5">{</text:span><text:span text:style-name="T8">10</text:span><text:span text:style-name="T5">}</text:span> <text:span text:style-name="T3">height</text:span>=<text:span text:style-name="T5">{</text:span><text:span text:style-name="T8">10</text:span><text:span text:style-name="T5">}</text:span> <text:span text:style-name="T11">/&gt;</text:span></text:p>
      <text:p text:style-name="P1"><text:span text:style-name="T11">&lt;</text:span><text:span text:style-name="T5">div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color: </text:span><text:span text:style-name="T5">${</text:span><text:span text:style-name="T7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pan text:style-name="T4">font-family: </text:span><text:span text:style-name="T5">${</text:span><text:span text:style-name="T7">theme</text:span>.<text:span text:style-name="T3">fontFamilies</text:span>.<text:span text:style-name="T3">primary</text:span>.<text:span text:style-name="T3">medium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5">{</text:span><text:span text:style-name="T6">t</text:span>(<text:span text:style-name="T4">"individual-settings"</text:span>)<text:span text:style-name="T5">}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/</text:span><text:span text:style-name="T5">button</text:span><text:span text:style-name="T11">&gt;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</text:span><text:span text:style-name="T5">table</text:span></text:p>
      <text:p text:style-name="P1"><text:span text:style-name="T3">className</text:span>=<text:span text:style-name="T5">{</text:span><text:span text:style-name="T7">styles</text:span>[<text:span text:style-name="T4">"table-container"</text:span>]<text:span text:style-name="T5">}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border: 1px solid </text:span><text:span text:style-name="T5">${</text:span><text:span text:style-name="T7">theme</text:span>.<text:span text:style-name="T3">colors</text:span>.<text:span text:style-name="T3">line</text:span>.<text:span text:style-name="T3">main</text:span><text:span text:style-name="T5">}</text:span><text:span text:style-name="T4">;</text:span></text:p>
      <text:p text:style-name="P1"><text:span text:style-name="T4">direction: </text:span><text:span text:style-name="T5">${</text:span><text:span text:style-name="T7">dirRTL</text:span> ? <text:span text:style-name="T4">"rtl"</text:span> : <text:span text:style-name="T4">"ltr"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11">&lt;</text:span><text:span text:style-name="T5">tbody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5</text:span><text:span text:style-name="T5">}</text:span><text:span text:style-name="T4">;</text:span></text:p>
      <text:p text:style-name="P1"><text:span text:style-name="T4">color: </text:span><text:span text:style-name="T5">${</text:span><text:span text:style-name="T7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pan text:style-name="T4">font-family: </text:span><text:span text:style-name="T5">${</text:span><text:span text:style-name="T7">theme</text:span>.<text:span text:style-name="T3">fontFamilies</text:span>.<text:span text:style-name="T3">primary</text:span>.<text:span text:style-name="T3">regular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11">&lt;</text:span><text:span text:style-name="T5">tr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background: </text:span><text:span text:style-name="T5">${</text:span><text:span text:style-name="T7">theme</text:span>.<text:span text:style-name="T3">colors</text:span>.<text:span text:style-name="T3">tertiary</text:span>.<text:span text:style-name="T3">main</text:span><text:span text:style-name="T5">}</text:span><text:span text:style-name="T4">;</text:span></text:p>
      <text:p text:style-name="P1"><text:span text:style-name="T4">color: </text:span><text:span text:style-name="T5">${</text:span><text:span text:style-name="T7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oft-page-break/><text:span text:style-name="T4">font-family: </text:span><text:span text:style-name="T5">${</text:span><text:span text:style-name="T7">theme</text:span>.<text:span text:style-name="T3">fontFamilies</text:span>.<text:span text:style-name="T3">primary</text:span>.<text:span text:style-name="T3">bold</text:span><text:span text:style-name="T5">}</text:span><text:span text:style-name="T4">;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6</text:span><text:span text:style-name="T5">}</text:span><text:span text:style-name="T4">;</text:span></text:p>
      <text:p text:style-name="P6">text-transform: uppercase;</text:p>
      <text:p text:style-name="P1"><text:span text:style-name="T4">`</text:span><text:span text:style-name="T5">}</text:span></text:p>
      <text:p text:style-name="P5">&gt;</text:p>
      <text:p text:style-name="P1"><text:span text:style-name="T5">{</text:span><text:span text:style-name="T7">responseData</text:span>.<text:span text:style-name="T6">map</text:span>((<text:span text:style-name="T3">header</text:span>) <text:span text:style-name="T5">=&gt;</text:span> <text:span text:style-name="T3">header</text:span>.<text:span text:style-name="T3">isDisplayed</text:span> &amp;&amp; <text:span text:style-name="T11">&lt;</text:span><text:span text:style-name="T5">th</text:span> <text:span text:style-name="T3">key</text:span>=<text:span text:style-name="T5">{</text:span><text:span text:style-name="T3">header</text:span>.<text:span text:style-name="T3">id</text:span><text:span text:style-name="T5">}</text:span><text:span text:style-name="T11">&gt;</text:span><text:span text:style-name="T5">{</text:span><text:span text:style-name="T3">header</text:span>.<text:span text:style-name="T3">name</text:span><text:span text:style-name="T5">}</text:span><text:span text:style-name="T11">&lt;/</text:span><text:span text:style-name="T5">th</text:span><text:span text:style-name="T11">&gt;</text:span>)<text:span text:style-name="T5">}</text:span></text:p>
      <text:p text:style-name="P1"><text:span text:style-name="T5">{</text:span><text:span text:style-name="T7">responseEmbeddedData</text:span>.<text:span text:style-name="T6">map</text:span>((<text:span text:style-name="T3">header</text:span>) <text:span text:style-name="T5">=&gt;</text:span> <text:span text:style-name="T3">header</text:span>.<text:span text:style-name="T3">isDisplayed</text:span> &amp;&amp; <text:span text:style-name="T11">&lt;</text:span><text:span text:style-name="T5">th</text:span> <text:span text:style-name="T3">key</text:span>=<text:span text:style-name="T5">{</text:span><text:span text:style-name="T3">header</text:span>.<text:span text:style-name="T3">id</text:span><text:span text:style-name="T5">}</text:span><text:span text:style-name="T11">&gt;</text:span><text:span text:style-name="T5">{</text:span><text:span text:style-name="T3">header</text:span>.<text:span text:style-name="T3">name</text:span><text:span text:style-name="T5">}</text:span><text:span text:style-name="T11">&lt;/</text:span><text:span text:style-name="T5">th</text:span><text:span text:style-name="T11">&gt;</text:span>)<text:span text:style-name="T5">}</text:span></text:p>
      <text:p text:style-name="P1"><text:span text:style-name="T5">{</text:span><text:span text:style-name="T7">responseQuestionData</text:span>.<text:span text:style-name="T6">map</text:span>((<text:span text:style-name="T3">header</text:span>) <text:span text:style-name="T5">=&gt;</text:span> <text:span text:style-name="T3">header</text:span>.<text:span text:style-name="T3">checked</text:span> &amp;&amp; <text:span text:style-name="T11">&lt;</text:span><text:span text:style-name="T5">th</text:span> <text:span text:style-name="T3">key</text:span>=<text:span text:style-name="T5">{</text:span><text:span text:style-name="T3">header</text:span>.<text:span text:style-name="T3">key</text:span><text:span text:style-name="T5">}</text:span><text:span text:style-name="T11">&gt;</text:span><text:span text:style-name="T5">{</text:span><text:span text:style-name="T3">header</text:span>.<text:span text:style-name="T3">name</text:span><text:span text:style-name="T5">}</text:span><text:span text:style-name="T11">&lt;/</text:span><text:span text:style-name="T5">th</text:span><text:span text:style-name="T11">&gt;</text:span>)<text:span text:style-name="T5">}</text:span></text:p>
      <text:p text:style-name="P1"><text:span text:style-name="T11">&lt;</text:span><text:span text:style-name="T5">th</text:span> <text:span text:style-name="T3">className</text:span>=<text:span text:style-name="T5">{</text:span><text:span text:style-name="T7">styles</text:span>[<text:span text:style-name="T4">"table-right"</text:span>]<text:span text:style-name="T5">}</text:span><text:span text:style-name="T11">&gt;</text:span>Actions<text:span text:style-name="T11">&lt;/</text:span><text:span text:style-name="T5">th</text:span><text:span text:style-name="T11">&gt;</text:span></text:p>
      <text:p text:style-name="P1"><text:span text:style-name="T11">&lt;/</text:span><text:span text:style-name="T5">tr</text:span><text:span text:style-name="T11">&gt;</text:span></text:p>
      <text:p text:style-name="P1"><text:span text:style-name="T5">{</text:span><text:span text:style-name="T7">responseTableData</text:span>.<text:span text:style-name="T6">map</text:span>((<text:span text:style-name="T3">element</text:span>, <text:span text:style-name="T3">index</text:span>) <text:span text:style-name="T5">=&gt;</text:span> (</text:p>
      <text:p text:style-name="P3">// eslint-disable-next-line react/no-array-index-key</text:p>
      <text:p text:style-name="P1"><text:span text:style-name="T11">&lt;</text:span><text:span text:style-name="T5">tr</text:span> <text:span text:style-name="T3">key</text:span>=<text:span text:style-name="T5">{</text:span><text:span text:style-name="T3">index</text:span><text:span text:style-name="T5">}</text:span><text:span text:style-name="T11">&gt;</text:span></text:p>
      <text:p text:style-name="P1"><text:span text:style-name="T11">&lt;</text:span><text:span text:style-name="T5">td</text:span><text:span text:style-name="T11">&gt;</text:span></text:p>
      <text:p text:style-name="P1"><text:span text:style-name="T5">{</text:span><text:span text:style-name="T11">&lt;</text:span><text:span text:style-name="T5">label</text:span> <text:span text:style-name="T3">className</text:span>=<text:span text:style-name="T4">"checkbox-label"</text:span> <text:span text:style-name="T3">style</text:span>=<text:span text:style-name="T5">{</text:span>{ <text:span text:style-name="T3">padding:</text:span> <text:span text:style-name="T4">"0px"</text:span>, <text:span text:style-name="T3">margin:</text:span> <text:span text:style-name="T4">"4px -25px 0px -19px"</text:span> }<text:span text:style-name="T5">}</text:span> <text:span text:style-name="T11">&gt;</text:span> <text:span text:style-name="T11">&lt;</text:span><text:span text:style-name="T5">input</text:span> <text:span text:style-name="T3">type</text:span>=<text:span text:style-name="T4">"checkbox"</text:span> <text:span text:style-name="T3">checked</text:span>=<text:span text:style-name="T5">{</text:span><text:span text:style-name="T7">checked</text:span>[<text:span text:style-name="T3">index</text:span>]<text:span text:style-name="T5">}</text:span> <text:span text:style-name="T3">onChange</text:span>=<text:span text:style-name="T5">{</text:span>(<text:span text:style-name="T3">event</text:span>) <text:span text:style-name="T5">=&gt;</text:span> <text:span text:style-name="T6">handleCheck</text:span>(<text:span text:style-name="T3">event</text:span>, <text:span text:style-name="T3">index</text:span>, <text:span text:style-name="T3">element</text:span>.<text:span text:style-name="T3">id</text:span>)<text:span text:style-name="T5">}</text:span> <text:span text:style-name="T3">style</text:span>=<text:span text:style-name="T5">{</text:span>{ <text:span text:style-name="T3">display:</text:span> <text:span text:style-name="T4">"none"</text:span> }<text:span text:style-name="T5">}</text:span> <text:span text:style-name="T11">/&gt;</text:span> <text:span text:style-name="T11">&lt;</text:span><text:span text:style-name="T5">span</text:span><text:span text:style-name="T11">&gt;</text:span><text:span text:style-name="T5">{</text:span><text:span text:style-name="T6">checkboxSvg</text:span>(<text:span text:style-name="T7">checked</text:span>[<text:span text:style-name="T3">index</text:span>])<text:span text:style-name="T5">}</text:span><text:span text:style-name="T11">&lt;/</text:span><text:span text:style-name="T5">span</text:span><text:span text:style-name="T11">&gt;</text:span> <text:span text:style-name="T11">&lt;/</text:span><text:span text:style-name="T5">label</text:span><text:span text:style-name="T11">&gt;</text:span><text:span text:style-name="T5">}</text:span></text:p>
      <text:p text:style-name="P9"/>
      <text:p text:style-name="P1"><text:span text:style-name="T11">&lt;/</text:span><text:span text:style-name="T5">td</text:span><text:span text:style-name="T11">&gt;</text:span></text:p>
      <text:p text:style-name="P1"><text:span text:style-name="T5">{</text:span><text:span text:style-name="T3">element</text:span>.<text:span text:style-name="T6">map</text:span>(</text:p>
      <text:p text:style-name="P1">(<text:span text:style-name="T3">data</text:span>) <text:span text:style-name="T5">=&gt;</text:span></text:p>
      <text:p text:style-name="P1"><text:span text:style-name="T3">data</text:span>.<text:span text:style-name="T3">isDisplay</text:span> &amp;&amp; (</text:p>
      <text:p text:style-name="P1"><text:span text:style-name="T11">&lt;</text:span><text:span text:style-name="T5">td</text:span></text:p>
      <text:p text:style-name="P1"><text:span text:style-name="T3">key</text:span>=<text:span text:style-name="T5">{</text:span><text:span text:style-name="T3">data</text:span>.<text:span text:style-name="T3">id</text:span><text:span text:style-name="T5">}</text:span></text:p>
      <text:p text:style-name="P1"><text:span text:style-name="T3">className</text:span>=<text:span text:style-name="T5">{</text:span><text:span text:style-name="T3">data</text:span>.<text:span text:style-name="T3">id</text:span> === <text:span text:style-name="T4">"6"</text:span> ? <text:span text:style-name="T7">styles</text:span>[<text:span text:style-name="T4">"status-column"</text:span>] : <text:span text:style-name="T4">""</text:span><text:span text:style-name="T5">}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font-family: </text:span><text:span text:style-name="T5">${</text:span><text:span text:style-name="T3">data</text:span>.<text:span text:style-name="T3">id</text:span> === <text:span text:style-name="T4">"1"</text:span> &amp;&amp; <text:span text:style-name="T7">theme</text:span>.<text:span text:style-name="T3">fontFamilies</text:span>.<text:span text:style-name="T3">primary</text:span>.<text:span text:style-name="T3">medium</text:span><text:span text:style-name="T5">}</text:span><text:span text:style-name="T4">;</text:span></text:p>
      <text:p text:style-name="P1"><text:span text:style-name="T4">color: </text:span><text:span text:style-name="T5">${</text:span>(<text:span text:style-name="T3">data</text:span>.<text:span text:style-name="T3">id</text:span> === <text:span text:style-name="T4">"1"</text:span> &amp;&amp; <text:span text:style-name="T7">theme</text:span>.<text:span text:style-name="T3">colors</text:span>.<text:span text:style-name="T3">individualColor</text:span>) ||</text:p>
      <text:p text:style-name="P1">(<text:span text:style-name="T3">data</text:span>.<text:span text:style-name="T3">id</text:span> === <text:span text:style-name="T4">"6"</text:span> &amp;&amp; <text:span text:style-name="T7">theme</text:span>.<text:span text:style-name="T3">colors</text:span>.<text:span text:style-name="T3">individualColor</text:span>)<text:span text:style-name="T5">}</text:span><text:span text:style-name="T4">;</text:span></text:p>
      <text:p text:style-name="P1"><text:span text:style-name="T4">background: </text:span><text:span text:style-name="T5">${</text:span><text:span text:style-name="T3">data</text:span>.<text:span text:style-name="T3">id</text:span> === <text:span text:style-name="T4">"6"</text:span> &amp;&amp; <text:span text:style-name="T7">theme</text:span>.<text:span text:style-name="T3">colors</text:span>.<text:span text:style-name="T3">individualBgColor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5">{</text:span><text:span text:style-name="T3">data</text:span>.<text:span text:style-name="T3">name</text:span><text:span text:style-name="T5">}</text:span></text:p>
      <text:p text:style-name="P1"><text:span text:style-name="T11">&lt;/</text:span><text:span text:style-name="T5">td</text:span><text:span text:style-name="T11">&gt;</text:span></text:p>
      <text:p text:style-name="P1">)</text:p>
      <text:p text:style-name="P1">)<text:span text:style-name="T5">}</text:span></text:p>
      <text:p text:style-name="P1"><text:span text:style-name="T5">{</text:span><text:span text:style-name="T7">responseEmbeddedData</text:span>.<text:span text:style-name="T6">map</text:span>((<text:span text:style-name="T3">data</text:span>) <text:span text:style-name="T5">=&gt;</text:span> <text:span text:style-name="T3">data</text:span>.<text:span text:style-name="T3">isDisplayed</text:span> &amp;&amp; <text:span text:style-name="T11">&lt;</text:span><text:span text:style-name="T5">td</text:span> <text:span text:style-name="T3">key</text:span>=<text:span text:style-name="T5">{</text:span><text:span text:style-name="T3">data</text:span>.<text:span text:style-name="T3">id</text:span><text:span text:style-name="T5">}</text:span><text:span text:style-name="T11">&gt;</text:span><text:span text:style-name="T5">{</text:span><text:span text:style-name="T3">data</text:span>.<text:span text:style-name="T3">value</text:span><text:span text:style-name="T5">}</text:span><text:span text:style-name="T11">&lt;/</text:span><text:span text:style-name="T5">td</text:span><text:span text:style-name="T11">&gt;</text:span>)<text:span text:style-name="T5">}</text:span></text:p>
      <text:p text:style-name="P9"/>
      <text:p text:style-name="P1"><text:span text:style-name="T5">{</text:span><text:span text:style-name="T7">responseQuestionData</text:span>.<text:span text:style-name="T6">map</text:span>((<text:span text:style-name="T3">data</text:span>) <text:span text:style-name="T5">=&gt;</text:span> <text:span text:style-name="T3">data</text:span>.<text:span text:style-name="T3">checked</text:span> &amp;&amp; <text:span text:style-name="T11">&lt;</text:span><text:span text:style-name="T5">td</text:span> <text:span text:style-name="T3">key</text:span>=<text:span text:style-name="T5">{</text:span><text:span text:style-name="T3">data</text:span>.<text:span text:style-name="T3">key</text:span><text:span text:style-name="T5">}</text:span><text:span text:style-name="T11">&gt;</text:span><text:span text:style-name="T5">{</text:span><text:span text:style-name="T3">data</text:span>.<text:span text:style-name="T3">value</text:span><text:span text:style-name="T5">}</text:span><text:span text:style-name="T11">&lt;/</text:span><text:span text:style-name="T5">td</text:span><text:span text:style-name="T11">&gt;</text:span>)<text:span text:style-name="T5">}</text:span></text:p>
      <text:p text:style-name="P1"><text:span text:style-name="T11">&lt;</text:span><text:span text:style-name="T5">td</text:span><text:span text:style-name="T11">&gt;</text:span></text:p>
      <text:p text:style-name="P1"><text:span text:style-name="T11">&lt;</text:span><text:span text:style-name="T10">ActionMenu</text:span> <text:span text:style-name="T11">/&gt;</text:span></text:p>
      <text:p text:style-name="P1"><text:span text:style-name="T11">&lt;/</text:span><text:span text:style-name="T5">td</text:span><text:span text:style-name="T11">&gt;</text:span></text:p>
      <text:p text:style-name="P1"><text:span text:style-name="T11">&lt;/</text:span><text:span text:style-name="T5">tr</text:span><text:span text:style-name="T11">&gt;</text:span></text:p>
      <text:p text:style-name="P1">))<text:span text:style-name="T5">}</text:span></text:p>
      <text:p text:style-name="P1"><text:span text:style-name="T11">&lt;/</text:span><text:span text:style-name="T5">tbody</text:span><text:span text:style-name="T11">&gt;</text:span></text:p>
      <text:p text:style-name="P1"><text:soft-page-break/><text:span text:style-name="T11">&lt;/</text:span><text:span text:style-name="T5">table</text:span><text:span text:style-name="T11">&gt;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/</text:span><text:span text:style-name="T5">div</text:span><text:span text:style-name="T11">&gt;</text:span></text:p>
      <text:p text:style-name="P1"><text:span text:style-name="T5">{</text:span>(<text:span text:style-name="T7">settingsModal</text:span> || <text:span text:style-name="T7">settingsModalTransition</text:span>) &amp;&amp; (</text:p>
      <text:p text:style-name="P1"><text:span text:style-name="T11">&lt;</text:span><text:span text:style-name="T10">SettingsModal</text:span></text:p>
      <text:p text:style-name="P1"><text:span text:style-name="T3">theme</text:span>=<text:span text:style-name="T5">{</text:span><text:span text:style-name="T7">theme</text:span><text:span text:style-name="T5">}</text:span></text:p>
      <text:p text:style-name="P1"><text:span text:style-name="T3">closeModal</text:span>=<text:span text:style-name="T5">{</text:span>() <text:span text:style-name="T5">=&gt;</text:span> {</text:p>
      <text:p text:style-name="P1"><text:span text:style-name="T6">setSettingsModal</text:span>(<text:span text:style-name="T5">false</text:span>);</text:p>
      <text:p text:style-name="P1">}<text:span text:style-name="T5">}</text:span></text:p>
      <text:p text:style-name="P1"><text:span text:style-name="T3">settingsModal</text:span>=<text:span text:style-name="T5">{</text:span><text:span text:style-name="T7">settingsModal</text:span><text:span text:style-name="T5">}</text:span></text:p>
      <text:p text:style-name="P1"><text:span text:style-name="T3">settingsModalTransition</text:span>=<text:span text:style-name="T5">{</text:span><text:span text:style-name="T7">settingsModalTransition</text:span><text:span text:style-name="T5">}</text:span></text:p>
      <text:p text:style-name="P1"><text:span text:style-name="T3">handleResponseMetaData</text:span>=<text:span text:style-name="T5">{</text:span><text:span text:style-name="T6">handleResponseMetaData</text:span><text:span text:style-name="T5">}</text:span></text:p>
      <text:p text:style-name="P1"><text:span text:style-name="T3">handleResponseEmbeddedData</text:span>=<text:span text:style-name="T5">{</text:span><text:span text:style-name="T6">handleResponseEmbeddedData</text:span><text:span text:style-name="T5">}</text:span></text:p>
      <text:p text:style-name="P1"><text:span text:style-name="T3">handleResponseQuestionData</text:span>=<text:span text:style-name="T5">{</text:span><text:span text:style-name="T6">handleResponseQuestionData</text:span><text:span text:style-name="T5">}</text:span></text:p>
      <text:p text:style-name="P5">/&gt;</text:p>
      <text:p text:style-name="P1">)<text:span text:style-name="T5">}</text:span></text:p>
      <text:p text:style-name="P1"><text:span text:style-name="T5">{</text:span><text:span text:style-name="T7">totalResults</text:span> &gt; <text:span text:style-name="T7">limit</text:span> &amp;&amp; (</text:p>
      <text:p text:style-name="P1"><text:span text:style-name="T11">&lt;</text:span><text:span text:style-name="T5">div</text:span> <text:span text:style-name="T3">className</text:span>=<text:span text:style-name="T5">{</text:span><text:span text:style-name="T7">styles</text:span>[<text:span text:style-name="T4">"response-list-pagination"</text:span>]<text:span text:style-name="T5">}</text:span><text:span text:style-name="T11">&gt;</text:span></text:p>
      <text:p text:style-name="P1"><text:span text:style-name="T11">&lt;</text:span><text:span text:style-name="T10">Pagination</text:span></text:p>
      <text:p text:style-name="P1"><text:span text:style-name="T3">theme</text:span>=<text:span text:style-name="T5">{</text:span><text:span text:style-name="T7">theme</text:span><text:span text:style-name="T5">}</text:span></text:p>
      <text:p text:style-name="P1"><text:span text:style-name="T3">total</text:span>=<text:span text:style-name="T5">{</text:span><text:span text:style-name="T7">totalResults</text:span><text:span text:style-name="T5">}</text:span></text:p>
      <text:p text:style-name="P1"><text:span text:style-name="T3">limit</text:span>=<text:span text:style-name="T5">{</text:span><text:span text:style-name="T7">limit</text:span><text:span text:style-name="T5">}</text:span></text:p>
      <text:p text:style-name="P1"><text:span text:style-name="T3">isMob</text:span>=<text:span text:style-name="T5">{</text:span><text:span text:style-name="T7">isMob</text:span><text:span text:style-name="T5">}</text:span></text:p>
      <text:p text:style-name="P1"><text:span text:style-name="T3">current</text:span>=<text:span text:style-name="T5">{</text:span><text:span text:style-name="T7">currentPage</text:span><text:span text:style-name="T5">}</text:span></text:p>
      <text:p text:style-name="P1"><text:span text:style-name="T3">onClick</text:span>=<text:span text:style-name="T5">{</text:span>(<text:span text:style-name="T3">pageIdx</text:span>: <text:span text:style-name="T10">number</text:span>) <text:span text:style-name="T5">=&gt;</text:span> <text:span text:style-name="T6">paginationHandler</text:span>(<text:span text:style-name="T3">pageIdx</text:span>)<text:span text:style-name="T5">}</text:span></text:p>
      <text:p text:style-name="P1"><text:span text:style-name="T3">darkThemeApplied</text:span>=<text:span text:style-name="T5">{</text:span><text:span text:style-name="T7">darkThemeApplied</text:span><text:span text:style-name="T5">}</text:span></text:p>
      <text:p text:style-name="P5">/&gt;</text:p>
      <text:p text:style-name="P1"><text:span text:style-name="T11">&lt;</text:span><text:span text:style-name="T5">div</text:span></text:p>
      <text:p text:style-name="P1"><text:span text:style-name="T3">className</text:span>=<text:span text:style-name="T5">{</text:span><text:span text:style-name="T7">styles</text:span>[<text:span text:style-name="T4">"response-table-limit-dropdown"</text:span>]<text:span text:style-name="T5">}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border: 1px solid </text:span><text:span text:style-name="T5">${</text:span><text:span text:style-name="T7">theme</text:span>.<text:span text:style-name="T3">colors</text:span>.<text:span text:style-name="T3">overviewTableBorder</text:span><text:span text:style-name="T5">}</text:span><text:span text:style-name="T4">;</text:span></text:p>
      <text:p text:style-name="P1"><text:span text:style-name="T4">margin-left: </text:span><text:span text:style-name="T5">${</text:span><text:span text:style-name="T7">dirRTL</text:span> ? <text:span text:style-name="T4">"0px"</text:span> : <text:span text:style-name="T4">"20px"</text:span><text:span text:style-name="T5">}</text:span><text:span text:style-name="T4">;</text:span></text:p>
      <text:p text:style-name="P1"><text:span text:style-name="T4">margin-right: </text:span><text:span text:style-name="T5">${</text:span><text:span text:style-name="T7">dirRTL</text:span> ? <text:span text:style-name="T4">"20px"</text:span> : <text:span text:style-name="T4">"0px"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11">&lt;</text:span><text:span text:style-name="T10">Dropdown</text:span> <text:span text:style-name="T3">onClose</text:span>=<text:span text:style-name="T5">{</text:span><text:span text:style-name="T6">setLimitDropdown</text:span><text:span text:style-name="T5">}</text:span><text:span text:style-name="T11">&gt;</text:span></text:p>
      <text:p text:style-name="P1"><text:span text:style-name="T11">&lt;</text:span><text:span text:style-name="T5">button</text:span></text:p>
      <text:p text:style-name="P1"><text:span text:style-name="T3">type</text:span>=<text:span text:style-name="T4">"button"</text:span></text:p>
      <text:p text:style-name="P1"><text:span text:style-name="T3">className</text:span>=<text:span text:style-name="T5">{</text:span><text:span text:style-name="T7">styles</text:span>[<text:span text:style-name="T4">"response-table-limit"</text:span>]<text:span text:style-name="T5">}</text:span></text:p>
      <text:p text:style-name="P1"><text:span text:style-name="T3">onClick</text:span>=<text:span text:style-name="T5">{</text:span>() <text:span text:style-name="T5">=&gt;</text:span> <text:span text:style-name="T6">setLimitDropdown</text:span>(!<text:span text:style-name="T7">limitDropdown</text:span>)<text:span text:style-name="T5">}</text:span></text:p>
      <text:p text:style-name="P1"><text:span text:style-name="T3">aria-expanded</text:span>=<text:span text:style-name="T5">{</text:span><text:span text:style-name="T7">limitDropdown</text:span><text:span text:style-name="T5">}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border: 1px solid </text:span><text:span text:style-name="T5">${</text:span><text:span text:style-name="T7">theme</text:span>.<text:span text:style-name="T3">colors</text:span>.<text:span text:style-name="T3">overviewTableBorder</text:span><text:span text:style-name="T5">}</text:span><text:span text:style-name="T4">;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7</text:span><text:span text:style-name="T5">}</text:span><text:span text:style-name="T4">;</text:span></text:p>
      <text:p text:style-name="P1"><text:span text:style-name="T4">color: </text:span><text:span text:style-name="T5">${</text:span><text:span text:style-name="T7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pan text:style-name="T4">font-family: </text:span><text:span text:style-name="T5">${</text:span><text:span text:style-name="T7">theme</text:span>.<text:span text:style-name="T3">fontFamilies</text:span>.<text:span text:style-name="T3">primary</text:span>.<text:span text:style-name="T3">medium</text:span><text:span text:style-name="T5">}</text:span><text:span text:style-name="T4">;</text:span></text:p>
      <text:p text:style-name="P1"><text:span text:style-name="T4">margin-left: </text:span><text:span text:style-name="T5">${</text:span><text:span text:style-name="T7">dirRTL</text:span> ? <text:span text:style-name="T4">"15px"</text:span> : <text:span text:style-name="T4">"0px"</text:span><text:span text:style-name="T5">}</text:span><text:span text:style-name="T4">;</text:span></text:p>
      <text:p text:style-name="P1"><text:span text:style-name="T4">margin-right: </text:span><text:span text:style-name="T5">${</text:span><text:span text:style-name="T7">dirRTL</text:span> ? <text:span text:style-name="T4">"0px"</text:span> : <text:span text:style-name="T4">"15px"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11">&lt;</text:span><text:span text:style-name="T5">div</text:span></text:p>
      <text:p text:style-name="P1"><text:soft-page-break/><text:span text:style-name="T3">className</text:span>=<text:span text:style-name="T5">{</text:span><text:span text:style-name="T7">styles</text:span>[<text:span text:style-name="T4">"response-table-limit-name"</text:span>]<text:span text:style-name="T5">}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margin-left: </text:span><text:span text:style-name="T5">${</text:span><text:span text:style-name="T7">dirRTL</text:span> ? <text:span text:style-name="T4">"0px"</text:span> : <text:span text:style-name="T4">"10px"</text:span><text:span text:style-name="T5">}</text:span><text:span text:style-name="T4">;</text:span></text:p>
      <text:p text:style-name="P1"><text:span text:style-name="T4">margin-right: </text:span><text:span text:style-name="T5">${</text:span><text:span text:style-name="T7">dirRTL</text:span> ? <text:span text:style-name="T4">"10px"</text:span> : <text:span text:style-name="T4">"0px"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5">{</text:span><text:span text:style-name="T7">limit</text:span><text:span text:style-name="T5">}</text:span></text:p>
      <text:p text:style-name="P1"><text:span text:style-name="T11">&lt;</text:span><text:span text:style-name="T10">Image</text:span></text:p>
      <text:p text:style-name="P1"><text:span text:style-name="T3">className</text:span>=<text:span text:style-name="T5">{</text:span><text:span text:style-name="T7">styles</text:span>[<text:span text:style-name="T4">"response-table-limit-arrow"</text:span>]<text:span text:style-name="T5">}</text:span></text:p>
      <text:p text:style-name="P1"><text:span text:style-name="T3">src</text:span>=<text:span text:style-name="T5">{</text:span><text:span text:style-name="T7">darkThemeApplied</text:span> ? <text:span text:style-name="T7">DOWN_ARROW_ICON_DARK</text:span> : <text:span text:style-name="T7">DOWN_ARROW_ICON</text:span><text:span text:style-name="T5">}</text:span></text:p>
      <text:p text:style-name="P1"><text:span text:style-name="T3">alt</text:span>=<text:span text:style-name="T4">"dropdown_arrow"</text:span></text:p>
      <text:p text:style-name="P1"><text:span text:style-name="T3">width</text:span>=<text:span text:style-name="T5">{</text:span><text:span text:style-name="T8">8</text:span><text:span text:style-name="T5">}</text:span></text:p>
      <text:p text:style-name="P1"><text:span text:style-name="T3">height</text:span>=<text:span text:style-name="T5">{</text:span><text:span text:style-name="T8">5</text:span><text:span text:style-name="T5">}</text:span></text:p>
      <text:p text:style-name="P5">/&gt;</text:p>
      <text:p text:style-name="P1"><text:span text:style-name="T11">&lt;/</text:span><text:span text:style-name="T5">div</text:span><text:span text:style-name="T11">&gt;</text:span></text:p>
      <text:p text:style-name="P1"><text:span text:style-name="T11">&lt;/</text:span><text:span text:style-name="T5">button</text:span><text:span text:style-name="T11">&gt;</text:span></text:p>
      <text:p text:style-name="P1"><text:span text:style-name="T5">{</text:span><text:span text:style-name="T7">limitDropdown</text:span> &amp;&amp; (</text:p>
      <text:p text:style-name="P1"><text:span text:style-name="T11">&lt;</text:span><text:span text:style-name="T10">DropdownMenu</text:span></text:p>
      <text:p text:style-name="P1"><text:span text:style-name="T3">selectedOption</text:span>=<text:span text:style-name="T5">{</text:span><text:span text:style-name="T7">limit</text:span>.<text:span text:style-name="T6">toString</text:span>()<text:span text:style-name="T5">}</text:span></text:p>
      <text:p text:style-name="P1"><text:span text:style-name="T3">setSelectedOption</text:span>=<text:span text:style-name="T5">{</text:span>() <text:span text:style-name="T5">=&gt;</text:span> <text:span text:style-name="T6">handleSetLimit</text:span>()<text:span text:style-name="T5">}</text:span></text:p>
      <text:p text:style-name="P1"><text:span text:style-name="T3">theme</text:span>=<text:span text:style-name="T5">{</text:span><text:span text:style-name="T7">theme</text:span><text:span text:style-name="T5">}</text:span></text:p>
      <text:p text:style-name="P1"><text:span text:style-name="T3">options</text:span>=<text:span text:style-name="T5">{</text:span><text:span text:style-name="T7">limitOptions</text:span><text:span text:style-name="T5">}</text:span></text:p>
      <text:p text:style-name="P7">changeBackground</text:p>
      <text:p text:style-name="P1"><text:span text:style-name="T3">showDropdown</text:span>=<text:span text:style-name="T5">{</text:span><text:span text:style-name="T6">setLimitDropdown</text:span><text:span text:style-name="T5">}</text:span></text:p>
      <text:p text:style-name="P1"><text:span text:style-name="T3">styles</text:span>=<text:span text:style-name="T5">{</text:span><text:span text:style-name="T7">limitDropdownStyles</text:span><text:span text:style-name="T5">}</text:span></text:p>
      <text:p text:style-name="P1"><text:span text:style-name="T3">darkThemeApplied</text:span>=<text:span text:style-name="T5">{</text:span><text:span text:style-name="T7">darkThemeApplied</text:span><text:span text:style-name="T5">}</text:span></text:p>
      <text:p text:style-name="P5">/&gt;</text:p>
      <text:p text:style-name="P1">)<text:span text:style-name="T5">}</text:span></text:p>
      <text:p text:style-name="P1"><text:span text:style-name="T11">&lt;/</text:span><text:span text:style-name="T10">Dropdown</text:span><text:span text:style-name="T11">&gt;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/</text:span><text:span text:style-name="T5">div</text:span><text:span text:style-name="T11">&gt;</text:span></text:p>
      <text:p text:style-name="P1">)<text:span text:style-name="T5">}</text:span></text:p>
      <text:p text:style-name="P1"><text:span text:style-name="T5">{</text:span>(<text:span text:style-name="T7">exportModal</text:span> || <text:span text:style-name="T7">exportModalTransition</text:span>) &amp;&amp; (</text:p>
      <text:p text:style-name="P1"><text:span text:style-name="T11">&lt;</text:span><text:span text:style-name="T10">Modal</text:span></text:p>
      <text:p text:style-name="P1"><text:span text:style-name="T3">theme</text:span>=<text:span text:style-name="T5">{</text:span><text:span text:style-name="T7">theme</text:span><text:span text:style-name="T5">}</text:span></text:p>
      <text:p text:style-name="P1"><text:span text:style-name="T3">modalSize</text:span>=<text:span text:style-name="T4">"lg"</text:span></text:p>
      <text:p text:style-name="P1"><text:span text:style-name="T3">closeModalView</text:span>=<text:span text:style-name="T5">{</text:span>() <text:span text:style-name="T5">=&gt;</text:span> { <text:span text:style-name="T6">setExportModal</text:span>(<text:span text:style-name="T5">false</text:span>) }<text:span text:style-name="T5">}</text:span></text:p>
      <text:p text:style-name="P1"><text:span text:style-name="T3">modalTopCloseColor</text:span>=<text:span text:style-name="T5">{</text:span><text:span text:style-name="T7">theme</text:span>.<text:span text:style-name="T3">colors</text:span>.<text:span text:style-name="T3">text</text:span>.<text:span text:style-name="T3">primary</text:span><text:span text:style-name="T5">}</text:span></text:p>
      <text:p text:style-name="P1"><text:span text:style-name="T3">modalTopCloseText</text:span>=<text:span text:style-name="T5">{</text:span><text:span text:style-name="T6">t</text:span>(<text:span text:style-name="T4">"common:close-button"</text:span>)<text:span text:style-name="T5">}</text:span></text:p>
      <text:p text:style-name="P1"><text:span text:style-name="T3">modalTransition</text:span>=<text:span text:style-name="T5">{</text:span><text:span text:style-name="T7">exportModalTransition</text:span><text:span text:style-name="T5">}</text:span></text:p>
      <text:p text:style-name="P1"><text:span text:style-name="T3">modalVisible</text:span>=<text:span text:style-name="T5">{</text:span><text:span text:style-name="T7">exportModal</text:span><text:span text:style-name="T5">}</text:span></text:p>
      <text:p text:style-name="P1"><text:span text:style-name="T3">modalHeaderText</text:span>=<text:span text:style-name="T5">{</text:span><text:span text:style-name="T6">t</text:span>(<text:span text:style-name="T4">"update-embedded-data-by-file-upload"</text:span>)<text:span text:style-name="T5">}</text:span></text:p>
      <text:p text:style-name="P1"><text:span text:style-name="T3">modalHeaderTextColor</text:span>=<text:span text:style-name="T5">{</text:span><text:span text:style-name="T7">theme</text:span>.<text:span text:style-name="T3">colors</text:span>.<text:span text:style-name="T3">text</text:span>.<text:span text:style-name="T3">primary</text:span><text:span text:style-name="T5">}</text:span></text:p>
      <text:p text:style-name="P1"><text:span text:style-name="T3">modalHeaderBorder</text:span>=<text:span text:style-name="T5">{</text:span><text:span text:style-name="T4">`1px solid </text:span><text:span text:style-name="T5">${</text:span><text:span text:style-name="T7">theme</text:span>.<text:span text:style-name="T3">colors</text:span>.<text:span text:style-name="T3">line</text:span>.<text:span text:style-name="T3">main</text:span><text:span text:style-name="T5">}</text:span><text:span text:style-name="T4">`</text:span><text:span text:style-name="T5">}</text:span></text:p>
      <text:p text:style-name="P1"><text:span text:style-name="T3">modalHeaderBgColor</text:span>=<text:span text:style-name="T5">{</text:span><text:span text:style-name="T7">theme</text:span>.<text:span text:style-name="T3">colors</text:span>.<text:span text:style-name="T3">universal</text:span>.<text:span text:style-name="T3">main</text:span><text:span text:style-name="T5">}</text:span></text:p>
      <text:p text:style-name="P5">&gt;</text:p>
      <text:p text:style-name="P1"><text:span text:style-name="T5">{</text:span>{</text:p>
      <text:p text:style-name="P1"><text:span text:style-name="T3">body:</text:span> (</text:p>
      <text:p text:style-name="P1"><text:span text:style-name="T11">&lt;</text:span><text:span text:style-name="T5">div</text:span></text:p>
      <text:p text:style-name="P1"><text:span text:style-name="T3">className</text:span>=<text:span text:style-name="T5">{</text:span><text:span text:style-name="T7">styles</text:span>[<text:span text:style-name="T4">"settings-modal-body"</text:span>]<text:span text:style-name="T5">}</text:span></text:p>
      <text:p text:style-name="P1"><text:span text:style-name="T3">style</text:span>=<text:span text:style-name="T5">{</text:span>{ <text:span text:style-name="T3">padding:</text:span> <text:span text:style-name="T4">"20px"</text:span>, <text:span text:style-name="T3">textAlign:</text:span> <text:span text:style-name="T4">"center"</text:span> }<text:span text:style-name="T5">}</text:span></text:p>
      <text:p text:style-name="P5"><text:soft-page-break/>&gt;</text:p>
      <text:p text:style-name="P1"><text:span text:style-name="T11">&lt;</text:span><text:span text:style-name="T5">div</text:span> <text:span text:style-name="T3">className</text:span>=<text:span text:style-name="T5">{</text:span><text:span text:style-name="T7">styles</text:span>[<text:span text:style-name="T4">"export-modal-content"</text:span>]<text:span text:style-name="T5">}</text:span><text:span text:style-name="T11">&gt;</text:span></text:p>
      <text:p text:style-name="P1"><text:span text:style-name="T11">&lt;</text:span><text:span text:style-name="T5">div</text:span> <text:span text:style-name="T3">css</text:span>=<text:span text:style-name="T5">{</text:span><text:span text:style-name="T6">css</text:span><text:span text:style-name="T4">`</text:span></text:p>
      <text:p text:style-name="P1"><text:span text:style-name="T4">color: </text:span><text:span text:style-name="T5">${</text:span><text:span text:style-name="T7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5</text:span><text:span text:style-name="T5">}</text:span><text:span text:style-name="T4">;</text:span></text:p>
      <text:p text:style-name="P1"><text:span text:style-name="T4">font-family: </text:span><text:span text:style-name="T5">${</text:span><text:span text:style-name="T7">theme</text:span>.<text:span text:style-name="T3">fontFamilies</text:span>.<text:span text:style-name="T3">primary</text:span>.<text:span text:style-name="T3">regular</text:span><text:span text:style-name="T5">}</text:span><text:span text:style-name="T4">;`</text:span><text:span text:style-name="T5">}</text:span></text:p>
      <text:p text:style-name="P1"><text:span text:style-name="T3">className</text:span>=<text:span text:style-name="T5">{</text:span><text:span text:style-name="T7">styles</text:span>[<text:span text:style-name="T4">"export-modal-text"</text:span>]<text:span text:style-name="T5">}</text:span><text:span text:style-name="T11">&gt;</text:span><text:span text:style-name="T5">{</text:span><text:span text:style-name="T6">t</text:span>(<text:span text:style-name="T4">"export-modal-text"</text:span>)<text:span text:style-name="T5">}</text:span><text:span text:style-name="T11">&lt;/</text:span><text:span text:style-name="T5">div</text:span><text:span text:style-name="T11">&gt;</text:span></text:p>
      <text:p text:style-name="P1"><text:span text:style-name="T11">&lt;</text:span><text:span text:style-name="T5">div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color: </text:span><text:span text:style-name="T5">${</text:span><text:span text:style-name="T7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5</text:span><text:span text:style-name="T5">}</text:span><text:span text:style-name="T4">;</text:span></text:p>
      <text:p text:style-name="P1"><text:span text:style-name="T4">font-family: </text:span><text:span text:style-name="T5">${</text:span><text:span text:style-name="T7">theme</text:span>.<text:span text:style-name="T3">fontFamilies</text:span>.<text:span text:style-name="T3">primary</text:span>.<text:span text:style-name="T3">regular</text:span><text:span text:style-name="T5">}</text:span><text:span text:style-name="T4">;`</text:span><text:span text:style-name="T5">}</text:span></text:p>
      <text:p text:style-name="P1"><text:span text:style-name="T3">className</text:span>=<text:span text:style-name="T5">{</text:span><text:span text:style-name="T7">styles</text:span>[<text:span text:style-name="T4">"export-modal-subtext"</text:span>]<text:span text:style-name="T5">}</text:span></text:p>
      <text:p text:style-name="P1"><text:span text:style-name="T11">&gt;</text:span><text:span text:style-name="T5">{</text:span><text:span text:style-name="T6">t</text:span>(<text:span text:style-name="T4">"export-modal-subtext"</text:span>)<text:span text:style-name="T5">}</text:span><text:span text:style-name="T11">&lt;/</text:span><text:span text:style-name="T5">div</text:span><text:span text:style-name="T11">&gt;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</text:span><text:span text:style-name="T5">div</text:span> <text:span text:style-name="T3">onClick</text:span>=<text:span text:style-name="T5">{</text:span>() <text:span text:style-name="T5">=&gt;</text:span> <text:span text:style-name="T7">fileName</text:span>.<text:span text:style-name="T7">length</text:span> === <text:span text:style-name="T8">0</text:span> &amp;&amp; <text:span text:style-name="T3">document</text:span>.<text:span text:style-name="T6">getElementById</text:span>(<text:span text:style-name="T4">"fileInput"</text:span>)?.<text:span text:style-name="T6">click</text:span>()<text:span text:style-name="T5">}</text:span> <text:span text:style-name="T3">css</text:span>=<text:span text:style-name="T5">{</text:span><text:span text:style-name="T6">css</text:span><text:span text:style-name="T4">`</text:span></text:p>
      <text:p text:style-name="P1"><text:span text:style-name="T4">border: 1px dashed </text:span><text:span text:style-name="T5">${</text:span><text:span text:style-name="T7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5</text:span><text:span text:style-name="T5">}</text:span><text:span text:style-name="T4">;</text:span></text:p>
      <text:p text:style-name="P1"><text:span text:style-name="T4">font-family: </text:span><text:span text:style-name="T5">${</text:span><text:span text:style-name="T7">theme</text:span>.<text:span text:style-name="T3">fontFamilies</text:span>.<text:span text:style-name="T3">primary</text:span>.<text:span text:style-name="T3">regular</text:span><text:span text:style-name="T5">}</text:span><text:span text:style-name="T4">;</text:span></text:p>
      <text:p text:style-name="P1"><text:span text:style-name="T4">`</text:span><text:span text:style-name="T5">}</text:span></text:p>
      <text:p text:style-name="P1"><text:span text:style-name="T3">className</text:span>=<text:span text:style-name="T5">{</text:span><text:span text:style-name="T7">styles</text:span>[<text:span text:style-name="T4">"upload-input-btn"</text:span>]<text:span text:style-name="T5">}</text:span></text:p>
      <text:p text:style-name="P5">&gt;</text:p>
      <text:p text:style-name="P1"><text:span text:style-name="T11">&lt;</text:span><text:span text:style-name="T5">div</text:span><text:span text:style-name="T11">&gt;</text:span></text:p>
      <text:p text:style-name="P1"><text:span text:style-name="T11">&lt;</text:span><text:span text:style-name="T10">Image</text:span> <text:span text:style-name="T3">src</text:span>=<text:span text:style-name="T5">{</text:span><text:span text:style-name="T7">EXPORT_ICON</text:span><text:span text:style-name="T5">}</text:span> <text:span text:style-name="T3">alt</text:span>=<text:span text:style-name="T4">"upload-document"</text:span> <text:span text:style-name="T3">width</text:span>=<text:span text:style-name="T5">{</text:span><text:span text:style-name="T8">37.5</text:span><text:span text:style-name="T5">}</text:span> <text:span text:style-name="T3">height</text:span>=<text:span text:style-name="T5">{</text:span><text:span text:style-name="T8">50</text:span><text:span text:style-name="T5">}</text:span> <text:span text:style-name="T11">/&gt;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</text:span><text:span text:style-name="T5">div</text:span> <text:span text:style-name="T3">css</text:span>=<text:span text:style-name="T5">{</text:span><text:span text:style-name="T6">css</text:span><text:span text:style-name="T4">`</text:span></text:p>
      <text:p text:style-name="P1"><text:span text:style-name="T4">color: </text:span><text:span text:style-name="T5">${</text:span><text:span text:style-name="T7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pan text:style-name="T4">`</text:span><text:span text:style-name="T5">}</text:span><text:span text:style-name="T11">&gt;</text:span><text:span text:style-name="T5">{</text:span><text:span text:style-name="T7">fileName</text:span> ? <text:span text:style-name="T7">fileName</text:span> : <text:span text:style-name="T4">"Browse"</text:span><text:span text:style-name="T5">}</text:span><text:span text:style-name="T11">&lt;/</text:span><text:span text:style-name="T5">div</text:span><text:span text:style-name="T11">&gt;</text:span></text:p>
      <text:p text:style-name="P1"><text:span text:style-name="T11">&lt;</text:span><text:span text:style-name="T5">div</text:span> <text:span text:style-name="T3">className</text:span>=<text:span text:style-name="T5">{</text:span><text:span text:style-name="T7">styles</text:span>[<text:span text:style-name="T4">"file-types-supported"</text:span>]<text:span text:style-name="T5">}</text:span> <text:span text:style-name="T3">css</text:span>=<text:span text:style-name="T5">{</text:span><text:span text:style-name="T6">css</text:span><text:span text:style-name="T4">`</text:span></text:p>
      <text:p text:style-name="P1"><text:span text:style-name="T4">color: </text:span><text:span text:style-name="T5">${</text:span><text:span text:style-name="T7">theme</text:span>.<text:span text:style-name="T3">colors</text:span>.<text:span text:style-name="T3">disabledTextColor</text:span><text:span text:style-name="T5">}</text:span><text:span text:style-name="T4">`</text:span><text:span text:style-name="T5">}</text:span><text:span text:style-name="T11">&gt;</text:span></text:p>
      <text:p text:style-name="P1">XLS, XLSX File types supported.</text:p>
      <text:p text:style-name="P1"><text:span text:style-name="T11">&lt;</text:span><text:span text:style-name="T5">input</text:span> <text:span text:style-name="T3">type</text:span>=<text:span text:style-name="T4">"file"</text:span> <text:span text:style-name="T3">id</text:span>=<text:span text:style-name="T4">"fileInput"</text:span> <text:span text:style-name="T3">onChange</text:span>=<text:span text:style-name="T5">{</text:span><text:span text:style-name="T6">handleFileChange</text:span><text:span text:style-name="T5">}</text:span> <text:span text:style-name="T3">css</text:span>=<text:span text:style-name="T5">{</text:span></text:p>
      <text:p text:style-name="P1"><text:span text:style-name="T6">css</text:span><text:span text:style-name="T4">`</text:span></text:p>
      <text:p text:style-name="P6">display: none`</text:p>
      <text:p text:style-name="P8">}</text:p>
      <text:p text:style-name="P5">/&gt;</text:p>
      <text:p text:style-name="P1"><text:span text:style-name="T11">&lt;/</text:span><text:span text:style-name="T5">div</text:span><text:span text:style-name="T11">&gt;</text:span></text:p>
      <text:p text:style-name="P1"><text:span text:style-name="T11">&lt;</text:span><text:span text:style-name="T5">button</text:span> <text:span text:style-name="T3">type</text:span>=<text:span text:style-name="T4">"button"</text:span></text:p>
      <text:p text:style-name="P1"><text:span text:style-name="T3">className</text:span>=<text:span text:style-name="T5">{</text:span><text:span text:style-name="T7">styles</text:span>[<text:span text:style-name="T4">"upload-btn"</text:span>]<text:span text:style-name="T5">}</text:span></text:p>
      <text:p text:style-name="P1"><text:span text:style-name="T3">disabled</text:span>=<text:span text:style-name="T5">{</text:span><text:span text:style-name="T7">isButtonDisabled</text:span><text:span text:style-name="T5">}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background-color: </text:span><text:span text:style-name="T5">${</text:span><text:span text:style-name="T7">theme</text:span>.<text:span text:style-name="T3">colors</text:span>.<text:span text:style-name="T3">uploadBtnDisabledColor</text:span><text:span text:style-name="T5">}</text:span><text:span text:style-name="T4">;</text:span></text:p>
      <text:p text:style-name="P1"><text:span text:style-name="T4">color: </text:span><text:span text:style-name="T5">${</text:span><text:span text:style-name="T7">theme</text:span>.<text:span text:style-name="T3">colors</text:span>.<text:span text:style-name="T3">universal</text:span>.<text:span text:style-name="T3">main</text:span><text:span text:style-name="T5">}</text:span><text:span text:style-name="T4">;</text:span></text:p>
      <text:p text:style-name="P1"><text:span text:style-name="T4">opacity: </text:span><text:span text:style-name="T5">${</text:span><text:span text:style-name="T7">isButtonDisabled</text:span> ? <text:span text:style-name="T4">"0.5"</text:span> : <text:span text:style-name="T4">""</text:span><text:span text:style-name="T5">}</text:span></text:p>
      <text:p text:style-name="P1"><text:span text:style-name="T4">`</text:span><text:span text:style-name="T5">}</text:span> <text:span text:style-name="T3">onClick</text:span>=<text:span text:style-name="T5">{</text:span><text:span text:style-name="T6">handleUpload</text:span><text:span text:style-name="T5">}</text:span><text:span text:style-name="T11">&gt;</text:span></text:p>
      <text:p text:style-name="P1">Upload</text:p>
      <text:p text:style-name="P1"><text:span text:style-name="T11">&lt;/</text:span><text:span text:style-name="T5">button</text:span><text:span text:style-name="T11">&gt;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/</text:span><text:span text:style-name="T5">div</text:span><text:span text:style-name="T11">&gt;</text:span></text:p>
      <text:p text:style-name="P1">),</text:p>
      <text:p text:style-name="P1"><text:soft-page-break/><text:span text:style-name="T3">footer:</text:span> (</text:p>
      <text:p text:style-name="P1"><text:span text:style-name="T11">&lt;</text:span><text:span text:style-name="T5">div</text:span> <text:span text:style-name="T3">className</text:span>=<text:span text:style-name="T5">{</text:span><text:span text:style-name="T7">styles</text:span>[<text:span text:style-name="T4">"modal-footer"</text:span>]<text:span text:style-name="T5">}</text:span><text:span text:style-name="T11">&gt;</text:span></text:p>
      <text:p text:style-name="P1"><text:span text:style-name="T11">&lt;</text:span><text:span text:style-name="T10">Button</text:span></text:p>
      <text:p text:style-name="P1"><text:span text:style-name="T3">text</text:span>=<text:span text:style-name="T5">{</text:span><text:span text:style-name="T6">t</text:span>(<text:span text:style-name="T4">"common:close-button"</text:span>)<text:span text:style-name="T5">}</text:span></text:p>
      <text:p text:style-name="P1"><text:span text:style-name="T3">title</text:span>=<text:span text:style-name="T5">{</text:span><text:span text:style-name="T6">t</text:span>(<text:span text:style-name="T4">"common:close-button"</text:span>)<text:span text:style-name="T5">}</text:span></text:p>
      <text:p text:style-name="P1"><text:span text:style-name="T3">themes</text:span>=<text:span text:style-name="T5">{</text:span><text:span text:style-name="T7">theme</text:span><text:span text:style-name="T5">}</text:span></text:p>
      <text:p text:style-name="P1"><text:span text:style-name="T3">btnStyles</text:span>=<text:span text:style-name="T5">{</text:span><text:span text:style-name="T7">closeButton</text:span><text:span text:style-name="T5">}</text:span></text:p>
      <text:p text:style-name="P1"><text:span text:style-name="T3">onBtnClick</text:span>=<text:span text:style-name="T5">{</text:span>() <text:span text:style-name="T5">=&gt;</text:span> {</text:p>
      <text:p text:style-name="P9"/>
      <text:p text:style-name="P1">}<text:span text:style-name="T5">}</text:span></text:p>
      <text:p text:style-name="P5">/&gt;</text:p>
      <text:p text:style-name="P1"><text:span text:style-name="T11">&lt;/</text:span><text:span text:style-name="T5">div</text:span><text:span text:style-name="T11">&gt;</text:span></text:p>
      <text:p text:style-name="P1">),</text:p>
      <text:p text:style-name="P1">}<text:span text:style-name="T5">}</text:span></text:p>
      <text:p text:style-name="P1"><text:span text:style-name="T11">&lt;/</text:span><text:span text:style-name="T10">Modal</text:span><text:span text:style-name="T11">&gt;</text:span></text:p>
      <text:p text:style-name="P1">)<text:span text:style-name="T5">}</text:span></text:p>
      <text:p text:style-name="P5">&lt;/&gt;</text:p>
      <text:p text:style-name="P1">);</text:p>
      <text:p text:style-name="P1">}</text:p>
      <text:p text:style-name="P9"/>
      <text:p text:style-name="P1"><text:span text:style-name="T2">export</text:span> <text:span text:style-name="T2">default</text:span> <text:span text:style-name="T6">ResponseLayout</text:span>;</text:p>
      <text:p text:style-name="P1"/>
      <text:p text:style-name="Standard"/>
      <text:p text:style-name="Standard"/>
      <text:p text:style-name="Standard">// <text:span text:style-name="T12">Filters Panel</text:span></text:p>
      <text:p text:style-name="Standard"/>
      <text:p text:style-name="P1"><text:span text:style-name="T2">import</text:span> <text:span text:style-name="T3">React</text:span>, { <text:span text:style-name="T3">useContext</text:span>, <text:span text:style-name="T3">useRef</text:span>, <text:span text:style-name="T3">useState</text:span> } <text:span text:style-name="T2">from</text:span> <text:span text:style-name="T4">"react"</text:span>;</text:p>
      <text:p text:style-name="P1"><text:span text:style-name="T2">import</text:span> { <text:span text:style-name="T3">LangDirContext</text:span>, <text:span text:style-name="T3">MobileContext</text:span>, <text:span text:style-name="T3">ThemeContext</text:span> } <text:span text:style-name="T2">from</text:span> <text:span text:style-name="T4">"src/common-frontend-service/contexts/global"</text:span>;</text:p>
      <text:p text:style-name="P1"><text:span text:style-name="T2">import</text:span> <text:span text:style-name="T3">useMountTransition</text:span> <text:span text:style-name="T2">from</text:span> <text:span text:style-name="T4">"src/common-frontend-service/hooks/useMountTransition"</text:span>;</text:p>
      <text:p text:style-name="P1"><text:span text:style-name="T2">import</text:span> { <text:span text:style-name="T3">DOWN_ICON</text:span>, <text:span text:style-name="T3">FILTER_ICON_RESPONSE</text:span>, <text:span text:style-name="T3">MANAGE_ICON</text:span> } <text:span text:style-name="T2">from</text:span> <text:span text:style-name="T4">"src/lib/img-constants"</text:span>;</text:p>
      <text:p text:style-name="P1"><text:span text:style-name="T2">import</text:span> <text:span text:style-name="T3">Image</text:span> <text:span text:style-name="T2">from</text:span> <text:span text:style-name="T4">"next/image"</text:span>;</text:p>
      <text:p text:style-name="P1"><text:span text:style-name="T2">import</text:span> { <text:span text:style-name="T3">css</text:span> } <text:span text:style-name="T2">from</text:span> <text:span text:style-name="T4">"@emotion/react"</text:span>;</text:p>
      <text:p text:style-name="P1"><text:span text:style-name="T2">import</text:span> { <text:span text:style-name="T3">useTranslation</text:span> } <text:span text:style-name="T2">from</text:span> <text:span text:style-name="T4">"next-i18next"</text:span>;</text:p>
      <text:p text:style-name="P1"><text:span text:style-name="T2">import</text:span> <text:span text:style-name="T3">Accordian</text:span> <text:span text:style-name="T2">from</text:span> <text:span text:style-name="T4">"src/common-frontend-service/components/accordian/Accordian"</text:span>;</text:p>
      <text:p text:style-name="P1"><text:span text:style-name="T2">import</text:span> <text:span text:style-name="T3">Button</text:span> <text:span text:style-name="T2">from</text:span> <text:span text:style-name="T4">"src/common-frontend-service/elements/button/Button"</text:span>;</text:p>
      <text:p text:style-name="P9"/>
      <text:p text:style-name="P1"><text:span text:style-name="T2">import</text:span> <text:span text:style-name="T3">Dropdown</text:span> <text:span text:style-name="T2">from</text:span> <text:span text:style-name="T4">"src/common-frontend-service/elements/dropdown/Dropdown"</text:span>;</text:p>
      <text:p text:style-name="P1"><text:span text:style-name="T2">import</text:span> <text:span text:style-name="T3">DropdownMenu</text:span> <text:span text:style-name="T2">from</text:span> <text:span text:style-name="T4">"src/common-frontend-service/elements/dropdown-menu/DropdownMenu"</text:span>;</text:p>
      <text:p text:style-name="P1"><text:span text:style-name="T2">import</text:span> { <text:span text:style-name="T3">createFilter</text:span> } <text:span text:style-name="T2">from</text:span> <text:span text:style-name="T4">"src/services/response"</text:span>;</text:p>
      <text:p text:style-name="P1"><text:span text:style-name="T2">import</text:span> { <text:span text:style-name="T3">IFilterProps</text:span>, <text:span text:style-name="T3">IFilterPropsIndividual</text:span>, <text:span text:style-name="T3">INameInterface</text:span> } <text:span text:style-name="T2">from</text:span> <text:span text:style-name="T4">"src/lib/interfaces"</text:span>;</text:p>
      <text:p text:style-name="P1"><text:span text:style-name="T2">import</text:span> <text:span text:style-name="T3">RightPanelModal</text:span> <text:span text:style-name="T2">from</text:span> <text:span text:style-name="T4">"src/common-frontend-service/elements/right-panel-modal/RightPanelModal"</text:span>;</text:p>
      <text:p text:style-name="P1"><text:span text:style-name="T2">import</text:span> { <text:span text:style-name="T3">notify</text:span> } <text:span text:style-name="T2">from</text:span> <text:span text:style-name="T4">"src/common-frontend-service/elements/toaster/Toaster"</text:span>;</text:p>
      <text:p text:style-name="P1"><text:span text:style-name="T2">import</text:span> { <text:span text:style-name="T3">sendData</text:span> } <text:span text:style-name="T2">from</text:span> <text:span text:style-name="T4">"src/blocs/individual-response"</text:span>;</text:p>
      <text:p text:style-name="P1"><text:span text:style-name="T2">import</text:span> <text:span text:style-name="T3">ResponseData</text:span> <text:span text:style-name="T2">from</text:span> <text:span text:style-name="T4">"./ResponseStatus"</text:span>;</text:p>
      <text:p text:style-name="P1"><text:span text:style-name="T2">import</text:span> <text:span text:style-name="T3">styles</text:span> <text:span text:style-name="T2">from</text:span> <text:span text:style-name="T4">"./FilterPanel.module.scss"</text:span>;</text:p>
      <text:p text:style-name="P1"><text:span text:style-name="T2">import</text:span> <text:span text:style-name="T3">FilterCollectors</text:span> <text:span text:style-name="T2">from</text:span> <text:span text:style-name="T4">"./FilterCollectors"</text:span>;</text:p>
      <text:p text:style-name="P1"><text:span text:style-name="T2">import</text:span> <text:span text:style-name="T3">AdvanceFilters</text:span> <text:span text:style-name="T2">from</text:span> <text:span text:style-name="T4">"./AdvanceFilters"</text:span>;</text:p>
      <text:p text:style-name="P1"><text:soft-page-break/><text:span text:style-name="T2">import</text:span> <text:span text:style-name="T3">QualityChecks</text:span> <text:span text:style-name="T2">from</text:span> <text:span text:style-name="T4">"./QualityCheckes"</text:span>;</text:p>
      <text:p text:style-name="P1"><text:span text:style-name="T2">import</text:span> { <text:span text:style-name="T3">selectedDate</text:span> } <text:span text:style-name="T2">from</text:span> <text:span text:style-name="T4">"src/blocs/get-surveys"</text:span>;</text:p>
      <text:p text:style-name="P1"><text:span text:style-name="T2">import</text:span> { <text:span text:style-name="T3">IMenuItems</text:span> } <text:span text:style-name="T2">from</text:span> <text:span text:style-name="T4">"src/common-frontend-service/lib/interfaces"</text:span>;</text:p>
      <text:p text:style-name="P9"/>
      <text:p text:style-name="P1"><text:span text:style-name="T5">function</text:span> <text:span text:style-name="T6">FiltersPanel</text:span>() {</text:p>
      <text:p text:style-name="P1"><text:span text:style-name="T5">const</text:span> { <text:span text:style-name="T7">theme</text:span>, <text:span text:style-name="T7">darkThemeApplied</text:span> } = <text:span text:style-name="T6">useContext</text:span>(<text:span text:style-name="T3">ThemeContext</text:span>);</text:p>
      <text:p text:style-name="P1"><text:span text:style-name="T5">interface</text:span> <text:span text:style-name="T10">ChildRef</text:span> {</text:p>
      <text:p text:style-name="P1"><text:span text:style-name="T6">addNewFilter</text:span>: () <text:span text:style-name="T5">=&gt;</text:span> <text:span text:style-name="T10">void</text:span>;</text:p>
      <text:p text:style-name="P1">}</text:p>
      <text:p text:style-name="P1"><text:span text:style-name="T5">const</text:span> { <text:span text:style-name="T7">t</text:span> } = <text:span text:style-name="T6">useTranslation</text:span>(<text:span text:style-name="T4">"response"</text:span>);</text:p>
      <text:p text:style-name="P1"><text:span text:style-name="T5">const</text:span> <text:span text:style-name="T7">initialFilter</text:span> = {</text:p>
      <text:p text:style-name="P1"><text:span text:style-name="T3">name:</text:span> <text:span text:style-name="T6">t</text:span>(<text:span text:style-name="T4">"select-data-type"</text:span>),</text:p>
      <text:p text:style-name="P1"><text:span text:style-name="T3">qData:</text:span> {</text:p>
      <text:p text:style-name="P1"><text:span text:style-name="T3">key:</text:span> <text:span text:style-name="T8">0</text:span>,</text:p>
      <text:p text:style-name="P1"><text:span text:style-name="T3">name:</text:span> <text:span text:style-name="T6">t</text:span>(<text:span text:style-name="T4">"select-question"</text:span>),</text:p>
      <text:p text:style-name="P1"><text:span text:style-name="T3">id:</text:span> <text:span text:style-name="T4">""</text:span>,</text:p>
      <text:p text:style-name="P1">},</text:p>
      <text:p text:style-name="P1"><text:span text:style-name="T3">oData:</text:span> <text:span text:style-name="T4">""</text:span>,</text:p>
      <text:p text:style-name="P1"><text:span text:style-name="T3">optionsData:</text:span> [],</text:p>
      <text:p text:style-name="P1">};</text:p>
      <text:p text:style-name="P9"/>
      <text:p text:style-name="P1"><text:span text:style-name="T5">const</text:span> <text:span text:style-name="T7">childRef</text:span> = <text:span text:style-name="T6">useRef</text:span>&lt;<text:span text:style-name="T10">ChildRef</text:span>&gt;(<text:span text:style-name="T5">null</text:span>);</text:p>
      <text:p text:style-name="P1"><text:span text:style-name="T5">const</text:span> { <text:span text:style-name="T7">isMob</text:span> } = <text:span text:style-name="T6">useContext</text:span>(<text:span text:style-name="T7">MobileContext</text:span>);</text:p>
      <text:p text:style-name="P1"><text:span text:style-name="T5">const</text:span> { <text:span text:style-name="T7">dirRTL</text:span> } = <text:span text:style-name="T6">useContext</text:span>(<text:span text:style-name="T7">LangDirContext</text:span>);</text:p>
      <text:p text:style-name="P1"><text:span text:style-name="T5">const</text:span> [<text:span text:style-name="T7">filters</text:span>, <text:span text:style-name="T6">setFilters</text:span>] = <text:span text:style-name="T6">useState</text:span>(<text:span text:style-name="T5">false</text:span>);</text:p>
      <text:p text:style-name="P1"><text:span text:style-name="T5">const</text:span> [<text:span text:style-name="T7">showFiltersPanel</text:span>, <text:span text:style-name="T6">setShowFiltersPanel</text:span>] = <text:span text:style-name="T6">useState</text:span>(<text:span text:style-name="T5">false</text:span>);</text:p>
      <text:p text:style-name="P1"><text:span text:style-name="T5">const</text:span> [<text:span text:style-name="T7">responseData</text:span>, <text:span text:style-name="T6">setResponseData</text:span>] = <text:span text:style-name="T6">useState</text:span>([] <text:span text:style-name="T2">as</text:span> <text:span text:style-name="T10">boolean</text:span>[]);</text:p>
      <text:p text:style-name="P1"><text:span text:style-name="T5">const</text:span> [, <text:span text:style-name="T6">setCollectorData</text:span>] = <text:span text:style-name="T6">useState</text:span>([] <text:span text:style-name="T2">as</text:span> <text:span text:style-name="T10">boolean</text:span>[]); <text:span text:style-name="T9">// to add here</text:span></text:p>
      <text:p text:style-name="P1"><text:span text:style-name="T5">const</text:span> [<text:span text:style-name="T7">qualityData</text:span>, <text:span text:style-name="T6">setQualityData</text:span>] = <text:span text:style-name="T6">useState</text:span>([] <text:span text:style-name="T2">as</text:span> <text:span text:style-name="T10">boolean</text:span>[]);</text:p>
      <text:p text:style-name="P1"><text:span text:style-name="T5">const</text:span> [<text:span text:style-name="T7">name</text:span>, <text:span text:style-name="T6">setName</text:span>] = <text:span text:style-name="T6">useState</text:span>(<text:span text:style-name="T4">""</text:span>);</text:p>
      <text:p text:style-name="P1"><text:span text:style-name="T5">const</text:span> [<text:span text:style-name="T7">allAdvanceFilters</text:span>, <text:span text:style-name="T6">setAdvaceFilters</text:span>] = <text:span text:style-name="T6">useState</text:span>([<text:span text:style-name="T7">initialFilter</text:span>]);</text:p>
      <text:p text:style-name="P1"><text:span text:style-name="T5">const</text:span> [<text:span text:style-name="T7">allAdvanceButtons</text:span>, <text:span text:style-name="T6">setAllAdvanceButtons</text:span>] = <text:span text:style-name="T6">useState</text:span>([] <text:span text:style-name="T2">as</text:span> <text:span text:style-name="T10">INameInterface</text:span>[]);</text:p>
      <text:p text:style-name="P1"><text:span text:style-name="T5">const</text:span> [<text:span text:style-name="T7">showAddNew</text:span>, <text:span text:style-name="T6">setShowAddNew</text:span>] = <text:span text:style-name="T6">useState</text:span>(<text:span text:style-name="T5">false</text:span>);</text:p>
      <text:p text:style-name="P1"><text:span text:style-name="T5">const</text:span> <text:span text:style-name="T7">filtersPanelTransition</text:span> = <text:span text:style-name="T6">useMountTransition</text:span>(<text:span text:style-name="T7">showFiltersPanel</text:span>, <text:span text:style-name="T8">500</text:span>).<text:span text:style-name="T3">hasTransitionedIn</text:span>;</text:p>
      <text:p text:style-name="P1"><text:span text:style-name="T5">const</text:span> [<text:span text:style-name="T7">option</text:span>, <text:span text:style-name="T6">setOption</text:span>] = <text:span text:style-name="T6">useState</text:span>(<text:span text:style-name="T4">""</text:span>);</text:p>
      <text:p text:style-name="P1"><text:span text:style-name="T5">const</text:span> <text:span text:style-name="T6">closeModal</text:span> = (<text:span text:style-name="T3">val</text:span>: <text:span text:style-name="T10">boolean</text:span>) <text:span text:style-name="T5">=&gt;</text:span> {</text:p>
      <text:p text:style-name="P1"><text:span text:style-name="T6">setShowFiltersPanel</text:span>(<text:span text:style-name="T3">val</text:span>);</text:p>
      <text:p text:style-name="P1">};</text:p>
      <text:p text:style-name="P1"><text:span text:style-name="T5">const</text:span> <text:span text:style-name="T6">handleResponseData</text:span> = (<text:span text:style-name="T3">data</text:span>: <text:span text:style-name="T10">boolean</text:span>[]) <text:span text:style-name="T5">=&gt;</text:span> {</text:p>
      <text:p text:style-name="P1"><text:span text:style-name="T6">setResponseData</text:span>(<text:span text:style-name="T3">data</text:span>);</text:p>
      <text:p text:style-name="P1">};</text:p>
      <text:p text:style-name="P1"><text:span text:style-name="T5">const</text:span> <text:span text:style-name="T6">handleCollectorData</text:span> = (<text:span text:style-name="T3">data</text:span>: <text:span text:style-name="T10">boolean</text:span>[]) <text:span text:style-name="T5">=&gt;</text:span> {</text:p>
      <text:p text:style-name="P1"><text:span text:style-name="T6">setCollectorData</text:span>(<text:span text:style-name="T3">data</text:span>);</text:p>
      <text:p text:style-name="P1">};</text:p>
      <text:p text:style-name="P1"><text:span text:style-name="T5">const</text:span> <text:span text:style-name="T6">handleQualityData</text:span> = (<text:span text:style-name="T3">data</text:span>: <text:span text:style-name="T10">boolean</text:span>[]) <text:span text:style-name="T5">=&gt;</text:span> {</text:p>
      <text:p text:style-name="P1"><text:span text:style-name="T6">setQualityData</text:span>(<text:span text:style-name="T3">data</text:span>);</text:p>
      <text:p text:style-name="P1">};</text:p>
      <text:p text:style-name="P1"><text:span text:style-name="T5">function</text:span> <text:span text:style-name="T6">setAddNew</text:span>() {</text:p>
      <text:p text:style-name="P1"><text:span text:style-name="T2">if</text:span> (<text:span text:style-name="T7">allAdvanceFilters</text:span>[<text:span text:style-name="T7">allAdvanceFilters</text:span>.<text:span text:style-name="T3">length</text:span> - <text:span text:style-name="T8">1</text:span>].<text:span text:style-name="T3">optionsData</text:span>.<text:span text:style-name="T3">length</text:span> === <text:span text:style-name="T8">0</text:span>) {</text:p>
      <text:p text:style-name="P1"><text:span text:style-name="T2">return</text:span> <text:span text:style-name="T5">false</text:span>;</text:p>
      <text:p text:style-name="P1">}</text:p>
      <text:p text:style-name="P1"><text:soft-page-break/><text:span text:style-name="T2">return</text:span> <text:span text:style-name="T5">true</text:span>;</text:p>
      <text:p text:style-name="P1">}</text:p>
      <text:p text:style-name="P1"><text:span text:style-name="T5">const</text:span> <text:span text:style-name="T6">handleClick</text:span> = (<text:span text:style-name="T3">e</text:span>: <text:span text:style-name="T10">React</text:span>.<text:span text:style-name="T10">MouseEvent</text:span>&lt;<text:span text:style-name="T10">HTMLButtonElement</text:span>, <text:span text:style-name="T10">MouseEvent</text:span>&gt;) <text:span text:style-name="T5">=&gt;</text:span> {</text:p>
      <text:p text:style-name="P1"><text:span text:style-name="T5">const</text:span> <text:span text:style-name="T7">toAdd</text:span> = <text:span text:style-name="T6">setAddNew</text:span>();</text:p>
      <text:p text:style-name="P1"><text:span text:style-name="T2">if</text:span> (<text:span text:style-name="T7">toAdd</text:span>) {</text:p>
      <text:p text:style-name="P1"><text:span text:style-name="T7">childRef</text:span>?.<text:span text:style-name="T7">current</text:span>?.<text:span text:style-name="T6">addNewFilter</text:span>();</text:p>
      <text:p text:style-name="P1">}</text:p>
      <text:p text:style-name="P1"><text:span text:style-name="T3">e</text:span>.<text:span text:style-name="T6">stopPropagation</text:span>();</text:p>
      <text:p text:style-name="P1">};</text:p>
      <text:p text:style-name="P1"><text:span text:style-name="T5">const</text:span> <text:span text:style-name="T6">handleSave</text:span> = <text:span text:style-name="T5">async</text:span> (<text:span text:style-name="T3">value</text:span>: <text:span text:style-name="T10">string</text:span>) <text:span text:style-name="T5">=&gt;</text:span> {</text:p>
      <text:p text:style-name="P1"><text:span text:style-name="T2">if</text:span> (<text:span text:style-name="T7">name</text:span> === <text:span text:style-name="T4">""</text:span> &amp;&amp; <text:span text:style-name="T3">value</text:span> === <text:span text:style-name="T4">"save"</text:span>) {</text:p>
      <text:p text:style-name="P1"><text:span text:style-name="T6">notify</text:span>({ <text:span text:style-name="T3">title:</text:span> <text:span text:style-name="T6">t</text:span>(<text:span text:style-name="T4">"filter-name-required"</text:span>) }, <text:span text:style-name="T4">"Error"</text:span>, <text:span text:style-name="T7">theme</text:span>);</text:p>
      <text:p text:style-name="P1"><text:span text:style-name="T2">return</text:span>;</text:p>
      <text:p text:style-name="P1">}</text:p>
      <text:p text:style-name="P9"/>
      <text:p text:style-name="P1"><text:span text:style-name="T5">let</text:span> <text:span text:style-name="T3">tempAllFilter</text:span>: <text:span text:style-name="T10">IFilterProps</text:span> = {</text:p>
      <text:p text:style-name="P1"><text:span text:style-name="T3">filter:</text:span> [],</text:p>
      <text:p text:style-name="P1">};</text:p>
      <text:p text:style-name="P1"><text:span text:style-name="T2">if</text:span> (<text:span text:style-name="T3">value</text:span> === <text:span text:style-name="T4">"save"</text:span>) {</text:p>
      <text:p text:style-name="P1"><text:span text:style-name="T3">tempAllFilter</text:span>.<text:span text:style-name="T3">isActive</text:span> = <text:span text:style-name="T5">true</text:span>;</text:p>
      <text:p text:style-name="P1"><text:span text:style-name="T3">tempAllFilter</text:span>.<text:span text:style-name="T3">name</text:span> = <text:span text:style-name="T7">name</text:span>;</text:p>
      <text:p text:style-name="P1">} <text:span text:style-name="T2">else</text:span> {</text:p>
      <text:p text:style-name="P1"><text:span text:style-name="T3">tempAllFilter</text:span>.<text:span text:style-name="T3">isTemp</text:span> = <text:span text:style-name="T5">true</text:span>;</text:p>
      <text:p text:style-name="P1">}</text:p>
      <text:p text:style-name="P9"/>
      <text:p text:style-name="P1"><text:span text:style-name="T5">const</text:span> <text:span text:style-name="T7">tempResponseData</text:span> = {</text:p>
      <text:p text:style-name="P1"><text:span text:style-name="T3">fieldType:</text:span> <text:span text:style-name="T4">"resStatus"</text:span>,</text:p>
      <text:p text:style-name="P1"><text:span text:style-name="T3">fieldId:</text:span> <text:span text:style-name="T4">"resStatus"</text:span>,</text:p>
      <text:p text:style-name="P1"><text:span text:style-name="T3">isSet:</text:span> <text:span text:style-name="T8">1</text:span>,</text:p>
      <text:p text:style-name="P1"><text:span text:style-name="T3">operator:</text:span> <text:span text:style-name="T4">"eq"</text:span>,</text:p>
      <text:p text:style-name="P1"><text:span text:style-name="T3">value:</text:span> [],</text:p>
      <text:p text:style-name="P1"><text:span text:style-name="T3">op:</text:span> <text:span text:style-name="T4">"and"</text:span>,</text:p>
      <text:p text:style-name="P1">} <text:span text:style-name="T2">as</text:span> <text:span text:style-name="T10">IFilterPropsIndividual</text:span>;</text:p>
      <text:p text:style-name="P1"><text:span text:style-name="T2">if</text:span> (<text:span text:style-name="T7">responseData</text:span>[<text:span text:style-name="T8">1</text:span>]) {</text:p>
      <text:p text:style-name="P1"><text:span text:style-name="T7">tempResponseData</text:span>.<text:span text:style-name="T3">value</text:span>.<text:span text:style-name="T6">push</text:span>(<text:span text:style-name="T4">"complete"</text:span>);</text:p>
      <text:p text:style-name="P1">}</text:p>
      <text:p text:style-name="P1"><text:span text:style-name="T2">if</text:span> (<text:span text:style-name="T7">responseData</text:span>[<text:span text:style-name="T8">2</text:span>]) {</text:p>
      <text:p text:style-name="P1"><text:span text:style-name="T7">tempResponseData</text:span>.<text:span text:style-name="T3">value</text:span>.<text:span text:style-name="T6">push</text:span>(<text:span text:style-name="T4">"disqualified"</text:span>);</text:p>
      <text:p text:style-name="P1">}</text:p>
      <text:p text:style-name="P1"><text:span text:style-name="T2">if</text:span> (<text:span text:style-name="T7">responseData</text:span>[<text:span text:style-name="T8">3</text:span>]) {</text:p>
      <text:p text:style-name="P1"><text:span text:style-name="T7">tempResponseData</text:span>.<text:span text:style-name="T3">value</text:span>.<text:span text:style-name="T6">push</text:span>(<text:span text:style-name="T4">"incomplete"</text:span>);</text:p>
      <text:p text:style-name="P1">}</text:p>
      <text:p text:style-name="P1"><text:span text:style-name="T3">tempAllFilter</text:span>.<text:span text:style-name="T3">filter</text:span>.<text:span text:style-name="T6">push</text:span>(<text:span text:style-name="T7">tempResponseData</text:span>);</text:p>
      <text:p text:style-name="P9"/>
      <text:p text:style-name="P1"><text:span text:style-name="T5">const</text:span> <text:span text:style-name="T7">tempCollectorData</text:span> = {</text:p>
      <text:p text:style-name="P1"><text:span text:style-name="T3">fieldType:</text:span> <text:span text:style-name="T4">"collector"</text:span>,</text:p>
      <text:p text:style-name="P1"><text:span text:style-name="T3">fieldId:</text:span> <text:span text:style-name="T4">"collector"</text:span>,</text:p>
      <text:p text:style-name="P1"><text:span text:style-name="T3">isSet:</text:span> <text:span text:style-name="T8">1</text:span>,</text:p>
      <text:p text:style-name="P1"><text:span text:style-name="T3">operator:</text:span> <text:span text:style-name="T4">"eq"</text:span>,</text:p>
      <text:p text:style-name="P1"><text:span text:style-name="T3">value:</text:span> [<text:span text:style-name="T4">"3223629d-22e3-4861-895b-fb5f0f60c834"</text:span>],</text:p>
      <text:p text:style-name="P1"><text:span text:style-name="T3">op:</text:span> <text:span text:style-name="T4">"and"</text:span>,</text:p>
      <text:p text:style-name="P1"><text:soft-page-break/>};</text:p>
      <text:p text:style-name="P1"><text:span text:style-name="T3">tempAllFilter</text:span>.<text:span text:style-name="T3">filter</text:span>.<text:span text:style-name="T6">push</text:span>(<text:span text:style-name="T7">tempCollectorData</text:span>);</text:p>
      <text:p text:style-name="P9"/>
      <text:p text:style-name="P1"><text:span text:style-name="T5">const</text:span> <text:span text:style-name="T7">tempQualityData</text:span> = {</text:p>
      <text:p text:style-name="P1"><text:span text:style-name="T3">fieldType:</text:span> <text:span text:style-name="T4">"qualityFlags"</text:span>,</text:p>
      <text:p text:style-name="P1"><text:span text:style-name="T3">fieldId:</text:span> <text:span text:style-name="T4">"qualityFlags"</text:span>,</text:p>
      <text:p text:style-name="P1"><text:span text:style-name="T3">isSet:</text:span> <text:span text:style-name="T8">1</text:span>,</text:p>
      <text:p text:style-name="P1"><text:span text:style-name="T3">operator:</text:span> <text:span text:style-name="T4">"eq"</text:span>,</text:p>
      <text:p text:style-name="P1"><text:span text:style-name="T3">value:</text:span> [],</text:p>
      <text:p text:style-name="P1"><text:span text:style-name="T3">op:</text:span> <text:span text:style-name="T4">"and"</text:span>,</text:p>
      <text:p text:style-name="P1">} <text:span text:style-name="T2">as</text:span> <text:span text:style-name="T10">IFilterPropsIndividual</text:span>;</text:p>
      <text:p text:style-name="P9"/>
      <text:p text:style-name="P1"><text:span text:style-name="T2">if</text:span> (<text:span text:style-name="T7">qualityData</text:span>[<text:span text:style-name="T8">0</text:span>]) {</text:p>
      <text:p text:style-name="P1"><text:span text:style-name="T7">tempQualityData</text:span>.<text:span text:style-name="T3">value</text:span>.<text:span text:style-name="T6">push</text:span>(<text:span text:style-name="T4">"1"</text:span>);</text:p>
      <text:p text:style-name="P1">}</text:p>
      <text:p text:style-name="P1"><text:span text:style-name="T3">tempAllFilter</text:span>.<text:span text:style-name="T3">filter</text:span>.<text:span text:style-name="T6">push</text:span>(<text:span text:style-name="T7">tempQualityData</text:span>);</text:p>
      <text:p text:style-name="P9"/>
      <text:p text:style-name="P1"><text:span text:style-name="T5">const</text:span> <text:span text:style-name="T7">tempDataFirst</text:span>: <text:span text:style-name="T10">IFilterPropsIndividual</text:span> = {</text:p>
      <text:p text:style-name="P1"><text:span text:style-name="T3">fieldType:</text:span> <text:span text:style-name="T4">"ques"</text:span>,</text:p>
      <text:p text:style-name="P1"><text:span text:style-name="T3">fieldId:</text:span> <text:span text:style-name="T4">"ques"</text:span>,</text:p>
      <text:p text:style-name="P1"><text:span text:style-name="T3">isSet:</text:span> <text:span text:style-name="T8">1</text:span>,</text:p>
      <text:p text:style-name="P1"><text:span text:style-name="T3">operator:</text:span> <text:span text:style-name="T4">"eq"</text:span>,</text:p>
      <text:p text:style-name="P1"><text:span text:style-name="T3">value:</text:span> [],</text:p>
      <text:p text:style-name="P1"><text:span text:style-name="T3">op:</text:span> <text:span text:style-name="T4">"or"</text:span>,</text:p>
      <text:p text:style-name="P1">};</text:p>
      <text:p text:style-name="P1"><text:span text:style-name="T7">tempDataFirst</text:span>.<text:span text:style-name="T3">fieldId</text:span> = <text:span text:style-name="T7">allAdvanceFilters</text:span>[<text:span text:style-name="T8">0</text:span>].<text:span text:style-name="T3">qData</text:span>.<text:span text:style-name="T3">id</text:span> || <text:span text:style-name="T4">"ques"</text:span>;</text:p>
      <text:p text:style-name="P1"><text:span text:style-name="T7">tempDataFirst</text:span>.<text:span text:style-name="T3">value</text:span> = <text:span text:style-name="T7">allAdvanceFilters</text:span>[<text:span text:style-name="T8">0</text:span>].<text:span text:style-name="T3">optionsData</text:span> || [];</text:p>
      <text:p text:style-name="P1"><text:span text:style-name="T3">tempAllFilter</text:span>.<text:span text:style-name="T3">filter</text:span>.<text:span text:style-name="T6">push</text:span>(<text:span text:style-name="T7">tempDataFirst</text:span>);</text:p>
      <text:p text:style-name="P1"><text:span text:style-name="T3">tempAllFilter</text:span> = <text:span text:style-name="T6">sendData</text:span>(<text:span text:style-name="T3">tempAllFilter</text:span>, <text:span text:style-name="T7">allAdvanceFilters</text:span>, <text:span text:style-name="T7">allAdvanceButtons</text:span>);</text:p>
      <text:p text:style-name="P1"><text:span text:style-name="T6">createFilter</text:span>(<text:span text:style-name="T3">tempAllFilter</text:span>, <text:span text:style-name="T4">"e07bdabb-766d-45e0-ba20-62316fed6cda"</text:span>);</text:p>
      <text:p text:style-name="P1"><text:span text:style-name="T6">closeModal</text:span>(<text:span text:style-name="T5">false</text:span>);</text:p>
      <text:p text:style-name="P1">};</text:p>
      <text:p text:style-name="P1"><text:span text:style-name="T5">const</text:span> <text:span text:style-name="T7">footerButton</text:span> = {</text:p>
      <text:p text:style-name="P1"><text:span text:style-name="T3">borderRadius:</text:span> <text:span text:style-name="T4">"2px"</text:span>,</text:p>
      <text:p text:style-name="P1"><text:span text:style-name="T3">textAlign:</text:span> <text:span text:style-name="T4">"center"</text:span>,</text:p>
      <text:p text:style-name="P1"><text:span text:style-name="T3">height:</text:span> <text:span text:style-name="T4">"35px"</text:span>,</text:p>
      <text:p text:style-name="P1"><text:span text:style-name="T3">fontSize:</text:span> <text:span text:style-name="T4">`</text:span><text:span text:style-name="T5">${</text:span><text:span text:style-name="T7">theme</text:span>.<text:span text:style-name="T3">fontSizes</text:span>.<text:span text:style-name="T3">h5</text:span><text:span text:style-name="T5">}</text:span><text:span text:style-name="T4">`</text:span>,</text:p>
      <text:p text:style-name="P1"><text:span text:style-name="T3">fontFamily:</text:span> <text:span text:style-name="T4">`</text:span><text:span text:style-name="T5">${</text:span><text:span text:style-name="T7">theme</text:span>.<text:span text:style-name="T3">fontFamilies</text:span>.<text:span text:style-name="T3">primary</text:span>.<text:span text:style-name="T3">medium</text:span><text:span text:style-name="T5">}</text:span><text:span text:style-name="T4">`</text:span>,</text:p>
      <text:p text:style-name="P1"><text:span text:style-name="T3">border:</text:span> <text:span text:style-name="T4">"none"</text:span>,</text:p>
      <text:p text:style-name="P1"><text:span text:style-name="T3">cursor:</text:span> <text:span text:style-name="T4">"pointer"</text:span>,</text:p>
      <text:p text:style-name="P1">};</text:p>
      <text:p text:style-name="P1"><text:span text:style-name="T5">const</text:span> <text:span text:style-name="T7">ApplyFilterStyles</text:span> = {</text:p>
      <text:p text:style-name="P1">...<text:span text:style-name="T7">footerButton</text:span>,</text:p>
      <text:p text:style-name="P1"><text:span text:style-name="T3">width:</text:span> <text:span text:style-name="T7">isMob</text:span> ? <text:span text:style-name="T4">"100px"</text:span> : <text:span text:style-name="T4">"120px"</text:span>,</text:p>
      <text:p text:style-name="P1"><text:span text:style-name="T3">letterSpacing:</text:span> <text:span text:style-name="T4">"0.3px"</text:span>,</text:p>
      <text:p text:style-name="P1"><text:span text:style-name="T3">background:</text:span> <text:span text:style-name="T4">`</text:span><text:span text:style-name="T5">${</text:span><text:span text:style-name="T7">theme</text:span>.<text:span text:style-name="T3">colors</text:span>.<text:span text:style-name="T3">primary</text:span>.<text:span text:style-name="T3">main</text:span><text:span text:style-name="T5">}</text:span><text:span text:style-name="T4"> 0% 0% no-repeat padding-box`</text:span>,</text:p>
      <text:p text:style-name="P1"><text:span text:style-name="T3">margin:</text:span> <text:span text:style-name="T7">dirRTL</text:span> ? <text:span text:style-name="T4">"0 0 0 15px"</text:span> : <text:span text:style-name="T4">"0 15px 0 0"</text:span>,</text:p>
      <text:p text:style-name="P1"><text:span text:style-name="T3">color:</text:span> <text:span text:style-name="T7">theme</text:span>.<text:span text:style-name="T3">colors</text:span>.<text:span text:style-name="T3">universal</text:span>.<text:span text:style-name="T3">main</text:span>,</text:p>
      <text:p text:style-name="P1">};</text:p>
      <text:p text:style-name="P1"><text:span text:style-name="T5">const</text:span> <text:span text:style-name="T7">SaveAndApplyFilterStyles</text:span> = {</text:p>
      <text:p text:style-name="P1">...<text:span text:style-name="T7">footerButton</text:span>,</text:p>
      <text:p text:style-name="P1"><text:soft-page-break/><text:span text:style-name="T3">width:</text:span> <text:span text:style-name="T7">isMob</text:span> ? <text:span text:style-name="T4">"140px"</text:span> : <text:span text:style-name="T4">"150px"</text:span>,</text:p>
      <text:p text:style-name="P1"><text:span text:style-name="T3">letterSpacing:</text:span> <text:span text:style-name="T4">"0.3px"</text:span>,</text:p>
      <text:p text:style-name="P1"><text:span text:style-name="T3">background:</text:span> <text:span text:style-name="T4">`</text:span><text:span text:style-name="T5">${</text:span><text:span text:style-name="T7">theme</text:span>.<text:span text:style-name="T3">colors</text:span>.<text:span text:style-name="T3">secondary</text:span>.<text:span text:style-name="T3">main</text:span><text:span text:style-name="T5">}</text:span><text:span text:style-name="T4"> 0% 0% no-repeat padding-box`</text:span>,</text:p>
      <text:p text:style-name="P1"><text:span text:style-name="T3">margin:</text:span> <text:span text:style-name="T7">dirRTL</text:span> ? <text:span text:style-name="T4">"0 0 0 15px"</text:span> : <text:span text:style-name="T4">"0 15px 0 0"</text:span>,</text:p>
      <text:p text:style-name="P1">};</text:p>
      <text:p text:style-name="P1"><text:span text:style-name="T5">const</text:span> <text:span text:style-name="T7">addNewFilterStyles</text:span> = {</text:p>
      <text:p text:style-name="P1"><text:span text:style-name="T3">position:</text:span> <text:span text:style-name="T4">"absolute"</text:span>,</text:p>
      <text:p text:style-name="P1"><text:span text:style-name="T3">padding:</text:span> <text:span text:style-name="T4">"0"</text:span>,</text:p>
      <text:p text:style-name="P1"><text:span text:style-name="T3">width:</text:span> <text:span text:style-name="T4">"150px"</text:span>,</text:p>
      <text:p text:style-name="P1"><text:span text:style-name="T3">right:</text:span> <text:span text:style-name="T4">"1%"</text:span>,</text:p>
      <text:p text:style-name="P1">};</text:p>
      <text:p text:style-name="P1"><text:span text:style-name="T5">const</text:span> <text:span text:style-name="T7">footerStyles</text:span> = {</text:p>
      <text:p text:style-name="P1"><text:span text:style-name="T3">position:</text:span> <text:span text:style-name="T4">"absolute"</text:span>,</text:p>
      <text:p text:style-name="P1"><text:span text:style-name="T3">bottom:</text:span> <text:span text:style-name="T4">"0"</text:span>,</text:p>
      <text:p text:style-name="P1"><text:span text:style-name="T3">width:</text:span> <text:span text:style-name="T4">"100%"</text:span>,</text:p>
      <text:p text:style-name="P1"><text:span text:style-name="T3">display:</text:span> <text:span text:style-name="T4">"flex"</text:span>,</text:p>
      <text:p text:style-name="P1"><text:span text:style-name="T3">flexDirection:</text:span> <text:span text:style-name="T4">"row-reverse"</text:span>,</text:p>
      <text:p text:style-name="P1">};</text:p>
      <text:p text:style-name="P1"><text:span text:style-name="T5">const</text:span> <text:span text:style-name="T7">FiltersTabs</text:span> = [</text:p>
      <text:p text:style-name="P1">{</text:p>
      <text:p text:style-name="P1"><text:span text:style-name="T3">title:</text:span> (</text:p>
      <text:p text:style-name="P1"><text:span text:style-name="T11">&lt;</text:span><text:span text:style-name="T5">div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6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5">{</text:span><text:span text:style-name="T6">t</text:span>(<text:span text:style-name="T4">`individual-responses`</text:span>)<text:span text:style-name="T5">}</text:span></text:p>
      <text:p text:style-name="P1"><text:span text:style-name="T11">&lt;/</text:span><text:span text:style-name="T5">div</text:span><text:span text:style-name="T11">&gt;</text:span></text:p>
      <text:p text:style-name="P1">),</text:p>
      <text:p text:style-name="P1"><text:span text:style-name="T3">component:</text:span> (</text:p>
      <text:p text:style-name="P1"><text:span text:style-name="T11">&lt;</text:span><text:span text:style-name="T5">div</text:span><text:span text:style-name="T11">&gt;</text:span></text:p>
      <text:p text:style-name="P1"><text:span text:style-name="T11">&lt;</text:span><text:span text:style-name="T10">ResponseData</text:span> <text:span text:style-name="T3">theme</text:span>=<text:span text:style-name="T5">{</text:span><text:span text:style-name="T7">theme</text:span><text:span text:style-name="T5">}</text:span> <text:span text:style-name="T3">handleResponseData</text:span>=<text:span text:style-name="T5">{</text:span><text:span text:style-name="T6">handleResponseData</text:span><text:span text:style-name="T5">}</text:span> <text:span text:style-name="T11">/&gt;</text:span></text:p>
      <text:p text:style-name="P1"><text:span text:style-name="T11">&lt;/</text:span><text:span text:style-name="T5">div</text:span><text:span text:style-name="T11">&gt;</text:span></text:p>
      <text:p text:style-name="P1">),</text:p>
      <text:p text:style-name="P1">},</text:p>
      <text:p text:style-name="P1">{</text:p>
      <text:p text:style-name="P1"><text:span text:style-name="T3">title:</text:span> (</text:p>
      <text:p text:style-name="P1"><text:span text:style-name="T11">&lt;</text:span><text:span text:style-name="T5">div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6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5">{</text:span><text:span text:style-name="T6">t</text:span>(<text:span text:style-name="T4">`response-collectors`</text:span>)<text:span text:style-name="T5">}</text:span></text:p>
      <text:p text:style-name="P1"><text:span text:style-name="T11">&lt;/</text:span><text:span text:style-name="T5">div</text:span><text:span text:style-name="T11">&gt;</text:span></text:p>
      <text:p text:style-name="P1">),</text:p>
      <text:p text:style-name="P1"><text:span text:style-name="T3">component:</text:span> <text:span text:style-name="T11">&lt;</text:span><text:span text:style-name="T10">FilterCollectors</text:span> <text:span text:style-name="T3">theme</text:span>=<text:span text:style-name="T5">{</text:span><text:span text:style-name="T7">theme</text:span><text:span text:style-name="T5">}</text:span> <text:span text:style-name="T3">handleCollectorData</text:span>=<text:span text:style-name="T5">{</text:span><text:span text:style-name="T6">handleCollectorData</text:span><text:span text:style-name="T5">}</text:span> <text:span text:style-name="T11">/&gt;</text:span>,</text:p>
      <text:p text:style-name="P1">},</text:p>
      <text:p text:style-name="P1">{</text:p>
      <text:p text:style-name="P1"><text:span text:style-name="T3">title:</text:span> (</text:p>
      <text:p text:style-name="P1"><text:span text:style-name="T11">&lt;</text:span><text:span text:style-name="T5">div</text:span></text:p>
      <text:p text:style-name="P1"><text:soft-page-break/><text:span text:style-name="T3">css</text:span>=<text:span text:style-name="T5">{</text:span><text:span text:style-name="T6">css</text:span><text:span text:style-name="T4">`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6</text:span><text:span text:style-name="T5">}</text:span><text:span text:style-name="T4">;</text:span></text:p>
      <text:p text:style-name="P1"><text:span text:style-name="T4">`</text:span><text:span text:style-name="T5">}</text:span></text:p>
      <text:p text:style-name="P1"><text:span text:style-name="T3">className</text:span>=<text:span text:style-name="T5">{</text:span><text:span text:style-name="T7">styles</text:span>[<text:span text:style-name="T4">"advance-filter-title"</text:span>]<text:span text:style-name="T5">}</text:span></text:p>
      <text:p text:style-name="P5">&gt;</text:p>
      <text:p text:style-name="P1"><text:span text:style-name="T5">{</text:span><text:span text:style-name="T6">t</text:span>(<text:span text:style-name="T4">"advance-filters"</text:span>)<text:span text:style-name="T5">}</text:span></text:p>
      <text:p text:style-name="P1"><text:span text:style-name="T11">&lt;</text:span><text:span text:style-name="T5">button</text:span></text:p>
      <text:p text:style-name="P1"><text:span text:style-name="T3">type</text:span>=<text:span text:style-name="T4">"button"</text:span></text:p>
      <text:p text:style-name="P1"><text:span text:style-name="T3">disabled</text:span>=<text:span text:style-name="T5">{</text:span><text:span text:style-name="T7">allAdvanceFilters</text:span>[<text:span text:style-name="T7">allAdvanceFilters</text:span>.<text:span text:style-name="T3">length</text:span> - <text:span text:style-name="T8">1</text:span>].<text:span text:style-name="T3">optionsData</text:span>.<text:span text:style-name="T3">length</text:span> === <text:span text:style-name="T8">0</text:span><text:span text:style-name="T5">}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color: </text:span><text:span text:style-name="T5">${</text:span><text:span text:style-name="T7">allAdvanceFilters</text:span>[<text:span text:style-name="T7">allAdvanceFilters</text:span>.<text:span text:style-name="T3">length</text:span> - <text:span text:style-name="T8">1</text:span>].<text:span text:style-name="T3">optionsData</text:span>.<text:span text:style-name="T3">length</text:span> === <text:span text:style-name="T8">0</text:span></text:p>
      <text:p text:style-name="P1">? <text:span text:style-name="T7">theme</text:span>.<text:span text:style-name="T3">colors</text:span>.<text:span text:style-name="T3">subTextColor</text:span></text:p>
      <text:p text:style-name="P1">: <text:span text:style-name="T7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6</text:span><text:span text:style-name="T5">}</text:span><text:span text:style-name="T4">;</text:span></text:p>
      <text:p text:style-name="P1"><text:span text:style-name="T4">`</text:span><text:span text:style-name="T5">}</text:span></text:p>
      <text:p text:style-name="P1"><text:span text:style-name="T3">className</text:span>=<text:span text:style-name="T5">{</text:span><text:span text:style-name="T7">showAddNew</text:span> ? <text:span text:style-name="T7">styles</text:span>[<text:span text:style-name="T4">"add-new-btn"</text:span>] : <text:span text:style-name="T7">styles</text:span>[<text:span text:style-name="T4">"add-new-btn-hide"</text:span>]<text:span text:style-name="T5">}</text:span></text:p>
      <text:p text:style-name="P1"><text:span text:style-name="T3">onClick</text:span>=<text:span text:style-name="T5">{</text:span>(<text:span text:style-name="T3">e</text:span>: <text:span text:style-name="T10">React</text:span>.<text:span text:style-name="T10">MouseEvent</text:span>&lt;<text:span text:style-name="T10">HTMLButtonElement</text:span>, <text:span text:style-name="T10">MouseEvent</text:span>&gt;) <text:span text:style-name="T5">=&gt;</text:span> {</text:p>
      <text:p text:style-name="P1"><text:span text:style-name="T6">handleClick</text:span>(<text:span text:style-name="T3">e</text:span>);</text:p>
      <text:p text:style-name="P1">}<text:span text:style-name="T5">}</text:span></text:p>
      <text:p text:style-name="P5">&gt;</text:p>
      <text:p text:style-name="P1"><text:span text:style-name="T5">{</text:span><text:span text:style-name="T6">t</text:span>(<text:span text:style-name="T4">`add-new`</text:span>)<text:span text:style-name="T5">}</text:span></text:p>
      <text:p text:style-name="P1"><text:span text:style-name="T11">&lt;/</text:span><text:span text:style-name="T5">button</text:span><text:span text:style-name="T11">&gt;</text:span></text:p>
      <text:p text:style-name="P1"><text:span text:style-name="T11">&lt;/</text:span><text:span text:style-name="T5">div</text:span><text:span text:style-name="T11">&gt;</text:span></text:p>
      <text:p text:style-name="P1">),</text:p>
      <text:p text:style-name="P1"><text:span text:style-name="T3">component:</text:span> (</text:p>
      <text:p text:style-name="P1"><text:span text:style-name="T11">&lt;</text:span><text:span text:style-name="T10">AdvanceFilters</text:span></text:p>
      <text:p text:style-name="P1"><text:span text:style-name="T3">ref</text:span>=<text:span text:style-name="T5">{</text:span><text:span text:style-name="T7">childRef</text:span><text:span text:style-name="T5">}</text:span></text:p>
      <text:p text:style-name="P1"><text:span text:style-name="T3">setAdvaceFilters</text:span>=<text:span text:style-name="T5">{</text:span><text:span text:style-name="T6">setAdvaceFilters</text:span><text:span text:style-name="T5">}</text:span></text:p>
      <text:p text:style-name="P1"><text:span text:style-name="T3">allAdvanceFilters</text:span>=<text:span text:style-name="T5">{</text:span><text:span text:style-name="T7">allAdvanceFilters</text:span><text:span text:style-name="T5">}</text:span></text:p>
      <text:p text:style-name="P1"><text:span text:style-name="T3">allAdvanceButtons</text:span>=<text:span text:style-name="T5">{</text:span><text:span text:style-name="T7">allAdvanceButtons</text:span><text:span text:style-name="T5">}</text:span></text:p>
      <text:p text:style-name="P1"><text:span text:style-name="T3">setAllAdvanceButtons</text:span>=<text:span text:style-name="T5">{</text:span><text:span text:style-name="T6">setAllAdvanceButtons</text:span><text:span text:style-name="T5">}</text:span></text:p>
      <text:p text:style-name="P1"><text:span text:style-name="T3">setShowAddNew</text:span>=<text:span text:style-name="T5">{</text:span><text:span text:style-name="T6">setShowAddNew</text:span><text:span text:style-name="T5">}</text:span></text:p>
      <text:p text:style-name="P5">/&gt;</text:p>
      <text:p text:style-name="P1">),</text:p>
      <text:p text:style-name="P1">},</text:p>
      <text:p text:style-name="P1">{</text:p>
      <text:p text:style-name="P1"><text:span text:style-name="T3">title:</text:span> (</text:p>
      <text:p text:style-name="P1"><text:span text:style-name="T11">&lt;</text:span><text:span text:style-name="T5">div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6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5">{</text:span><text:span text:style-name="T6">t</text:span>(<text:span text:style-name="T4">`quality-checks`</text:span>)<text:span text:style-name="T5">}</text:span></text:p>
      <text:p text:style-name="P1"><text:span text:style-name="T11">&lt;/</text:span><text:span text:style-name="T5">div</text:span><text:span text:style-name="T11">&gt;</text:span></text:p>
      <text:p text:style-name="P1">),</text:p>
      <text:p text:style-name="P1"><text:span text:style-name="T3">component:</text:span> <text:span text:style-name="T11">&lt;</text:span><text:span text:style-name="T10">QualityChecks</text:span> <text:span text:style-name="T3">theme</text:span>=<text:span text:style-name="T5">{</text:span><text:span text:style-name="T7">theme</text:span><text:span text:style-name="T5">}</text:span> <text:span text:style-name="T3">handleQualityData</text:span>=<text:span text:style-name="T5">{</text:span><text:span text:style-name="T6">handleQualityData</text:span><text:span text:style-name="T5">}</text:span> <text:span text:style-name="T11">/&gt;</text:span>,</text:p>
      <text:p text:style-name="P1">},</text:p>
      <text:p text:style-name="P1">];</text:p>
      <text:p text:style-name="P9"/>
      <text:p text:style-name="P1"><text:span text:style-name="T2">return</text:span> (</text:p>
      <text:p text:style-name="P5"><text:soft-page-break/>&lt;&gt;</text:p>
      <text:p text:style-name="P1"><text:span text:style-name="T11">&lt;</text:span><text:span text:style-name="T10">Dropdown</text:span> <text:span text:style-name="T3">onClose</text:span>=<text:span text:style-name="T5">{</text:span>() <text:span text:style-name="T5">=&gt;</text:span> <text:span text:style-name="T6">setFilters</text:span>(<text:span text:style-name="T5">false</text:span>)<text:span text:style-name="T5">}</text:span> <text:span text:style-name="T3">className</text:span>=<text:span text:style-name="T5">{</text:span><text:span text:style-name="T7">styles</text:span>[<text:span text:style-name="T4">"filter-dropdown"</text:span>]<text:span text:style-name="T5">}</text:span><text:span text:style-name="T11">&gt;</text:span></text:p>
      <text:p text:style-name="P1"><text:span text:style-name="T11">&lt;</text:span><text:span text:style-name="T5">button</text:span></text:p>
      <text:p text:style-name="P1"><text:span text:style-name="T3">type</text:span>=<text:span text:style-name="T4">"button"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color: </text:span><text:span text:style-name="T5">${</text:span><text:span text:style-name="T7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pan text:style-name="T4">background: </text:span><text:span text:style-name="T5">${</text:span><text:span text:style-name="T7">theme</text:span>.<text:span text:style-name="T3">colors</text:span>.<text:span text:style-name="T3">tertiary</text:span>.<text:span text:style-name="T3">main</text:span><text:span text:style-name="T5">}</text:span><text:span text:style-name="T4">;</text:span></text:p>
      <text:p text:style-name="P1"><text:span text:style-name="T4">`</text:span><text:span text:style-name="T5">}</text:span></text:p>
      <text:p text:style-name="P1"><text:span text:style-name="T3">onClick</text:span>=<text:span text:style-name="T5">{</text:span>() <text:span text:style-name="T5">=&gt;</text:span> <text:span text:style-name="T6">setFilters</text:span>(!<text:span text:style-name="T7">filters</text:span>)<text:span text:style-name="T5">}</text:span></text:p>
      <text:p text:style-name="P1"><text:span text:style-name="T3">className</text:span>=<text:span text:style-name="T5">{</text:span><text:span text:style-name="T7">styles</text:span>[<text:span text:style-name="T4">"filter-btn"</text:span>]<text:span text:style-name="T5">}</text:span></text:p>
      <text:p text:style-name="P5">&gt;</text:p>
      <text:p text:style-name="P1"><text:span text:style-name="T11">&lt;</text:span><text:span text:style-name="T10">Image</text:span> <text:span text:style-name="T3">src</text:span>=<text:span text:style-name="T5">{</text:span><text:span text:style-name="T7">FILTER_ICON_RESPONSE</text:span><text:span text:style-name="T5">}</text:span> <text:span text:style-name="T3">alt</text:span>=<text:span text:style-name="T4">"filters"</text:span> <text:span text:style-name="T3">height</text:span>=<text:span text:style-name="T5">{</text:span><text:span text:style-name="T8">10</text:span><text:span text:style-name="T5">}</text:span> <text:span text:style-name="T3">width</text:span>=<text:span text:style-name="T5">{</text:span><text:span text:style-name="T8">10</text:span><text:span text:style-name="T5">}</text:span> <text:span text:style-name="T11">/&gt;</text:span></text:p>
      <text:p text:style-name="P1"><text:span text:style-name="T11">&lt;</text:span><text:span text:style-name="T5">span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font-family: </text:span><text:span text:style-name="T5">${</text:span><text:span text:style-name="T7">theme</text:span>.<text:span text:style-name="T3">fontFamilies</text:span>.<text:span text:style-name="T3">primary</text:span>.<text:span text:style-name="T3">medium</text:span><text:span text:style-name="T5">}</text:span><text:span text:style-name="T4">;</text:span></text:p>
      <text:p text:style-name="P1"><text:span text:style-name="T4">font-size: </text:span><text:span text:style-name="T5">${</text:span><text:span text:style-name="T7">theme</text:span>.<text:span text:style-name="T3">fontSizes</text:span>.<text:span text:style-name="T3">h5</text:span><text:span text:style-name="T5">}</text:span><text:span text:style-name="T4">;</text:span></text:p>
      <text:p text:style-name="P1"><text:span text:style-name="T4">color: </text:span><text:span text:style-name="T5">${</text:span><text:span text:style-name="T7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pan text:style-name="T4">`</text:span><text:span text:style-name="T5">}</text:span></text:p>
      <text:p text:style-name="P1"><text:span text:style-name="T3">className</text:span>=<text:span text:style-name="T5">{</text:span><text:span text:style-name="T7">styles</text:span>[<text:span text:style-name="T4">"filter-btn-text"</text:span>]<text:span text:style-name="T5">}</text:span></text:p>
      <text:p text:style-name="P5">&gt;</text:p>
      <text:p text:style-name="P1"><text:span text:style-name="T5">{</text:span><text:span text:style-name="T6">t</text:span>(<text:span text:style-name="T4">"individual-filters"</text:span>)<text:span text:style-name="T5">}</text:span></text:p>
      <text:p text:style-name="P1"><text:span text:style-name="T11">&lt;/</text:span><text:span text:style-name="T5">span</text:span><text:span text:style-name="T11">&gt;</text:span></text:p>
      <text:p text:style-name="P1"><text:span text:style-name="T11">&lt;</text:span><text:span text:style-name="T10">Image</text:span> <text:span text:style-name="T3">src</text:span>=<text:span text:style-name="T5">{</text:span><text:span text:style-name="T7">DOWN_ICON</text:span><text:span text:style-name="T5">}</text:span> <text:span text:style-name="T3">width</text:span>=<text:span text:style-name="T5">{</text:span><text:span text:style-name="T8">10</text:span><text:span text:style-name="T5">}</text:span> <text:span text:style-name="T3">height</text:span>=<text:span text:style-name="T5">{</text:span><text:span text:style-name="T8">10</text:span><text:span text:style-name="T5">}</text:span> <text:span text:style-name="T3">alt</text:span>=<text:span text:style-name="T4">"down-arrow"</text:span> <text:span text:style-name="T11">/&gt;</text:span></text:p>
      <text:p text:style-name="P1"><text:span text:style-name="T11">&lt;/</text:span><text:span text:style-name="T5">button</text:span><text:span text:style-name="T11">&gt;</text:span></text:p>
      <text:p text:style-name="P9"/>
      <text:p text:style-name="P1"><text:span text:style-name="T5">{</text:span><text:span text:style-name="T7">filters</text:span> &amp;&amp; (</text:p>
      <text:p text:style-name="P1"><text:span text:style-name="T11">&lt;</text:span><text:span text:style-name="T10">DropdownMenu</text:span></text:p>
      <text:p text:style-name="P1"><text:span text:style-name="T3">theme</text:span>=<text:span text:style-name="T5">{</text:span><text:span text:style-name="T7">theme</text:span><text:span text:style-name="T5">}</text:span></text:p>
      <text:p text:style-name="P1"><text:span text:style-name="T3">options</text:span>=<text:span text:style-name="T5">{</text:span>[</text:p>
      <text:p text:style-name="P1">{ <text:span text:style-name="T3">name:</text:span> <text:span text:style-name="T4">"sdf"</text:span>, <text:span text:style-name="T3">key:</text:span> <text:span text:style-name="T4">"1"</text:span> },</text:p>
      <text:p text:style-name="P1">{ <text:span text:style-name="T3">name:</text:span> <text:span text:style-name="T4">"sdfg"</text:span>, <text:span text:style-name="T3">key:</text:span> <text:span text:style-name="T4">"2"</text:span> },</text:p>
      <text:p text:style-name="P1">]<text:span text:style-name="T5">}</text:span></text:p>
      <text:p text:style-name="P1"><text:span text:style-name="T3">selectedOption</text:span>=<text:span text:style-name="T5">{</text:span><text:span text:style-name="T7">option</text:span><text:span text:style-name="T5">}</text:span></text:p>
      <text:p text:style-name="P1"><text:span text:style-name="T3">setSelectedOption</text:span>=<text:span text:style-name="T5">{</text:span>(<text:span text:style-name="T3">e</text:span>: <text:span text:style-name="T10">IMenuItems</text:span>) <text:span text:style-name="T5">=&gt;</text:span> {</text:p>
      <text:p text:style-name="P1"><text:span text:style-name="T6">setOption</text:span>(<text:span text:style-name="T3">e</text:span>.<text:span text:style-name="T3">name</text:span>);</text:p>
      <text:p text:style-name="P1"><text:span text:style-name="T2">if</text:span> (<text:span text:style-name="T3">e</text:span>.<text:span text:style-name="T3">name</text:span> === <text:span text:style-name="T6">t</text:span>(<text:span text:style-name="T4">"add-new-filter"</text:span>)) {</text:p>
      <text:p text:style-name="P1"><text:span text:style-name="T6">setShowFiltersPanel</text:span>(<text:span text:style-name="T5">true</text:span>);</text:p>
      <text:p text:style-name="P1">}</text:p>
      <text:p text:style-name="P1">}<text:span text:style-name="T5">}</text:span></text:p>
      <text:p text:style-name="P1"><text:span text:style-name="T3">darkThemeApplied</text:span>=<text:span text:style-name="T5">{</text:span><text:span text:style-name="T7">darkThemeApplied</text:span><text:span text:style-name="T5">}</text:span></text:p>
      <text:p text:style-name="P7">changeBackground</text:p>
      <text:p text:style-name="P1"><text:span text:style-name="T3">showDropdown</text:span>=<text:span text:style-name="T5">{</text:span><text:span text:style-name="T6">setFilters</text:span><text:span text:style-name="T5">}</text:span></text:p>
      <text:p text:style-name="P1"><text:span text:style-name="T3">styles</text:span>=<text:span text:style-name="T5">{</text:span><text:span text:style-name="T7">addNewFilterStyles</text:span><text:span text:style-name="T5">}</text:span></text:p>
      <text:p text:style-name="P1"><text:span text:style-name="T3">showRadioButton</text:span>=<text:span text:style-name="T5">{true}</text:span></text:p>
      <text:p text:style-name="P1"><text:span text:style-name="T3">radioBtnText</text:span>=<text:span text:style-name="T5">{</text:span><text:span text:style-name="T6">t</text:span>(<text:span text:style-name="T4">"add-new-filter"</text:span>)<text:span text:style-name="T5">}</text:span></text:p>
      <text:p text:style-name="P5">/&gt;</text:p>
      <text:p text:style-name="P1">)<text:span text:style-name="T5">}</text:span></text:p>
      <text:p text:style-name="P1"><text:span text:style-name="T11">&lt;/</text:span><text:span text:style-name="T10">Dropdown</text:span><text:span text:style-name="T11">&gt;</text:span></text:p>
      <text:p text:style-name="P1"><text:span text:style-name="T11">&lt;</text:span><text:span text:style-name="T5">div</text:span><text:span text:style-name="T11">&gt;</text:span></text:p>
      <text:p text:style-name="P1"><text:span text:style-name="T5">{</text:span><text:span text:style-name="T7">showFiltersPanel</text:span> &amp;&amp; (</text:p>
      <text:p text:style-name="P1"><text:span text:style-name="T11">&lt;</text:span><text:span text:style-name="T10">RightPanelModal</text:span></text:p>
      <text:p text:style-name="P1"><text:soft-page-break/><text:span text:style-name="T3">theme</text:span>=<text:span text:style-name="T5">{</text:span><text:span text:style-name="T7">theme</text:span><text:span text:style-name="T5">}</text:span></text:p>
      <text:p text:style-name="P1"><text:span text:style-name="T3">modalSize</text:span>=<text:span text:style-name="T4">"xl"</text:span></text:p>
      <text:p text:style-name="P1"><text:span text:style-name="T3">closeModalView</text:span>=<text:span text:style-name="T5">{</text:span><text:span text:style-name="T6">closeModal</text:span><text:span text:style-name="T5">}</text:span></text:p>
      <text:p text:style-name="P1"><text:span text:style-name="T3">modalTopCloseColor</text:span>=<text:span text:style-name="T5">{</text:span><text:span text:style-name="T7">theme</text:span>.<text:span text:style-name="T3">colors</text:span>.<text:span text:style-name="T3">text</text:span>.<text:span text:style-name="T3">primary</text:span><text:span text:style-name="T5">}</text:span></text:p>
      <text:p text:style-name="P1"><text:span text:style-name="T3">modalTopCloseText</text:span>=<text:span text:style-name="T5">{</text:span><text:span text:style-name="T6">t</text:span>(<text:span text:style-name="T4">"common:close-button"</text:span>)<text:span text:style-name="T5">}</text:span></text:p>
      <text:p text:style-name="P1"><text:span text:style-name="T3">modalVisible</text:span>=<text:span text:style-name="T5">{</text:span><text:span text:style-name="T7">showFiltersPanel</text:span><text:span text:style-name="T5">}</text:span></text:p>
      <text:p text:style-name="P1"><text:span text:style-name="T3">modalHeaderText</text:span>=<text:span text:style-name="T5">{</text:span><text:span text:style-name="T6">t</text:span>(<text:span text:style-name="T4">"filter-by"</text:span>)<text:span text:style-name="T5">}</text:span></text:p>
      <text:p text:style-name="P1"><text:span text:style-name="T3">modalHeaderTextColor</text:span>=<text:span text:style-name="T5">{</text:span><text:span text:style-name="T7">theme</text:span>.<text:span text:style-name="T3">colors</text:span>.<text:span text:style-name="T3">text</text:span>.<text:span text:style-name="T3">primary</text:span><text:span text:style-name="T5">}</text:span></text:p>
      <text:p text:style-name="P1"><text:span text:style-name="T3">modalTransition</text:span>=<text:span text:style-name="T5">{</text:span><text:span text:style-name="T7">filtersPanelTransition</text:span><text:span text:style-name="T5">}</text:span></text:p>
      <text:p text:style-name="P1"><text:span text:style-name="T3">modalHeaderBorder</text:span>=<text:span text:style-name="T5">{</text:span><text:span text:style-name="T4">`1px solid </text:span><text:span text:style-name="T5">${</text:span><text:span text:style-name="T7">theme</text:span>.<text:span text:style-name="T3">colors</text:span>.<text:span text:style-name="T3">line</text:span>.<text:span text:style-name="T3">main</text:span><text:span text:style-name="T5">}</text:span><text:span text:style-name="T4">`</text:span><text:span text:style-name="T5">}</text:span></text:p>
      <text:p text:style-name="P1"><text:span text:style-name="T3">modalHeaderBgColor</text:span>=<text:span text:style-name="T5">{</text:span><text:span text:style-name="T7">theme</text:span>.<text:span text:style-name="T3">colors</text:span>.<text:span text:style-name="T3">universal</text:span>.<text:span text:style-name="T3">main</text:span><text:span text:style-name="T5">}</text:span></text:p>
      <text:p text:style-name="P1"><text:span text:style-name="T3">footerStyles</text:span>=<text:span text:style-name="T5">{</text:span><text:span text:style-name="T7">footerStyles</text:span><text:span text:style-name="T5">}</text:span></text:p>
      <text:p text:style-name="P5">&gt;</text:p>
      <text:p text:style-name="P1"><text:span text:style-name="T5">{</text:span>{</text:p>
      <text:p text:style-name="P1"><text:span text:style-name="T3">body:</text:span> (</text:p>
      <text:p text:style-name="P1"><text:span text:style-name="T11">&lt;</text:span><text:span text:style-name="T5">div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background: </text:span><text:span text:style-name="T5">${</text:span><text:span text:style-name="T7">theme</text:span>.<text:span text:style-name="T3">colors</text:span>.<text:span text:style-name="T3">tertiary</text:span>.<text:span text:style-name="T3">main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11">&lt;</text:span><text:span text:style-name="T5">div</text:span></text:p>
      <text:p text:style-name="P1"><text:span text:style-name="T3">className</text:span>=<text:span text:style-name="T5">{</text:span><text:span text:style-name="T7">styles</text:span>[<text:span text:style-name="T4">"filters-header"</text:span>]<text:span text:style-name="T5">}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background: </text:span><text:span text:style-name="T5">${</text:span><text:span text:style-name="T7">theme</text:span>.<text:span text:style-name="T3">colors</text:span>.<text:span text:style-name="T3">universal</text:span>.<text:span text:style-name="T3">main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11">&lt;</text:span><text:span text:style-name="T5">div</text:span> <text:span text:style-name="T3">className</text:span>=<text:span text:style-name="T5">{</text:span><text:span text:style-name="T3">styles</text:span>[<text:span text:style-name="T4">"filters-name"</text:span>]<text:span text:style-name="T5">}</text:span><text:span text:style-name="T11">&gt;</text:span></text:p>
      <text:p text:style-name="P1"><text:span text:style-name="T11">&lt;</text:span><text:span text:style-name="T5">input</text:span></text:p>
      <text:p text:style-name="P1"><text:span text:style-name="T3">type</text:span>=<text:span text:style-name="T4">"text"</text:span></text:p>
      <text:p text:style-name="P1"><text:span text:style-name="T3">id</text:span>=<text:span text:style-name="T4">"name"</text:span></text:p>
      <text:p text:style-name="P1"><text:span text:style-name="T3">name</text:span>=<text:span text:style-name="T4">"name"</text:span></text:p>
      <text:p text:style-name="P1"><text:span text:style-name="T3">onChange</text:span>=<text:span text:style-name="T5">{</text:span>(<text:span text:style-name="T3">e</text:span>) <text:span text:style-name="T5">=&gt;</text:span> <text:span text:style-name="T6">setName</text:span>(<text:span text:style-name="T3">e</text:span>.<text:span text:style-name="T3">target</text:span>.<text:span text:style-name="T3">value</text:span>)<text:span text:style-name="T5">}</text:span></text:p>
      <text:p text:style-name="P1"><text:span text:style-name="T3">value</text:span>=<text:span text:style-name="T5">{</text:span><text:span text:style-name="T3">name</text:span><text:span text:style-name="T5">}</text:span></text:p>
      <text:p text:style-name="P1"><text:span text:style-name="T3">placeholder</text:span>=<text:span text:style-name="T5">{</text:span><text:span text:style-name="T4">`</text:span><text:span text:style-name="T5">${</text:span><text:span text:style-name="T6">t</text:span>(<text:span text:style-name="T4">"untitled-filter"</text:span>)<text:span text:style-name="T5">}</text:span><text:span text:style-name="T4">`</text:span><text:span text:style-name="T5">}</text:span></text:p>
      <text:p text:style-name="P1"><text:span text:style-name="T3">className</text:span>=<text:span text:style-name="T5">{</text:span><text:span text:style-name="T3">styles</text:span>[<text:span text:style-name="T4">"name-input"</text:span>]<text:span text:style-name="T5">}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border: 1px solid </text:span><text:span text:style-name="T5">${</text:span><text:span text:style-name="T3">theme</text:span>.<text:span text:style-name="T3">colors</text:span>.<text:span text:style-name="T3">pgBorderLeftColor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/&gt;</text:p>
      <text:p text:style-name="P1"><text:span text:style-name="T11">&lt;/</text:span><text:span text:style-name="T5">div</text:span><text:span text:style-name="T11">&gt;</text:span></text:p>
      <text:p text:style-name="P9"/>
      <text:p text:style-name="P1"><text:span text:style-name="T5">{</text:span><text:span text:style-name="T9">/* enclosing div for both manage filters and reset filter for displaying at the end */</text:span><text:span text:style-name="T5">}</text:span></text:p>
      <text:p text:style-name="P1"><text:span text:style-name="T11">&lt;</text:span><text:span text:style-name="T5">div</text:span> <text:span text:style-name="T3">className</text:span>=<text:span text:style-name="T5">{</text:span><text:span text:style-name="T3">styles</text:span>[<text:span text:style-name="T4">"manage-and-reset-btn"</text:span>]<text:span text:style-name="T5">}</text:span><text:span text:style-name="T11">&gt;</text:span></text:p>
      <text:p text:style-name="P1"><text:span text:style-name="T11">&lt;</text:span><text:span text:style-name="T5">div</text:span><text:span text:style-name="T11">&gt;</text:span></text:p>
      <text:p text:style-name="P1"><text:span text:style-name="T11">&lt;</text:span><text:span text:style-name="T5">button</text:span> <text:span text:style-name="T3">type</text:span>=<text:span text:style-name="T4">"button"</text:span> <text:span text:style-name="T3">className</text:span>=<text:span text:style-name="T5">{</text:span><text:span text:style-name="T3">styles</text:span>[<text:span text:style-name="T4">"manage-filter-btn"</text:span>]<text:span text:style-name="T5">}</text:span><text:span text:style-name="T11">&gt;</text:span></text:p>
      <text:p text:style-name="P1"><text:span text:style-name="T11">&lt;</text:span><text:span text:style-name="T10">Image</text:span> <text:span text:style-name="T3">src</text:span>=<text:span text:style-name="T5">{</text:span><text:span text:style-name="T7">MANAGE_ICON</text:span><text:span text:style-name="T5">}</text:span> <text:span text:style-name="T3">alt</text:span>=<text:span text:style-name="T4">"manage_filters"</text:span> <text:span text:style-name="T3">height</text:span>=<text:span text:style-name="T5">{</text:span><text:span text:style-name="T8">10</text:span><text:span text:style-name="T5">}</text:span> <text:span text:style-name="T3">width</text:span>=<text:span text:style-name="T5">{</text:span><text:span text:style-name="T8">10</text:span><text:span text:style-name="T5">}</text:span> <text:span text:style-name="T11">/&gt;</text:span></text:p>
      <text:p text:style-name="P1"><text:span text:style-name="T11">&lt;</text:span><text:span text:style-name="T5">span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color: </text:span><text:span text:style-name="T5">${</text:span><text:span text:style-name="T3">theme</text:span>.<text:span text:style-name="T3">colors</text:span>.<text:span text:style-name="T3">text</text:span>.<text:span text:style-name="T3">primary</text:span><text:span text:style-name="T5">}</text:span><text:span text:style-name="T4">;</text:span></text:p>
      <text:p text:style-name="P1"><text:span text:style-name="T4">font-size: </text:span><text:span text:style-name="T5">${</text:span><text:span text:style-name="T3">theme</text:span>.<text:span text:style-name="T3">fontSizes</text:span>.<text:span text:style-name="T3">h7</text:span><text:span text:style-name="T5">}</text:span><text:span text:style-name="T4">;</text:span></text:p>
      <text:p text:style-name="P1"><text:span text:style-name="T4">font-family: </text:span><text:span text:style-name="T5">${</text:span><text:span text:style-name="T3">theme</text:span>.<text:span text:style-name="T3">fontFamilies</text:span>.<text:span text:style-name="T3">primary</text:span>.<text:span text:style-name="T3">bold</text:span><text:span text:style-name="T5">}</text:span><text:span text:style-name="T4">;</text:span></text:p>
      <text:p text:style-name="P1"><text:soft-page-break/><text:span text:style-name="T4">`</text:span><text:span text:style-name="T5">}</text:span></text:p>
      <text:p text:style-name="P1"><text:span text:style-name="T3">className</text:span>=<text:span text:style-name="T5">{</text:span><text:span text:style-name="T3">styles</text:span>[<text:span text:style-name="T4">"manage-filter-text"</text:span>]<text:span text:style-name="T5">}</text:span></text:p>
      <text:p text:style-name="P5">&gt;</text:p>
      <text:p text:style-name="P1"><text:span text:style-name="T5">{</text:span><text:span text:style-name="T6">t</text:span>(<text:span text:style-name="T4">"manage-filters"</text:span>)<text:span text:style-name="T5">}</text:span></text:p>
      <text:p text:style-name="P1"><text:span text:style-name="T11">&lt;/</text:span><text:span text:style-name="T5">span</text:span><text:span text:style-name="T11">&gt;</text:span></text:p>
      <text:p text:style-name="P1"><text:span text:style-name="T11">&lt;/</text:span><text:span text:style-name="T5">button</text:span><text:span text:style-name="T11">&gt;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</text:span><text:span text:style-name="T5">div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background: </text:span><text:span text:style-name="T5">${</text:span><text:span text:style-name="T3">theme</text:span>.<text:span text:style-name="T3">colors</text:span>.<text:span text:style-name="T3">tertiary</text:span>.<text:span text:style-name="T3">main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11">&lt;</text:span><text:span text:style-name="T5">button</text:span> <text:span text:style-name="T3">type</text:span>=<text:span text:style-name="T4">"button"</text:span> <text:span text:style-name="T3">className</text:span>=<text:span text:style-name="T5">{</text:span><text:span text:style-name="T3">styles</text:span>[<text:span text:style-name="T4">"reset-filter-btn"</text:span>]<text:span text:style-name="T5">}</text:span><text:span text:style-name="T11">&gt;</text:span></text:p>
      <text:p text:style-name="P1"><text:span text:style-name="T11">&lt;</text:span><text:span text:style-name="T5">span</text:span></text:p>
      <text:p text:style-name="P1"><text:span text:style-name="T3">css</text:span>=<text:span text:style-name="T5">{</text:span><text:span text:style-name="T6">css</text:span><text:span text:style-name="T4">`</text:span></text:p>
      <text:p text:style-name="P1"><text:span text:style-name="T4">font-size: </text:span><text:span text:style-name="T5">${</text:span><text:span text:style-name="T3">theme</text:span>.<text:span text:style-name="T3">fontSizes</text:span>.<text:span text:style-name="T3">h5</text:span><text:span text:style-name="T5">}</text:span><text:span text:style-name="T4">;</text:span></text:p>
      <text:p text:style-name="P1"><text:span text:style-name="T4">font-family: </text:span><text:span text:style-name="T5">${</text:span><text:span text:style-name="T3">theme</text:span>.<text:span text:style-name="T3">fontFamilies</text:span>.<text:span text:style-name="T3">primary</text:span>.<text:span text:style-name="T3">medium</text:span><text:span text:style-name="T5">}</text:span><text:span text:style-name="T4">;</text:span></text:p>
      <text:p text:style-name="P1"><text:span text:style-name="T4">background: </text:span><text:span text:style-name="T5">${</text:span><text:span text:style-name="T3">theme</text:span>.<text:span text:style-name="T3">colors</text:span>.<text:span text:style-name="T3">tertiary</text:span>.<text:span text:style-name="T3">main</text:span><text:span text:style-name="T5">}</text:span><text:span text:style-name="T4">;</text:span></text:p>
      <text:p text:style-name="P1"><text:span text:style-name="T4">`</text:span><text:span text:style-name="T5">}</text:span></text:p>
      <text:p text:style-name="P5">&gt;</text:p>
      <text:p text:style-name="P1"><text:span text:style-name="T5">{</text:span><text:span text:style-name="T6">t</text:span>(<text:span text:style-name="T4">"reset-all"</text:span>)<text:span text:style-name="T5">}</text:span></text:p>
      <text:p text:style-name="P1"><text:span text:style-name="T11">&lt;/</text:span><text:span text:style-name="T5">span</text:span><text:span text:style-name="T11">&gt;</text:span></text:p>
      <text:p text:style-name="P1"><text:span text:style-name="T11">&lt;/</text:span><text:span text:style-name="T5">button</text:span><text:span text:style-name="T11">&gt;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/</text:span><text:span text:style-name="T5">div</text:span><text:span text:style-name="T11">&gt;</text:span></text:p>
      <text:p text:style-name="P1"><text:span text:style-name="T11">&lt;</text:span><text:span text:style-name="T5">div</text:span> <text:span text:style-name="T3">className</text:span>=<text:span text:style-name="T5">{</text:span><text:span text:style-name="T3">styles</text:span>[<text:span text:style-name="T4">"accordian-styles"</text:span>]<text:span text:style-name="T5">}</text:span><text:span text:style-name="T11">&gt;</text:span></text:p>
      <text:p text:style-name="P1"><text:span text:style-name="T11">&lt;</text:span><text:span text:style-name="T10">Accordian</text:span></text:p>
      <text:p text:style-name="P1"><text:span text:style-name="T3">theme</text:span>=<text:span text:style-name="T5">{</text:span><text:span text:style-name="T3">theme</text:span><text:span text:style-name="T5">}</text:span></text:p>
      <text:p text:style-name="P1"><text:span text:style-name="T3">accordionHeaders</text:span>=<text:span text:style-name="T5">{</text:span><text:span text:style-name="T3">FiltersTabs</text:span><text:span text:style-name="T5">}</text:span></text:p>
      <text:p text:style-name="P1"><text:span text:style-name="T3">headerBackgColor</text:span>=<text:span text:style-name="T5">{</text:span><text:span text:style-name="T3">theme</text:span>.<text:span text:style-name="T3">colors</text:span>.<text:span text:style-name="T3">universal</text:span>.<text:span text:style-name="T3">main</text:span><text:span text:style-name="T5">}</text:span></text:p>
      <text:p text:style-name="P1"><text:span text:style-name="T3">darkThemeApplied</text:span>=<text:span text:style-name="T5">{</text:span><text:span text:style-name="T3">darkThemeApplied</text:span><text:span text:style-name="T5">}</text:span></text:p>
      <text:p text:style-name="P1"><text:span text:style-name="T3">accordianStyles</text:span>=<text:span text:style-name="T5">{</text:span>{ <text:span text:style-name="T3">marginTop:</text:span> <text:span text:style-name="T4">"10px"</text:span>, <text:span text:style-name="T3">height:</text:span> <text:span text:style-name="T4">"40px"</text:span> }<text:span text:style-name="T5">}</text:span></text:p>
      <text:p text:style-name="P5">/&gt;</text:p>
      <text:p text:style-name="P1"><text:span text:style-name="T11">&lt;/</text:span><text:span text:style-name="T5">div</text:span><text:span text:style-name="T11">&gt;</text:span></text:p>
      <text:p text:style-name="P1"><text:span text:style-name="T11">&lt;/</text:span><text:span text:style-name="T5">div</text:span><text:span text:style-name="T11">&gt;</text:span></text:p>
      <text:p text:style-name="P1">),</text:p>
      <text:p text:style-name="P9"/>
      <text:p text:style-name="P1"><text:span text:style-name="T6">footer</text:span><text:span text:style-name="T3">:</text:span> (</text:p>
      <text:p text:style-name="P1"><text:span text:style-name="T11">&lt;</text:span><text:span text:style-name="T5">div</text:span> <text:span text:style-name="T3">className</text:span>=<text:span text:style-name="T5">{</text:span><text:span text:style-name="T3">styles</text:span>[<text:span text:style-name="T4">"modal-footer"</text:span>]<text:span text:style-name="T5">}</text:span><text:span text:style-name="T11">&gt;</text:span></text:p>
      <text:p text:style-name="P1"><text:span text:style-name="T11">&lt;</text:span><text:span text:style-name="T10">Button</text:span></text:p>
      <text:p text:style-name="P1"><text:span text:style-name="T3">text</text:span>=<text:span text:style-name="T5">{</text:span><text:span text:style-name="T6">t</text:span>(<text:span text:style-name="T4">"apply-filter"</text:span>)<text:span text:style-name="T5">}</text:span></text:p>
      <text:p text:style-name="P1"><text:span text:style-name="T3">title</text:span>=<text:span text:style-name="T5">{</text:span><text:span text:style-name="T6">t</text:span>(<text:span text:style-name="T4">"apply-filter"</text:span>)<text:span text:style-name="T5">}</text:span></text:p>
      <text:p text:style-name="P1"><text:span text:style-name="T3">themes</text:span>=<text:span text:style-name="T5">{</text:span><text:span text:style-name="T3">theme</text:span><text:span text:style-name="T5">}</text:span></text:p>
      <text:p text:style-name="P1"><text:span text:style-name="T3">btnStyles</text:span>=<text:span text:style-name="T5">{</text:span><text:span text:style-name="T3">ApplyFilterStyles</text:span><text:span text:style-name="T5">}</text:span></text:p>
      <text:p text:style-name="P1"><text:span text:style-name="T3">onBtnClick</text:span>=<text:span text:style-name="T5">{</text:span>() <text:span text:style-name="T5">=&gt;</text:span> {</text:p>
      <text:p text:style-name="P1"><text:span text:style-name="T6">handleSave</text:span>(<text:span text:style-name="T4">"temp"</text:span>);</text:p>
      <text:p text:style-name="P1">}<text:span text:style-name="T5">}</text:span></text:p>
      <text:p text:style-name="P5">/&gt;</text:p>
      <text:p text:style-name="P1"><text:span text:style-name="T11">&lt;</text:span><text:span text:style-name="T10">Button</text:span></text:p>
      <text:p text:style-name="P1"><text:span text:style-name="T3">text</text:span>=<text:span text:style-name="T5">{</text:span><text:span text:style-name="T6">t</text:span>(<text:span text:style-name="T4">"save-and-apply-filter"</text:span>)<text:span text:style-name="T5">}</text:span></text:p>
      <text:p text:style-name="P1"><text:soft-page-break/><text:span text:style-name="T3">title</text:span>=<text:span text:style-name="T5">{</text:span><text:span text:style-name="T6">t</text:span>(<text:span text:style-name="T4">"save-and-apply-filter"</text:span>)<text:span text:style-name="T5">}</text:span></text:p>
      <text:p text:style-name="P1"><text:span text:style-name="T3">themes</text:span>=<text:span text:style-name="T5">{</text:span><text:span text:style-name="T3">theme</text:span><text:span text:style-name="T5">}</text:span></text:p>
      <text:p text:style-name="P1"><text:span text:style-name="T3">btnStyles</text:span>=<text:span text:style-name="T5">{</text:span><text:span text:style-name="T3">SaveAndApplyFilterStyles</text:span><text:span text:style-name="T5">}</text:span></text:p>
      <text:p text:style-name="P1"><text:span text:style-name="T3">onBtnClick</text:span>=<text:span text:style-name="T5">{</text:span>() <text:span text:style-name="T5">=&gt;</text:span> {</text:p>
      <text:p text:style-name="P1"><text:span text:style-name="T6">handleSave</text:span>(<text:span text:style-name="T4">"save"</text:span>);</text:p>
      <text:p text:style-name="P1">}<text:span text:style-name="T5">}</text:span></text:p>
      <text:p text:style-name="P5">/&gt;</text:p>
      <text:p text:style-name="P1"><text:span text:style-name="T11">&lt;/</text:span><text:span text:style-name="T5">div</text:span><text:span text:style-name="T11">&gt;</text:span></text:p>
      <text:p text:style-name="P1">),</text:p>
      <text:p text:style-name="P1">}<text:span text:style-name="T5">}</text:span></text:p>
      <text:p text:style-name="P1"><text:span text:style-name="T11">&lt;/</text:span><text:span text:style-name="T10">RightPanelModal</text:span><text:span text:style-name="T11">&gt;</text:span></text:p>
      <text:p text:style-name="P1">)<text:span text:style-name="T5">}</text:span></text:p>
      <text:p text:style-name="P1"><text:span text:style-name="T11">&lt;/</text:span><text:span text:style-name="T5">div</text:span><text:span text:style-name="T11">&gt;</text:span></text:p>
      <text:p text:style-name="P5">&lt;/&gt;</text:p>
      <text:p text:style-name="P1">);</text:p>
      <text:p text:style-name="P1">}</text:p>
      <text:p text:style-name="P9"/>
      <text:p text:style-name="P1"><text:span text:style-name="T2">export</text:span> <text:span text:style-name="T2">default</text:span> <text:span text:style-name="T3">FiltersPanel</text:span>;</text:p>
      <text:p text:style-name="P1"/>
      <text:p text:style-name="Standard"/>
      <text:p text:style-name="Standard"/>
      <text:p text:style-name="P10">da956a5f-a430-4b87-a781-5667efe39fe6</text:p>
      <text:p text:style-name="P10"/>
      <text:p text:style-name="P10">//<text:span text:style-name="T13">individual response</text:span></text:p>
      <text:p text:style-name="P10"/>
      <text:p text:style-name="P10"/>
      <text:p text:style-name="P2"><text:span text:style-name="T2">import</text:span> { <text:span text:style-name="T3">IMenuItems</text:span> } <text:span text:style-name="T2">from</text:span> <text:span text:style-name="T4">"src/common-frontend-service/lib/interfaces"</text:span>;</text:p>
      <text:p text:style-name="P1"><text:span text:style-name="T2">import</text:span> { <text:span text:style-name="T3">embeddedData</text:span>, <text:span text:style-name="T3">individualQualityChecks</text:span>, <text:span text:style-name="T3">individualResponses</text:span> } <text:span text:style-name="T2">from</text:span> <text:span text:style-name="T4">"src/lib/constants"</text:span>;</text:p>
      <text:p text:style-name="P1"><text:span text:style-name="T2">import</text:span> {</text:p>
      <text:p text:style-name="P1"><text:span text:style-name="T3">IEmbeddedData</text:span>,</text:p>
      <text:p text:style-name="P1"><text:span text:style-name="T3">IFilterOpt</text:span>,</text:p>
      <text:p text:style-name="P1"><text:span text:style-name="T3">IFilterProps</text:span>,</text:p>
      <text:p text:style-name="P1"><text:span text:style-name="T3">IFilterPropsIndividual</text:span>,</text:p>
      <text:p text:style-name="P1"><text:span text:style-name="T3">IFilterQues</text:span>,</text:p>
      <text:p text:style-name="P1"><text:span text:style-name="T3">IInitialFilterProps</text:span>,</text:p>
      <text:p text:style-name="P1"><text:span text:style-name="T3">IMetaData</text:span>,</text:p>
      <text:p text:style-name="P1"><text:span text:style-name="T3">INameInterface</text:span>,</text:p>
      <text:p text:style-name="P1">} <text:span text:style-name="T2">from</text:span> <text:span text:style-name="T4">"src/lib/interfaces"</text:span>;</text:p>
      <text:p text:style-name="P9"/>
      <text:p text:style-name="P3">// handleChange of choose question</text:p>
      <text:p text:style-name="P1"><text:span text:style-name="T2">export</text:span> <text:span text:style-name="T5">const</text:span> <text:span text:style-name="T6">questionOnChange</text:span> = (<text:span text:style-name="T3">id</text:span>: <text:span text:style-name="T10">string</text:span>, <text:span text:style-name="T3">checkedState</text:span>: <text:span text:style-name="T10">boolean</text:span>[]) <text:span text:style-name="T5">=&gt;</text:span> {</text:p>
      <text:p text:style-name="P1"><text:span text:style-name="T2">if</text:span> (<text:span text:style-name="T3">id</text:span> === <text:span text:style-name="T4">"-1"</text:span>) {</text:p>
      <text:p text:style-name="P1"><text:span text:style-name="T2">if</text:span> (<text:span text:style-name="T3">checkedState</text:span>.<text:span text:style-name="T6">every</text:span>((<text:span text:style-name="T3">item</text:span>) <text:span text:style-name="T5">=&gt;</text:span> <text:span text:style-name="T3">item</text:span> === <text:span text:style-name="T5">true</text:span>)) {</text:p>
      <text:p text:style-name="P1"><text:span text:style-name="T5">const</text:span> <text:span text:style-name="T7">updatedCheckedState</text:span> = <text:span text:style-name="T3">checkedState</text:span>.<text:span text:style-name="T6">map</text:span>((<text:span text:style-name="T3">item</text:span>) <text:span text:style-name="T5">=&gt;</text:span> !<text:span text:style-name="T3">item</text:span>);</text:p>
      <text:p text:style-name="P1"><text:span text:style-name="T2">return</text:span> <text:span text:style-name="T3">updatedCheckedState</text:span>;</text:p>
      <text:p text:style-name="P1">}</text:p>
      <text:p text:style-name="P1"><text:span text:style-name="T5">const</text:span> <text:span text:style-name="T7">updatedCheckedState</text:span> = <text:span text:style-name="T5">new</text:span> <text:span text:style-name="T6">Array</text:span>(<text:span text:style-name="T3">checkedState</text:span>.<text:span text:style-name="T3">length</text:span>).<text:span text:style-name="T6">fill</text:span>(<text:span text:style-name="T5">true</text:span>);</text:p>
      <text:p text:style-name="P1"><text:span text:style-name="T2">return</text:span> <text:span text:style-name="T3">updatedCheckedState</text:span>;</text:p>
      <text:p text:style-name="P1">}</text:p>
      <text:p text:style-name="P1"><text:span text:style-name="T2">if</text:span> (<text:span text:style-name="T3">id</text:span> === <text:span text:style-name="T4">"-2"</text:span>) {</text:p>
      <text:p text:style-name="P1"><text:soft-page-break/><text:span text:style-name="T5">const</text:span> <text:span text:style-name="T7">updatedCheckedState</text:span> = <text:span text:style-name="T5">new</text:span> <text:span text:style-name="T6">Array</text:span>(<text:span text:style-name="T3">checkedState</text:span>.<text:span text:style-name="T3">length</text:span>).<text:span text:style-name="T6">fill</text:span>(<text:span text:style-name="T5">false</text:span>);</text:p>
      <text:p text:style-name="P1"><text:span text:style-name="T2">return</text:span> <text:span text:style-name="T3">updatedCheckedState</text:span>;</text:p>
      <text:p text:style-name="P1">}</text:p>
      <text:p text:style-name="P1"><text:span text:style-name="T5">const</text:span> <text:span text:style-name="T7">updatedCheckedState</text:span> = <text:span text:style-name="T3">checkedState</text:span>.<text:span text:style-name="T6">map</text:span>((<text:span text:style-name="T3">item</text:span>, <text:span text:style-name="T3">index</text:span>) <text:span text:style-name="T5">=&gt;</text:span> (<text:span text:style-name="T3">index</text:span> === <text:span text:style-name="T6">Number</text:span>(<text:span text:style-name="T3">id</text:span>) ? !<text:span text:style-name="T3">item</text:span> : <text:span text:style-name="T3">item</text:span>));</text:p>
      <text:p text:style-name="P1"><text:span text:style-name="T2">return</text:span> <text:span text:style-name="T3">updatedCheckedState</text:span>;</text:p>
      <text:p text:style-name="P1">};</text:p>
      <text:p text:style-name="P9"/>
      <text:p text:style-name="P3">// displaying data in table</text:p>
      <text:p text:style-name="P1"><text:span text:style-name="T2">export</text:span> <text:span text:style-name="T5">const</text:span> <text:span text:style-name="T6">handleMetaData</text:span> = (<text:span text:style-name="T3">data</text:span>: <text:span text:style-name="T10">boolean</text:span>[], <text:span text:style-name="T3">responseData</text:span>: <text:span text:style-name="T10">Array</text:span>&lt;<text:span text:style-name="T10">IMetaData</text:span>&gt;) <text:span text:style-name="T5">=&gt;</text:span> {</text:p>
      <text:p text:style-name="P1"><text:span text:style-name="T5">const</text:span> <text:span text:style-name="T7">newResponseData</text:span> = <text:span text:style-name="T3">responseData</text:span>;</text:p>
      <text:p text:style-name="P1"><text:span text:style-name="T2">for</text:span> (<text:span text:style-name="T5">let</text:span> <text:span text:style-name="T3">i</text:span> = <text:span text:style-name="T8">0</text:span>; <text:span text:style-name="T3">i</text:span> &lt; <text:span text:style-name="T3">responseData</text:span>.<text:span text:style-name="T3">length</text:span>; <text:span text:style-name="T3">i</text:span> += <text:span text:style-name="T8">1</text:span>) {</text:p>
      <text:p text:style-name="P1"><text:span text:style-name="T3">newResponseData</text:span>[<text:span text:style-name="T3">i</text:span>].<text:span text:style-name="T3">isDisplayed</text:span> = <text:span text:style-name="T3">data</text:span>[<text:span text:style-name="T3">i</text:span>];</text:p>
      <text:p text:style-name="P1">}</text:p>
      <text:p text:style-name="P1"><text:span text:style-name="T2">return</text:span> <text:span text:style-name="T3">newResponseData</text:span>;</text:p>
      <text:p text:style-name="P1">};</text:p>
      <text:p text:style-name="P9"/>
      <text:p text:style-name="P1"><text:span text:style-name="T2">export</text:span> <text:span text:style-name="T5">const</text:span> <text:span text:style-name="T6">handleEmbeddedData</text:span> = (<text:span text:style-name="T3">data</text:span>: <text:span text:style-name="T10">boolean</text:span>[], <text:span text:style-name="T3">responseEmbeddedData</text:span>: <text:span text:style-name="T10">Array</text:span>&lt;<text:span text:style-name="T10">IEmbeddedData</text:span>&gt;) <text:span text:style-name="T5">=&gt;</text:span> {</text:p>
      <text:p text:style-name="P1"><text:span text:style-name="T5">const</text:span> <text:span text:style-name="T7">newResponseEmbeddedData</text:span> = <text:span text:style-name="T3">responseEmbeddedData</text:span>;</text:p>
      <text:p text:style-name="P1"><text:span text:style-name="T2">for</text:span> (<text:span text:style-name="T5">let</text:span> <text:span text:style-name="T3">i</text:span> = <text:span text:style-name="T8">0</text:span>; <text:span text:style-name="T3">i</text:span> &lt; <text:span text:style-name="T3">responseEmbeddedData</text:span>.<text:span text:style-name="T3">length</text:span>; <text:span text:style-name="T3">i</text:span> += <text:span text:style-name="T8">1</text:span>) {</text:p>
      <text:p text:style-name="P1"><text:span text:style-name="T3">newResponseEmbeddedData</text:span>[<text:span text:style-name="T3">i</text:span>].<text:span text:style-name="T3">isDisplayed</text:span> = <text:span text:style-name="T3">data</text:span>[<text:span text:style-name="T3">i</text:span>];</text:p>
      <text:p text:style-name="P1">}</text:p>
      <text:p text:style-name="P1"><text:span text:style-name="T2">return</text:span> <text:span text:style-name="T3">newResponseEmbeddedData</text:span>;</text:p>
      <text:p text:style-name="P1">};</text:p>
      <text:p text:style-name="P9"/>
      <text:p text:style-name="P1"><text:span text:style-name="T2">export</text:span> <text:span text:style-name="T5">const</text:span> <text:span text:style-name="T6">handleQuestionData</text:span> = (<text:span text:style-name="T3">data</text:span>: <text:span text:style-name="T10">boolean</text:span>[], <text:span text:style-name="T3">responseQuestionData</text:span>: <text:span text:style-name="T10">Array</text:span>&lt;<text:span text:style-name="T10">IMenuItems</text:span>&gt;) <text:span text:style-name="T5">=&gt;</text:span> {</text:p>
      <text:p text:style-name="P1"><text:span text:style-name="T5">const</text:span> <text:span text:style-name="T7">newResponseQuestionData</text:span> = <text:span text:style-name="T3">responseQuestionData</text:span>;</text:p>
      <text:p text:style-name="P1"><text:span text:style-name="T2">for</text:span> (<text:span text:style-name="T5">let</text:span> <text:span text:style-name="T3">i</text:span> = <text:span text:style-name="T8">0</text:span>; <text:span text:style-name="T3">i</text:span> &lt; <text:span text:style-name="T3">responseQuestionData</text:span>.<text:span text:style-name="T3">length</text:span>; <text:span text:style-name="T3">i</text:span> += <text:span text:style-name="T8">1</text:span>) {</text:p>
      <text:p text:style-name="P1"><text:span text:style-name="T3">newResponseQuestionData</text:span>[<text:span text:style-name="T3">i</text:span>].<text:span text:style-name="T3">checked</text:span> = <text:span text:style-name="T3">data</text:span>[<text:span text:style-name="T3">i</text:span>];</text:p>
      <text:p text:style-name="P1">}</text:p>
      <text:p text:style-name="P1"><text:span text:style-name="T2">return</text:span> <text:span text:style-name="T3">newResponseQuestionData</text:span>;</text:p>
      <text:p text:style-name="P1">};</text:p>
      <text:p text:style-name="P9"/>
      <text:p text:style-name="P1"><text:span text:style-name="T2">export</text:span> <text:span text:style-name="T5">const</text:span> <text:span text:style-name="T6">handleFilterResponse</text:span> = (<text:span text:style-name="T3">data</text:span>: <text:span text:style-name="T10">boolean</text:span>[]) <text:span text:style-name="T5">=&gt;</text:span> {</text:p>
      <text:p text:style-name="P1"><text:span text:style-name="T5">const</text:span> <text:span text:style-name="T7">newFilterResponseData</text:span> = [];</text:p>
      <text:p text:style-name="P1"><text:span text:style-name="T2">for</text:span> (<text:span text:style-name="T5">let</text:span> <text:span text:style-name="T3">i</text:span> = <text:span text:style-name="T8">0</text:span>; <text:span text:style-name="T3">i</text:span> &lt; <text:span text:style-name="T3">data</text:span>.<text:span text:style-name="T3">length</text:span>; <text:span text:style-name="T3">i</text:span> += <text:span text:style-name="T8">1</text:span>) {</text:p>
      <text:p text:style-name="P1"><text:span text:style-name="T2">if</text:span> (<text:span text:style-name="T3">data</text:span>[<text:span text:style-name="T3">i</text:span>]) {</text:p>
      <text:p text:style-name="P1"><text:span text:style-name="T3">newFilterResponseData</text:span>.<text:span text:style-name="T6">push</text:span>(<text:span text:style-name="T3">individualResponses</text:span>.<text:span text:style-name="T6">find</text:span>((<text:span text:style-name="T3">item</text:span>) <text:span text:style-name="T5">=&gt;</text:span> <text:span text:style-name="T3">item</text:span>.<text:span text:style-name="T3">id</text:span> === <text:span text:style-name="T3">i</text:span>)?.<text:span text:style-name="T3">name</text:span>);</text:p>
      <text:p text:style-name="P1">}</text:p>
      <text:p text:style-name="P1">}</text:p>
      <text:p text:style-name="P1"><text:span text:style-name="T2">return</text:span> <text:span text:style-name="T3">newFilterResponseData</text:span>;</text:p>
      <text:p text:style-name="P1">};</text:p>
      <text:p text:style-name="P9"/>
      <text:p text:style-name="P1"><text:span text:style-name="T2">export</text:span> <text:span text:style-name="T5">const</text:span> <text:span text:style-name="T6">handleFilterCollector</text:span> = (<text:span text:style-name="T3">data</text:span>: <text:span text:style-name="T10">boolean</text:span>[]) <text:span text:style-name="T5">=&gt;</text:span> {</text:p>
      <text:p text:style-name="P1"><text:span text:style-name="T5">const</text:span> <text:span text:style-name="T7">newFilterCollectorData</text:span> = [];</text:p>
      <text:p text:style-name="P1"><text:span text:style-name="T2">for</text:span> (<text:span text:style-name="T5">let</text:span> <text:span text:style-name="T3">i</text:span> = <text:span text:style-name="T8">0</text:span>; <text:span text:style-name="T3">i</text:span> &lt; <text:span text:style-name="T3">data</text:span>.<text:span text:style-name="T3">length</text:span>; <text:span text:style-name="T3">i</text:span> += <text:span text:style-name="T8">1</text:span>) {</text:p>
      <text:p text:style-name="P1"><text:span text:style-name="T2">if</text:span> (<text:span text:style-name="T3">data</text:span>[<text:span text:style-name="T3">i</text:span>]) {</text:p>
      <text:p text:style-name="P1"><text:span text:style-name="T3">newFilterCollectorData</text:span>.<text:span text:style-name="T6">push</text:span>(<text:span text:style-name="T3">embeddedData</text:span>.<text:span text:style-name="T6">find</text:span>((<text:span text:style-name="T3">item</text:span>) <text:span text:style-name="T5">=&gt;</text:span> <text:span text:style-name="T3">item</text:span>.<text:span text:style-name="T3">id</text:span> === <text:span text:style-name="T3">i</text:span>)?.<text:span text:style-name="T3">name</text:span>);</text:p>
      <text:p text:style-name="P1">}</text:p>
      <text:p text:style-name="P1"><text:soft-page-break/>}</text:p>
      <text:p text:style-name="P1"><text:span text:style-name="T2">return</text:span> <text:span text:style-name="T3">newFilterCollectorData</text:span>;</text:p>
      <text:p text:style-name="P1">};</text:p>
      <text:p text:style-name="P9"/>
      <text:p text:style-name="P1"><text:span text:style-name="T2">export</text:span> <text:span text:style-name="T5">const</text:span> <text:span text:style-name="T6">handleFilterQuality</text:span> = (<text:span text:style-name="T3">data</text:span>: <text:span text:style-name="T10">boolean</text:span>[]) <text:span text:style-name="T5">=&gt;</text:span> {</text:p>
      <text:p text:style-name="P1"><text:span text:style-name="T5">const</text:span> <text:span text:style-name="T7">newFilterQualityData</text:span> = [];</text:p>
      <text:p text:style-name="P1"><text:span text:style-name="T2">for</text:span> (<text:span text:style-name="T5">let</text:span> <text:span text:style-name="T3">i</text:span> = <text:span text:style-name="T8">0</text:span>; <text:span text:style-name="T3">i</text:span> &lt; <text:span text:style-name="T3">data</text:span>.<text:span text:style-name="T3">length</text:span>; <text:span text:style-name="T3">i</text:span> += <text:span text:style-name="T8">1</text:span>) {</text:p>
      <text:p text:style-name="P1"><text:span text:style-name="T2">if</text:span> (<text:span text:style-name="T3">data</text:span>[<text:span text:style-name="T3">i</text:span>]) {</text:p>
      <text:p text:style-name="P1"><text:span text:style-name="T3">newFilterQualityData</text:span>.<text:span text:style-name="T6">push</text:span>(<text:span text:style-name="T3">individualQualityChecks</text:span>.<text:span text:style-name="T6">find</text:span>((<text:span text:style-name="T3">item</text:span>) <text:span text:style-name="T5">=&gt;</text:span> <text:span text:style-name="T3">item</text:span>.<text:span text:style-name="T3">id</text:span> === <text:span text:style-name="T3">i</text:span>)?.<text:span text:style-name="T3">name</text:span>);</text:p>
      <text:p text:style-name="P1">}</text:p>
      <text:p text:style-name="P1">}</text:p>
      <text:p text:style-name="P1"><text:span text:style-name="T2">return</text:span> <text:span text:style-name="T3">newFilterQualityData</text:span>;</text:p>
      <text:p text:style-name="P1">};</text:p>
      <text:p text:style-name="P9"/>
      <text:p text:style-name="P3">// data is from api call, so used any</text:p>
      <text:p text:style-name="P1"><text:span text:style-name="T2">export</text:span> <text:span text:style-name="T5">const</text:span> <text:span text:style-name="T6">showQuestions</text:span> = (<text:span text:style-name="T3">data</text:span>: <text:span text:style-name="T10">any</text:span>) <text:span text:style-name="T5">=&gt;</text:span> {</text:p>
      <text:p text:style-name="P1"><text:span text:style-name="T5">const</text:span> <text:span text:style-name="T7">opt</text:span> = [] <text:span text:style-name="T2">as</text:span> <text:span text:style-name="T10">IFilterOpt</text:span>[][];</text:p>
      <text:p text:style-name="P1"><text:span text:style-name="T5">const</text:span> <text:span text:style-name="T7">ques</text:span> = [] <text:span text:style-name="T2">as</text:span> <text:span text:style-name="T10">IFilterQues</text:span>[];</text:p>
      <text:p text:style-name="P1"><text:span text:style-name="T2">for</text:span> (<text:span text:style-name="T5">let</text:span> <text:span text:style-name="T3">i</text:span> = <text:span text:style-name="T8">0</text:span>; <text:span text:style-name="T3">i</text:span> &lt; <text:span text:style-name="T3">data</text:span>.<text:span text:style-name="T3">length</text:span>; <text:span text:style-name="T3">i</text:span> += <text:span text:style-name="T8">1</text:span>) {</text:p>
      <text:p text:style-name="P1"><text:span text:style-name="T5">const</text:span> <text:span text:style-name="T7">tempOpt</text:span> = [] <text:span text:style-name="T2">as</text:span> <text:span text:style-name="T10">IFilterOpt</text:span>[];</text:p>
      <text:p text:style-name="P9"/>
      <text:p text:style-name="P1"><text:span text:style-name="T2">if</text:span> (</text:p>
      <text:p text:style-name="P1"><text:span text:style-name="T3">data</text:span>[<text:span text:style-name="T3">i</text:span>].<text:span text:style-name="T3">quesType</text:span> === <text:span text:style-name="T4">"single_choice"</text:span> ||</text:p>
      <text:p text:style-name="P1"><text:span text:style-name="T3">data</text:span>[<text:span text:style-name="T3">i</text:span>].<text:span text:style-name="T3">quesType</text:span> === <text:span text:style-name="T4">"multi_choice"</text:span> ||</text:p>
      <text:p text:style-name="P1"><text:span text:style-name="T3">data</text:span>[<text:span text:style-name="T3">i</text:span>].<text:span text:style-name="T3">quesType</text:span> === <text:span text:style-name="T4">"dropdown"</text:span> ||</text:p>
      <text:p text:style-name="P1"><text:span text:style-name="T3">data</text:span>[<text:span text:style-name="T3">i</text:span>].<text:span text:style-name="T3">quesType</text:span> === <text:span text:style-name="T4">"multi_select_dropdown"</text:span></text:p>
      <text:p text:style-name="P1">) {</text:p>
      <text:p text:style-name="P1"><text:span text:style-name="T3">ques</text:span>.<text:span text:style-name="T6">push</text:span>({</text:p>
      <text:p text:style-name="P1"><text:span text:style-name="T3">uuid:</text:span> <text:span text:style-name="T3">data</text:span>[<text:span text:style-name="T3">i</text:span>].<text:span text:style-name="T3">uuid</text:span>,</text:p>
      <text:p text:style-name="P1"><text:span text:style-name="T3">quesType:</text:span> <text:span text:style-name="T3">data</text:span>[<text:span text:style-name="T3">i</text:span>].<text:span text:style-name="T3">quesType</text:span>,</text:p>
      <text:p text:style-name="P1"><text:span text:style-name="T3">checked:</text:span> <text:span text:style-name="T5">false</text:span>,</text:p>
      <text:p text:style-name="P1"><text:span text:style-name="T3">name:</text:span> <text:span text:style-name="T3">data</text:span>[<text:span text:style-name="T3">i</text:span>].<text:span text:style-name="T3">title</text:span>,</text:p>
      <text:p text:style-name="P1"><text:span text:style-name="T3">key:</text:span> <text:span text:style-name="T6">String</text:span>(<text:span text:style-name="T3">i</text:span>),</text:p>
      <text:p text:style-name="P1"><text:span text:style-name="T3">id:</text:span> <text:span text:style-name="T3">data</text:span>[<text:span text:style-name="T3">i</text:span>].<text:span text:style-name="T3">uuid</text:span>,</text:p>
      <text:p text:style-name="P1">});</text:p>
      <text:p text:style-name="P9"/>
      <text:p text:style-name="P1"><text:span text:style-name="T2">for</text:span> (<text:span text:style-name="T5">let</text:span> <text:span text:style-name="T3">j</text:span> = <text:span text:style-name="T8">0</text:span>; <text:span text:style-name="T3">j</text:span> &lt; <text:span text:style-name="T3">data</text:span>[<text:span text:style-name="T3">i</text:span>].<text:span text:style-name="T3">options</text:span>.<text:span text:style-name="T3">row</text:span>.<text:span text:style-name="T3">length</text:span>; <text:span text:style-name="T3">j</text:span> += <text:span text:style-name="T8">1</text:span>) {</text:p>
      <text:p text:style-name="P1"><text:span text:style-name="T3">tempOpt</text:span>.<text:span text:style-name="T6">push</text:span>({</text:p>
      <text:p text:style-name="P1"><text:span text:style-name="T3">name:</text:span> <text:span text:style-name="T3">data</text:span>[<text:span text:style-name="T3">i</text:span>].<text:span text:style-name="T3">options</text:span>.<text:span text:style-name="T3">row</text:span>[<text:span text:style-name="T3">j</text:span>].<text:span text:style-name="T3">text</text:span>,</text:p>
      <text:p text:style-name="P1"><text:span text:style-name="T3">key:</text:span> <text:span text:style-name="T3">data</text:span>[<text:span text:style-name="T3">i</text:span>].<text:span text:style-name="T3">options</text:span>.<text:span text:style-name="T3">row</text:span>[<text:span text:style-name="T3">j</text:span>].<text:span text:style-name="T3">uuid</text:span>,</text:p>
      <text:p text:style-name="P1">});</text:p>
      <text:p text:style-name="P1">}</text:p>
      <text:p text:style-name="P1">} <text:span text:style-name="T2">else</text:span> <text:span text:style-name="T2">if</text:span> (<text:span text:style-name="T3">data</text:span>[<text:span text:style-name="T3">i</text:span>].<text:span text:style-name="T3">title</text:span> === <text:span text:style-name="T4">"nps"</text:span>) {</text:p>
      <text:p text:style-name="P1"><text:span text:style-name="T3">ques</text:span>.<text:span text:style-name="T6">push</text:span>({</text:p>
      <text:p text:style-name="P1"><text:span text:style-name="T3">uuid:</text:span> <text:span text:style-name="T3">data</text:span>[<text:span text:style-name="T3">i</text:span>].<text:span text:style-name="T3">uuid</text:span>,</text:p>
      <text:p text:style-name="P1"><text:span text:style-name="T3">quesType:</text:span> <text:span text:style-name="T3">data</text:span>[<text:span text:style-name="T3">i</text:span>].<text:span text:style-name="T3">quesType</text:span>,</text:p>
      <text:p text:style-name="P1"><text:span text:style-name="T3">checked:</text:span> <text:span text:style-name="T5">false</text:span>,</text:p>
      <text:p text:style-name="P1"><text:span text:style-name="T3">name:</text:span> <text:span text:style-name="T3">data</text:span>[<text:span text:style-name="T3">i</text:span>].<text:span text:style-name="T3">title</text:span>,</text:p>
      <text:p text:style-name="P1"><text:span text:style-name="T3">key:</text:span> <text:span text:style-name="T6">String</text:span>(<text:span text:style-name="T3">i</text:span>),</text:p>
      <text:p text:style-name="P1"><text:span text:style-name="T3">id:</text:span> <text:span text:style-name="T3">data</text:span>[<text:span text:style-name="T3">i</text:span>].<text:span text:style-name="T3">uuid</text:span>,</text:p>
      <text:p text:style-name="P1">});</text:p>
      <text:p text:style-name="P9"><text:soft-page-break/></text:p>
      <text:p text:style-name="P1"><text:span text:style-name="T2">for</text:span> (<text:span text:style-name="T5">let</text:span> <text:span text:style-name="T3">j</text:span> = <text:span text:style-name="T8">0</text:span>; <text:span text:style-name="T3">j</text:span> &lt; <text:span text:style-name="T3">data</text:span>[<text:span text:style-name="T3">i</text:span>].<text:span text:style-name="T3">options</text:span>.<text:span text:style-name="T3">column</text:span>.<text:span text:style-name="T3">length</text:span>; <text:span text:style-name="T3">j</text:span> += <text:span text:style-name="T8">1</text:span>) {</text:p>
      <text:p text:style-name="P1"><text:span text:style-name="T3">tempOpt</text:span>.<text:span text:style-name="T6">push</text:span>({</text:p>
      <text:p text:style-name="P1"><text:span text:style-name="T3">name:</text:span> <text:span text:style-name="T3">data</text:span>[<text:span text:style-name="T3">i</text:span>].<text:span text:style-name="T3">options</text:span>.<text:span text:style-name="T3">col</text:span>[<text:span text:style-name="T3">j</text:span>].<text:span text:style-name="T3">text</text:span>,</text:p>
      <text:p text:style-name="P1"><text:span text:style-name="T3">key:</text:span> <text:span text:style-name="T3">data</text:span>[<text:span text:style-name="T3">i</text:span>].<text:span text:style-name="T3">options</text:span>.<text:span text:style-name="T3">row</text:span>[<text:span text:style-name="T3">j</text:span>].<text:span text:style-name="T3">uuid</text:span>,</text:p>
      <text:p text:style-name="P1">});</text:p>
      <text:p text:style-name="P1">}</text:p>
      <text:p text:style-name="P1">} <text:span text:style-name="T2">else</text:span> <text:span text:style-name="T2">if</text:span> (<text:span text:style-name="T3">data</text:span>[<text:span text:style-name="T3">i</text:span>].<text:span text:style-name="T3">title</text:span> === <text:span text:style-name="T4">"multi_nps"</text:span>) {</text:p>
      <text:p text:style-name="P1"><text:span text:style-name="T5">const</text:span> <text:span text:style-name="T7">childArr</text:span> = [];</text:p>
      <text:p text:style-name="P1"><text:span text:style-name="T2">for</text:span> (<text:span text:style-name="T5">let</text:span> <text:span text:style-name="T3">j</text:span> = <text:span text:style-name="T8">0</text:span>; <text:span text:style-name="T3">j</text:span> &lt; <text:span text:style-name="T3">data</text:span>[<text:span text:style-name="T3">i</text:span>].<text:span text:style-name="T3">options</text:span>.<text:span text:style-name="T3">row</text:span>.<text:span text:style-name="T3">length</text:span>; <text:span text:style-name="T3">j</text:span> += <text:span text:style-name="T8">1</text:span>) {</text:p>
      <text:p text:style-name="P1"><text:span text:style-name="T3">childArr</text:span>.<text:span text:style-name="T6">push</text:span>({</text:p>
      <text:p text:style-name="P1"><text:span text:style-name="T3">name:</text:span> <text:span text:style-name="T3">data</text:span>[<text:span text:style-name="T3">i</text:span>].<text:span text:style-name="T3">options</text:span>.<text:span text:style-name="T3">row</text:span>[<text:span text:style-name="T3">j</text:span>].<text:span text:style-name="T3">text</text:span>,</text:p>
      <text:p text:style-name="P1"><text:span text:style-name="T3">key:</text:span> <text:span text:style-name="T3">i</text:span>,</text:p>
      <text:p text:style-name="P1"><text:span text:style-name="T3">id:</text:span> <text:span text:style-name="T3">data</text:span>[<text:span text:style-name="T3">i</text:span>].<text:span text:style-name="T3">options</text:span>.<text:span text:style-name="T3">row</text:span>[<text:span text:style-name="T3">j</text:span>].<text:span text:style-name="T3">uuid</text:span>,</text:p>
      <text:p text:style-name="P1">});</text:p>
      <text:p text:style-name="P1">}</text:p>
      <text:p text:style-name="P1"><text:span text:style-name="T3">ques</text:span>.<text:span text:style-name="T6">push</text:span>({</text:p>
      <text:p text:style-name="P1"><text:span text:style-name="T3">uuid:</text:span> <text:span text:style-name="T3">data</text:span>[<text:span text:style-name="T3">i</text:span>].<text:span text:style-name="T3">uuid</text:span>,</text:p>
      <text:p text:style-name="P1"><text:span text:style-name="T3">quesType:</text:span> <text:span text:style-name="T3">data</text:span>[<text:span text:style-name="T3">i</text:span>].<text:span text:style-name="T3">quesType</text:span>,</text:p>
      <text:p text:style-name="P1"><text:span text:style-name="T3">childQues:</text:span> <text:span text:style-name="T3">childArr</text:span>,</text:p>
      <text:p text:style-name="P1"><text:span text:style-name="T3">checked:</text:span> <text:span text:style-name="T5">false</text:span>,</text:p>
      <text:p text:style-name="P1"><text:span text:style-name="T3">name:</text:span> <text:span text:style-name="T3">data</text:span>[<text:span text:style-name="T3">i</text:span>].<text:span text:style-name="T3">title</text:span>,</text:p>
      <text:p text:style-name="P1"><text:span text:style-name="T3">key:</text:span> <text:span text:style-name="T6">String</text:span>(<text:span text:style-name="T3">i</text:span>),</text:p>
      <text:p text:style-name="P1"><text:span text:style-name="T3">id:</text:span> <text:span text:style-name="T3">data</text:span>[<text:span text:style-name="T3">i</text:span>].<text:span text:style-name="T3">uuid</text:span>,</text:p>
      <text:p text:style-name="P1">});</text:p>
      <text:p text:style-name="P9"/>
      <text:p text:style-name="P1"><text:span text:style-name="T2">for</text:span> (<text:span text:style-name="T5">let</text:span> <text:span text:style-name="T3">k</text:span> = <text:span text:style-name="T8">0</text:span>; <text:span text:style-name="T3">k</text:span> &lt; <text:span text:style-name="T3">data</text:span>[<text:span text:style-name="T3">i</text:span>].<text:span text:style-name="T3">options</text:span>.<text:span text:style-name="T3">col</text:span>.<text:span text:style-name="T3">length</text:span>; <text:span text:style-name="T3">k</text:span> += <text:span text:style-name="T8">1</text:span>) {</text:p>
      <text:p text:style-name="P1"><text:span text:style-name="T3">tempOpt</text:span>.<text:span text:style-name="T6">push</text:span>({</text:p>
      <text:p text:style-name="P1"><text:span text:style-name="T3">name:</text:span> <text:span text:style-name="T3">data</text:span>[<text:span text:style-name="T3">i</text:span>].<text:span text:style-name="T3">options</text:span>.<text:span text:style-name="T3">col</text:span>[<text:span text:style-name="T3">k</text:span>].<text:span text:style-name="T3">text</text:span>,</text:p>
      <text:p text:style-name="P1"><text:span text:style-name="T3">key:</text:span> <text:span text:style-name="T3">data</text:span>[<text:span text:style-name="T3">i</text:span>].<text:span text:style-name="T3">options</text:span>.<text:span text:style-name="T3">col</text:span>[<text:span text:style-name="T3">k</text:span>].<text:span text:style-name="T3">uuid</text:span>,</text:p>
      <text:p text:style-name="P1">});</text:p>
      <text:p text:style-name="P1">}</text:p>
      <text:p text:style-name="P1">} <text:span text:style-name="T2">else</text:span> <text:span text:style-name="T2">if</text:span> (</text:p>
      <text:p text:style-name="P1"><text:span text:style-name="T3">data</text:span>[<text:span text:style-name="T3">i</text:span>].<text:span text:style-name="T3">title</text:span> === <text:span text:style-name="T4">"single_text_box"</text:span> ||</text:p>
      <text:p text:style-name="P1"><text:span text:style-name="T3">data</text:span>[<text:span text:style-name="T3">i</text:span>].<text:span text:style-name="T3">title</text:span> === <text:span text:style-name="T4">"multi_text_box"</text:span> ||</text:p>
      <text:p text:style-name="P1"><text:span text:style-name="T3">data</text:span>[<text:span text:style-name="T3">i</text:span>].<text:span text:style-name="T3">title</text:span> === <text:span text:style-name="T4">"contact"</text:span> ||</text:p>
      <text:p text:style-name="P1"><text:span text:style-name="T3">data</text:span>[<text:span text:style-name="T3">i</text:span>].<text:span text:style-name="T3">title</text:span> === <text:span text:style-name="T4">"matrix"</text:span> ||</text:p>
      <text:p text:style-name="P1"><text:span text:style-name="T3">data</text:span>[<text:span text:style-name="T3">i</text:span>].<text:span text:style-name="T3">title</text:span> === <text:span text:style-name="T4">"slider"</text:span></text:p>
      <text:p text:style-name="P1">) {</text:p>
      <text:p text:style-name="P1"><text:span text:style-name="T5">const</text:span> <text:span text:style-name="T7">childArr</text:span> = [];</text:p>
      <text:p text:style-name="P1"><text:span text:style-name="T2">for</text:span> (<text:span text:style-name="T5">let</text:span> <text:span text:style-name="T3">j</text:span> = <text:span text:style-name="T8">0</text:span>; <text:span text:style-name="T3">j</text:span> &lt; <text:span text:style-name="T3">data</text:span>[<text:span text:style-name="T3">i</text:span>].<text:span text:style-name="T3">options</text:span>.<text:span text:style-name="T3">row</text:span>.<text:span text:style-name="T3">length</text:span>; <text:span text:style-name="T3">j</text:span> += <text:span text:style-name="T8">1</text:span>) {</text:p>
      <text:p text:style-name="P1"><text:span text:style-name="T3">childArr</text:span>.<text:span text:style-name="T6">push</text:span>({</text:p>
      <text:p text:style-name="P1"><text:span text:style-name="T3">checked:</text:span> <text:span text:style-name="T5">false</text:span>,</text:p>
      <text:p text:style-name="P1"><text:span text:style-name="T3">name:</text:span> <text:span text:style-name="T3">data</text:span>[<text:span text:style-name="T3">i</text:span>].<text:span text:style-name="T3">options</text:span>.<text:span text:style-name="T3">row</text:span>[<text:span text:style-name="T3">j</text:span>].<text:span text:style-name="T3">text</text:span>,</text:p>
      <text:p text:style-name="P1"><text:span text:style-name="T3">key:</text:span> <text:span text:style-name="T3">i</text:span>,</text:p>
      <text:p text:style-name="P1"><text:span text:style-name="T3">id:</text:span> <text:span text:style-name="T3">data</text:span>[<text:span text:style-name="T3">i</text:span>].<text:span text:style-name="T3">options</text:span>.<text:span text:style-name="T3">row</text:span>[<text:span text:style-name="T3">j</text:span>].<text:span text:style-name="T3">uuid</text:span>,</text:p>
      <text:p text:style-name="P1">});</text:p>
      <text:p text:style-name="P1">}</text:p>
      <text:p text:style-name="P1"><text:span text:style-name="T3">ques</text:span>.<text:span text:style-name="T6">push</text:span>({</text:p>
      <text:p text:style-name="P1"><text:span text:style-name="T3">uuid:</text:span> <text:span text:style-name="T3">data</text:span>[<text:span text:style-name="T3">i</text:span>].<text:span text:style-name="T3">uuid</text:span>,</text:p>
      <text:p text:style-name="P1"><text:span text:style-name="T3">quesType:</text:span> <text:span text:style-name="T3">data</text:span>[<text:span text:style-name="T3">i</text:span>].<text:span text:style-name="T3">quesType</text:span>,</text:p>
      <text:p text:style-name="P1"><text:soft-page-break/><text:span text:style-name="T3">childQues:</text:span> <text:span text:style-name="T3">childArr</text:span>,</text:p>
      <text:p text:style-name="P1"><text:span text:style-name="T3">checked:</text:span> <text:span text:style-name="T5">false</text:span>,</text:p>
      <text:p text:style-name="P1"><text:span text:style-name="T3">name:</text:span> <text:span text:style-name="T3">data</text:span>[<text:span text:style-name="T3">i</text:span>].<text:span text:style-name="T3">title</text:span>,</text:p>
      <text:p text:style-name="P1"><text:span text:style-name="T3">key:</text:span> <text:span text:style-name="T6">String</text:span>(<text:span text:style-name="T3">i</text:span>),</text:p>
      <text:p text:style-name="P1"><text:span text:style-name="T3">id:</text:span> <text:span text:style-name="T3">data</text:span>[<text:span text:style-name="T3">i</text:span>].<text:span text:style-name="T3">uuid</text:span>,</text:p>
      <text:p text:style-name="P1">});</text:p>
      <text:p text:style-name="P1"><text:span text:style-name="T3">tempOpt</text:span>.<text:span text:style-name="T6">push</text:span>({</text:p>
      <text:p text:style-name="P1"><text:span text:style-name="T3">key:</text:span> <text:span text:style-name="T3">data</text:span>[<text:span text:style-name="T3">i</text:span>].<text:span text:style-name="T3">uuid</text:span>,</text:p>
      <text:p text:style-name="P1">});</text:p>
      <text:p text:style-name="P1">} <text:span text:style-name="T2">else</text:span> <text:span text:style-name="T2">if</text:span> (<text:span text:style-name="T3">data</text:span>[<text:span text:style-name="T3">i</text:span>].<text:span text:style-name="T3">title</text:span> === <text:span text:style-name="T4">"rating"</text:span> || <text:span text:style-name="T3">data</text:span>[<text:span text:style-name="T3">i</text:span>].<text:span text:style-name="T3">title</text:span> === <text:span text:style-name="T4">"graphical_rating"</text:span>) {</text:p>
      <text:p text:style-name="P1"><text:span text:style-name="T2">for</text:span> (<text:span text:style-name="T5">let</text:span> <text:span text:style-name="T3">j</text:span> = <text:span text:style-name="T8">0</text:span>; <text:span text:style-name="T3">j</text:span> &lt; <text:span text:style-name="T3">data</text:span>[<text:span text:style-name="T3">i</text:span>].<text:span text:style-name="T3">options</text:span>.<text:span text:style-name="T3">row</text:span>.<text:span text:style-name="T3">length</text:span>; <text:span text:style-name="T3">j</text:span> += <text:span text:style-name="T8">1</text:span>) {</text:p>
      <text:p text:style-name="P1"><text:span text:style-name="T3">ques</text:span>.<text:span text:style-name="T6">push</text:span>({</text:p>
      <text:p text:style-name="P1"><text:span text:style-name="T3">uuid:</text:span> <text:span text:style-name="T3">data</text:span>[<text:span text:style-name="T3">i</text:span>].<text:span text:style-name="T3">uuid</text:span>,</text:p>
      <text:p text:style-name="P1"><text:span text:style-name="T3">quesType:</text:span> <text:span text:style-name="T3">data</text:span>[<text:span text:style-name="T3">i</text:span>].<text:span text:style-name="T3">quesType</text:span>,</text:p>
      <text:p text:style-name="P1"><text:span text:style-name="T3">checked:</text:span> <text:span text:style-name="T5">false</text:span>,</text:p>
      <text:p text:style-name="P1"><text:span text:style-name="T3">name:</text:span> <text:span text:style-name="T3">data</text:span>[<text:span text:style-name="T3">i</text:span>].<text:span text:style-name="T3">title</text:span> + <text:span text:style-name="T3">data</text:span>[<text:span text:style-name="T3">i</text:span>].<text:span text:style-name="T3">options</text:span>.<text:span text:style-name="T3">row</text:span>[<text:span text:style-name="T3">j</text:span>].<text:span text:style-name="T3">text</text:span>,</text:p>
      <text:p text:style-name="P1"><text:span text:style-name="T3">key:</text:span> <text:span text:style-name="T6">String</text:span>(<text:span text:style-name="T3">i</text:span>),</text:p>
      <text:p text:style-name="P1"><text:span text:style-name="T3">id:</text:span> <text:span text:style-name="T3">data</text:span>[<text:span text:style-name="T3">i</text:span>].<text:span text:style-name="T3">uuid</text:span>,</text:p>
      <text:p text:style-name="P1">});</text:p>
      <text:p text:style-name="P1">}</text:p>
      <text:p text:style-name="P9"/>
      <text:p text:style-name="P1"><text:span text:style-name="T2">for</text:span> (<text:span text:style-name="T5">let</text:span> <text:span text:style-name="T3">k</text:span> = <text:span text:style-name="T8">0</text:span>; <text:span text:style-name="T3">k</text:span> &lt; <text:span text:style-name="T3">data</text:span>[<text:span text:style-name="T3">i</text:span>].<text:span text:style-name="T3">options</text:span>.<text:span text:style-name="T3">col</text:span>.<text:span text:style-name="T3">length</text:span>; <text:span text:style-name="T3">k</text:span> += <text:span text:style-name="T8">1</text:span>) {</text:p>
      <text:p text:style-name="P1"><text:span text:style-name="T3">tempOpt</text:span>.<text:span text:style-name="T6">push</text:span>({</text:p>
      <text:p text:style-name="P1"><text:span text:style-name="T3">name:</text:span> <text:span text:style-name="T3">data</text:span>[<text:span text:style-name="T3">i</text:span>].<text:span text:style-name="T3">options</text:span>.<text:span text:style-name="T3">col</text:span>[<text:span text:style-name="T3">k</text:span>].<text:span text:style-name="T3">text</text:span>,</text:p>
      <text:p text:style-name="P1"><text:span text:style-name="T3">key:</text:span> <text:span text:style-name="T3">data</text:span>[<text:span text:style-name="T3">i</text:span>].<text:span text:style-name="T3">options</text:span>.<text:span text:style-name="T3">col</text:span>[<text:span text:style-name="T3">k</text:span>].<text:span text:style-name="T3">id</text:span>,</text:p>
      <text:p text:style-name="P1">});</text:p>
      <text:p text:style-name="P1">}</text:p>
      <text:p text:style-name="P1">} <text:span text:style-name="T2">else</text:span> <text:span text:style-name="T2">if</text:span> (<text:span text:style-name="T3">data</text:span>[<text:span text:style-name="T3">i</text:span>].<text:span text:style-name="T3">title</text:span> === <text:span text:style-name="T4">"matrix_dropdown"</text:span>) {</text:p>
      <text:p text:style-name="P1"><text:span text:style-name="T2">for</text:span> (<text:span text:style-name="T5">let</text:span> <text:span text:style-name="T3">j</text:span> = <text:span text:style-name="T8">0</text:span>; <text:span text:style-name="T3">j</text:span> &lt; <text:span text:style-name="T3">data</text:span>[<text:span text:style-name="T3">i</text:span>].<text:span text:style-name="T3">options</text:span>.<text:span text:style-name="T3">row</text:span>.<text:span text:style-name="T3">length</text:span>; <text:span text:style-name="T3">j</text:span> += <text:span text:style-name="T8">1</text:span>) {</text:p>
      <text:p text:style-name="P1"><text:span text:style-name="T3">ques</text:span>.<text:span text:style-name="T6">push</text:span>({</text:p>
      <text:p text:style-name="P1"><text:span text:style-name="T3">uuid:</text:span> <text:span text:style-name="T3">data</text:span>[<text:span text:style-name="T3">i</text:span>].<text:span text:style-name="T3">uuid</text:span>,</text:p>
      <text:p text:style-name="P1"><text:span text:style-name="T3">quesType:</text:span> <text:span text:style-name="T3">data</text:span>[<text:span text:style-name="T3">i</text:span>].<text:span text:style-name="T3">quesType</text:span>,</text:p>
      <text:p text:style-name="P1"><text:span text:style-name="T3">checked:</text:span> <text:span text:style-name="T5">false</text:span>,</text:p>
      <text:p text:style-name="P1"><text:span text:style-name="T3">name:</text:span> <text:span text:style-name="T3">data</text:span>[<text:span text:style-name="T3">i</text:span>].<text:span text:style-name="T3">options</text:span>.<text:span text:style-name="T3">row</text:span>[<text:span text:style-name="T3">i</text:span>].<text:span text:style-name="T3">text</text:span>,</text:p>
      <text:p text:style-name="P1"><text:span text:style-name="T3">key:</text:span> <text:span text:style-name="T6">String</text:span>(<text:span text:style-name="T3">i</text:span>),</text:p>
      <text:p text:style-name="P1"><text:span text:style-name="T3">id:</text:span> <text:span text:style-name="T3">data</text:span>[<text:span text:style-name="T3">i</text:span>].<text:span text:style-name="T3">uuid</text:span>,</text:p>
      <text:p text:style-name="P1">});</text:p>
      <text:p text:style-name="P1">}</text:p>
      <text:p text:style-name="P1"><text:span text:style-name="T2">for</text:span> (<text:span text:style-name="T5">let</text:span> <text:span text:style-name="T3">k</text:span> = <text:span text:style-name="T8">0</text:span>; <text:span text:style-name="T3">k</text:span> &lt; <text:span text:style-name="T3">data</text:span>[<text:span text:style-name="T3">i</text:span>].<text:span text:style-name="T3">options</text:span>.<text:span text:style-name="T3">col</text:span>.<text:span text:style-name="T3">length</text:span>; <text:span text:style-name="T3">k</text:span> += <text:span text:style-name="T8">1</text:span>) {</text:p>
      <text:p text:style-name="P1"><text:span text:style-name="T2">for</text:span> (<text:span text:style-name="T5">let</text:span> <text:span text:style-name="T3">l</text:span> = <text:span text:style-name="T8">0</text:span>; <text:span text:style-name="T3">l</text:span> &lt; <text:span text:style-name="T3">data</text:span>[<text:span text:style-name="T3">i</text:span>].<text:span text:style-name="T3">options</text:span>.<text:span text:style-name="T3">col</text:span>.<text:span text:style-name="T3">item</text:span>.<text:span text:style-name="T3">length</text:span>; <text:span text:style-name="T3">l</text:span> += <text:span text:style-name="T8">1</text:span>) {</text:p>
      <text:p text:style-name="P1"><text:span text:style-name="T3">tempOpt</text:span>.<text:span text:style-name="T6">push</text:span>({</text:p>
      <text:p text:style-name="P1"><text:span text:style-name="T3">name:</text:span> <text:span text:style-name="T3">data</text:span>[<text:span text:style-name="T3">i</text:span>].<text:span text:style-name="T3">options</text:span>.<text:span text:style-name="T3">col</text:span>[<text:span text:style-name="T3">k</text:span>].<text:span text:style-name="T3">items</text:span>[<text:span text:style-name="T3">l</text:span>].<text:span text:style-name="T3">text</text:span>,</text:p>
      <text:p text:style-name="P1"><text:span text:style-name="T3">key:</text:span> <text:span text:style-name="T3">data</text:span>[<text:span text:style-name="T3">i</text:span>].<text:span text:style-name="T3">options</text:span>.<text:span text:style-name="T3">col</text:span>[<text:span text:style-name="T3">k</text:span>].<text:span text:style-name="T3">items</text:span>[<text:span text:style-name="T3">l</text:span>].<text:span text:style-name="T3">uuid</text:span>,</text:p>
      <text:p text:style-name="P1">});</text:p>
      <text:p text:style-name="P1">}</text:p>
      <text:p text:style-name="P1">}</text:p>
      <text:p text:style-name="P1">}</text:p>
      <text:p text:style-name="P9"/>
      <text:p text:style-name="P1"><text:span text:style-name="T3">opt</text:span>.<text:span text:style-name="T6">push</text:span>(<text:span text:style-name="T3">tempOpt</text:span>);</text:p>
      <text:p text:style-name="P1">}</text:p>
      <text:p text:style-name="P1"><text:span text:style-name="T2">return</text:span> { <text:span text:style-name="T3">ques</text:span>, <text:span text:style-name="T3">opt</text:span> };</text:p>
      <text:p text:style-name="P1"><text:soft-page-break/>};</text:p>
      <text:p text:style-name="P9"/>
      <text:p text:style-name="P1"><text:span text:style-name="T2">export</text:span> <text:span text:style-name="T5">const</text:span> <text:span text:style-name="T6">sendData</text:span> = (</text:p>
      <text:p text:style-name="P1"><text:span text:style-name="T3">tempAllFilter</text:span>: <text:span text:style-name="T10">IFilterProps</text:span>,</text:p>
      <text:p text:style-name="P1"><text:span text:style-name="T3">allAdvanceFilters</text:span>: <text:span text:style-name="T10">IInitialFilterProps</text:span>[],</text:p>
      <text:p text:style-name="P1"><text:span text:style-name="T3">allAdvanceButtons</text:span>: <text:span text:style-name="T10">INameInterface</text:span>[]</text:p>
      <text:p text:style-name="P1">) <text:span text:style-name="T5">=&gt;</text:span> {</text:p>
      <text:p text:style-name="P1"><text:span text:style-name="T2">for</text:span> (<text:span text:style-name="T5">let</text:span> <text:span text:style-name="T3">i</text:span> = <text:span text:style-name="T8">1</text:span>; <text:span text:style-name="T3">i</text:span> &lt; <text:span text:style-name="T3">allAdvanceFilters</text:span>.<text:span text:style-name="T3">length</text:span>; <text:span text:style-name="T3">i</text:span> += <text:span text:style-name="T8">1</text:span>) {</text:p>
      <text:p text:style-name="P1"><text:span text:style-name="T5">const</text:span> <text:span text:style-name="T7">tempData</text:span>: <text:span text:style-name="T10">IFilterPropsIndividual</text:span> = {</text:p>
      <text:p text:style-name="P1"><text:span text:style-name="T3">fieldType:</text:span> <text:span text:style-name="T4">"ques"</text:span>,</text:p>
      <text:p text:style-name="P1"><text:span text:style-name="T3">fieldId:</text:span> <text:span text:style-name="T3">allAdvanceFilters</text:span>[<text:span text:style-name="T3">i</text:span>].<text:span text:style-name="T3">qData</text:span>.<text:span text:style-name="T3">id</text:span> || <text:span text:style-name="T4">"ques"</text:span>,</text:p>
      <text:p text:style-name="P1"><text:span text:style-name="T3">isSet:</text:span> <text:span text:style-name="T8">1</text:span>,</text:p>
      <text:p text:style-name="P1"><text:span text:style-name="T3">operator:</text:span> <text:span text:style-name="T4">"eq"</text:span>,</text:p>
      <text:p text:style-name="P1"><text:span text:style-name="T3">value:</text:span> [],</text:p>
      <text:p text:style-name="P1"><text:span text:style-name="T3">op:</text:span> <text:span text:style-name="T3">allAdvanceButtons</text:span>[<text:span text:style-name="T3">i</text:span> - <text:span text:style-name="T8">1</text:span>].<text:span text:style-name="T3">name</text:span>.<text:span text:style-name="T6">toLowerCase</text:span>(),</text:p>
      <text:p text:style-name="P1">};</text:p>
      <text:p text:style-name="P1"><text:span text:style-name="T3">tempData</text:span>.<text:span text:style-name="T3">value</text:span> = <text:span text:style-name="T3">allAdvanceFilters</text:span>[<text:span text:style-name="T3">i</text:span>].<text:span text:style-name="T3">optionsData</text:span> || [];</text:p>
      <text:p text:style-name="P1"><text:span text:style-name="T3">tempAllFilter</text:span>.<text:span text:style-name="T3">filter</text:span>.<text:span text:style-name="T6">push</text:span>(<text:span text:style-name="T3">tempData</text:span>);</text:p>
      <text:p text:style-name="P1">}</text:p>
      <text:p text:style-name="P1"><text:span text:style-name="T2">return</text:span> <text:span text:style-name="T3">tempAllFilter</text:span>;</text:p>
      <text:p text:style-name="P1">};</text:p>
      <text:p text:style-name="P1"/>
      <text:p text:style-name="P10"/>
      <text:p text:style-name="P4">// matrix dropdown not working</text:p>
      <text:p text:style-name="P3">// rating not working</text:p>
      <text:p text:style-name="P3">// single select dropdown not working</text:p>
      <text:p text:style-name="P3">// multi rating not working</text:p>
      <text:p text:style-name="P1"/>
      <text:p text:style-name="P10"/>
      <text:p text:style-name="P10"/>
      <text:p text:style-name="P10">// <text:span text:style-name="T14">rating</text:span></text:p>
      <text:p text:style-name="P10">// <text:span text:style-name="T14">mutli rating</text:span></text:p>
      <text:p text:style-name="P10">// <text:span text:style-name="T14">multi select dropdown</text:span></text:p>
      <text:p text:style-name="P10">// <text:span text:style-name="T14">contact</text:span></text:p>
      <text:p text:style-name="P10">// <text:span text:style-name="T14">graphical np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33:46.968200461</meta:creation-date>
    <meta:editing-duration>PT2H27M23S</meta:editing-duration>
    <meta:editing-cycles>6</meta:editing-cycles>
    <meta:generator>LibreOffice/7.3.7.2$Linux_X86_64 LibreOffice_project/30$Build-2</meta:generator>
    <dc:date>2023-04-28T17:32:38.166054718</dc:date>
    <meta:document-statistic meta:table-count="0" meta:image-count="0" meta:object-count="0" meta:page-count="27" meta:paragraph-count="1267" meta:word-count="3432" meta:character-count="34001" meta:non-whitespace-character-count="31836"/>
  </office:meta>
</office:document-meta>
</file>